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03.29mm"/>
    </style:style>
    <style:style style:name="co5" style:family="table-column">
      <style:table-column-properties fo:break-before="auto" style:column-width="481.35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 style:data-style-name="N37">
      <style:text-properties fo:font-weight="bold" style:font-weight-asian="bold" style:font-weight-complex="bold"/>
    </style:style>
    <style:style style:name="ce1" style:family="table-cell" style:parent-style-name="Default" style:data-style-name="N37"/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87"/>
    <style:style style:name="ce15" style:family="table-cell" style:parent-style-name="Default" style:data-style-name="N187">
      <style:text-properties fo:font-weight="bold" style:font-weight-asian="bold" style:font-weight-complex="bold"/>
    </style:style>
    <style:style style:name="ce18" style:family="table-cell" style:parent-style-name="Default" style:data-style-name="N186">
      <style:table-cell-properties style:text-align-source="fix" style:repeat-content="false" fo:border="none" style:rotation-angle="0"/>
      <style:paragraph-properties fo:text-align="center" fo:margin-left="0mm"/>
    </style:style>
    <style:style style:name="ce19" style:family="table-cell" style:parent-style-name="Default" style:data-style-name="N166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</style:style>
    <style:style style:name="ce22" style:family="table-cell" style:parent-style-name="Default" style:data-style-name="N165">
      <style:map style:condition="is-true-formula([.K$10]=TODAY())" style:apply-style-name="Bad" style:base-cell-address="Gantt.H4"/>
      <style:map style:condition="is-true-formula(AND([.$G4]&lt;&gt;&quot;&quot;;COM.MICROSOFT.WORKDAY.INTL([.H$3]-1;1;&quot;0000111&quot;)&gt;[.H$3]))" style:apply-style-name="Good" style:base-cell-address="Gantt.H4"/>
      <style:map style:condition="is-true-formula(AND([.$G4]&lt;&gt;&quot;&quot;;COM.MICROSOFT.WORKDAY.INTL([.H$3]-1;1;&quot;0000000&quot;;[$Helpers.$D$2:$Helpers.$D$75])&gt;[.H$3]))" style:apply-style-name="BankHolidays" style:base-cell-address="Gantt.H4"/>
      <style:map style:condition="is-true-formula(AND([.$G4]&lt;&gt;&quot;&quot;;COM.MICROSOFT.WORKDAY.INTL([.H$3]-1;1;&quot;0000000&quot;;[$Helpers.$F$2:$Helpers.$F$75])&gt;[.H$3]))" style:apply-style-name="Leave" style:base-cell-address="Gantt.H4"/>
      <style:map style:condition="is-true-formula(AND([.$F4]&gt;0;[.H$3]&gt;=[.$C4];[.H$3]&lt;=[.$G4]))" style:apply-style-name="Task" style:base-cell-address="Gantt.H4"/>
    </style:style>
    <style:style style:name="ce25" style:family="table-cell" style:parent-style-name="Default">
      <style:map style:condition="is-true-formula([.K$10]=TODAY())" style:apply-style-name="Bad" style:base-cell-address="Gantt.H4"/>
      <style:map style:condition="is-true-formula(AND([.$G4]&lt;&gt;&quot;&quot;;COM.MICROSOFT.WORKDAY.INTL([.H$3]-1;1;&quot;0000111&quot;)&gt;[.H$3]))" style:apply-style-name="Good" style:base-cell-address="Gantt.H4"/>
      <style:map style:condition="is-true-formula(AND([.$G4]&lt;&gt;&quot;&quot;;COM.MICROSOFT.WORKDAY.INTL([.H$3]-1;1;&quot;0000000&quot;;[$Helpers.$D$2:$Helpers.$D$75])&gt;[.H$3]))" style:apply-style-name="BankHolidays" style:base-cell-address="Gantt.H4"/>
      <style:map style:condition="is-true-formula(AND([.$G4]&lt;&gt;&quot;&quot;;COM.MICROSOFT.WORKDAY.INTL([.H$3]-1;1;&quot;0000000&quot;;[$Helpers.$F$2:$Helpers.$F$75])&gt;[.H$3]))" style:apply-style-name="Leave" style:base-cell-address="Gantt.H4"/>
      <style:map style:condition="is-true-formula(AND([.$F4]&gt;0;[.H$3]&gt;=[.$C4];[.H$3]&lt;=[.$G4]))" style:apply-style-name="Task" style:base-cell-address="Gantt.H4"/>
    </style:style>
    <style:style style:name="ce26" style:family="table-cell" style:parent-style-name="Default" style:data-style-name="N0">
      <style:map style:condition="is-true-formula([.K$10]=TODAY())" style:apply-style-name="Bad" style:base-cell-address="Gantt.H4"/>
      <style:map style:condition="is-true-formula(AND([.$G4]&lt;&gt;&quot;&quot;;COM.MICROSOFT.WORKDAY.INTL([.H$3]-1;1;&quot;0000111&quot;)&gt;[.H$3]))" style:apply-style-name="Good" style:base-cell-address="Gantt.H4"/>
      <style:map style:condition="is-true-formula(AND([.$G4]&lt;&gt;&quot;&quot;;COM.MICROSOFT.WORKDAY.INTL([.H$3]-1;1;&quot;0000000&quot;;[$Helpers.$D$2:$Helpers.$D$75])&gt;[.H$3]))" style:apply-style-name="BankHolidays" style:base-cell-address="Gantt.H4"/>
      <style:map style:condition="is-true-formula(AND([.$G4]&lt;&gt;&quot;&quot;;COM.MICROSOFT.WORKDAY.INTL([.H$3]-1;1;&quot;0000000&quot;;[$Helpers.$F$2:$Helpers.$F$75])&gt;[.H$3]))" style:apply-style-name="Leave" style:base-cell-address="Gantt.H4"/>
      <style:map style:condition="is-true-formula(AND([.$F4]&gt;0;[.H$3]&gt;=[.$C4];[.H$3]&lt;=[.$G4]))" style:apply-style-name="Task" style:base-cell-address="Gantt.H4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Helpers.$A$2:.$A$75])" table:allow-empty-cell="true" table:display-list="unsorted" table:base-cell-address="Gantt.B4">
          <table:error-message table:message-type="stop" table:display="true"/>
        </table:content-validation>
        <table:content-validation table:name="val2" table:base-cell-address="Helpers.D44">
          <table:error-message table:message-type="stop" table:display="true"/>
        </table:content-validation>
      </table:content-validations>
      <table:table table:name="Helper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2" office:value-type="string" calcext:value-type="string">
            <text:p>Milestones</text:p>
          </table:table-cell>
          <table:table-cell table:number-columns-repeated="2"/>
          <table:table-cell table:style-name="ce12" office:value-type="string" calcext:value-type="string">
            <text:p>Bank Holiday</text:p>
          </table:table-cell>
          <table:table-cell/>
          <table:table-cell table:style-name="ce12" office:value-type="string" calcext:value-type="string">
            <text:p>Leave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2])=1;[$issues.$B2];&quot;&quot;)">
            <text:p/>
          </table:table-cell>
          <table:table-cell table:number-columns-repeated="2"/>
          <table:table-cell office:value-type="date" office:date-value="2018-12-25" calcext:value-type="date">
            <text:p>25/12/18</text:p>
          </table:table-cell>
          <table:table-cell/>
          <table:table-cell office:value-type="date" office:date-value="2018-12-24" calcext:value-type="date">
            <text:p>24/12/18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3])=1;[$issues.$B3];&quot;&quot;)">
            <text:p/>
          </table:table-cell>
          <table:table-cell table:number-columns-repeated="2"/>
          <table:table-cell office:value-type="date" office:date-value="2018-12-26" calcext:value-type="date">
            <text:p>26/12/18</text:p>
          </table:table-cell>
          <table:table-cell/>
          <table:table-cell office:value-type="date" office:date-value="2018-12-27" calcext:value-type="date">
            <text:p>27/12/18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4])=1;[$issues.$B4];&quot;&quot;)">
            <text:p/>
          </table:table-cell>
          <table:table-cell table:number-columns-repeated="2"/>
          <table:table-cell office:value-type="date" office:date-value="2019-01-01" calcext:value-type="date">
            <text:p>01/01/19</text:p>
          </table:table-cell>
          <table:table-cell/>
          <table:table-cell office:value-type="date" office:date-value="2018-12-31" calcext:value-type="date">
            <text:p>31/12/18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5])=1;[$issues.$B5];&quot;&quot;)">
            <text:p/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  <table:table-cell office:value-type="date" office:date-value="2019-01-02" calcext:value-type="date">
            <text:p>02/01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6])=1;[$issues.$B6];&quot;&quot;)">
            <text:p/>
          </table:table-cell>
          <table:table-cell table:number-columns-repeated="2"/>
          <table:table-cell office:value-type="date" office:date-value="2019-04-22" calcext:value-type="date">
            <text:p>22/04/19</text:p>
          </table:table-cell>
          <table:table-cell/>
          <table:table-cell office:value-type="date" office:date-value="2019-01-03" calcext:value-type="date">
            <text:p>03/01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7])=1;[$issues.$B7];&quot;&quot;)">
            <text:p/>
          </table:table-cell>
          <table:table-cell table:number-columns-repeated="2"/>
          <table:table-cell office:value-type="date" office:date-value="2019-05-06" calcext:value-type="date">
            <text:p>06/05/19</text:p>
          </table:table-cell>
          <table:table-cell/>
          <table:table-cell office:value-type="date" office:date-value="2019-01-07" calcext:value-type="date">
            <text:p>07/01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8])=1;[$issues.$B8];&quot;&quot;)">
            <text:p/>
          </table:table-cell>
          <table:table-cell table:number-columns-repeated="2"/>
          <table:table-cell office:value-type="date" office:date-value="2019-05-27" calcext:value-type="date">
            <text:p>27/05/19</text:p>
          </table:table-cell>
          <table:table-cell/>
          <table:table-cell office:value-type="date" office:date-value="2019-04-23" calcext:value-type="date">
            <text:p>23/04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9])=1;[$issues.$B9];&quot;&quot;)">
            <text:p/>
          </table:table-cell>
          <table:table-cell table:number-columns-repeated="2"/>
          <table:table-cell office:value-type="date" office:date-value="2019-08-26" calcext:value-type="date">
            <text:p>26/08/19</text:p>
          </table:table-cell>
          <table:table-cell/>
          <table:table-cell office:value-type="date" office:date-value="2019-04-24" calcext:value-type="date">
            <text:p>24/04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0])=1;[$issues.$B10];&quot;&quot;)">
            <text:p/>
          </table:table-cell>
          <table:table-cell table:number-columns-repeated="2"/>
          <table:table-cell office:value-type="date" office:date-value="2019-12-25" calcext:value-type="date">
            <text:p>25/12/19</text:p>
          </table:table-cell>
          <table:table-cell/>
          <table:table-cell office:value-type="date" office:date-value="2019-04-25" calcext:value-type="date">
            <text:p>25/04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1])=1;[$issues.$B11];&quot;&quot;)">
            <text:p/>
          </table:table-cell>
          <table:table-cell table:number-columns-repeated="2"/>
          <table:table-cell office:value-type="date" office:date-value="2019-12-26" calcext:value-type="date">
            <text:p>26/12/19</text:p>
          </table:table-cell>
          <table:table-cell/>
          <table:table-cell office:value-type="date" office:date-value="2019-05-28" calcext:value-type="date">
            <text:p>28/05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2])=1;[$issues.$B12];&quot;&quot;)">
            <text:p/>
          </table:table-cell>
          <table:table-cell table:number-columns-repeated="4"/>
          <table:table-cell office:value-type="date" office:date-value="2019-05-29" calcext:value-type="date">
            <text:p>29/05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3])=1;[$issues.$B13];&quot;&quot;)" office:value-type="string" office:string-value="Platform" calcext:value-type="string">
            <text:p>Platform</text:p>
          </table:table-cell>
          <table:table-cell table:number-columns-repeated="4"/>
          <table:table-cell office:value-type="date" office:date-value="2019-05-30" calcext:value-type="date">
            <text:p>30/05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4])=1;[$issues.$B14];&quot;&quot;)">
            <text:p/>
          </table:table-cell>
          <table:table-cell table:number-columns-repeated="4"/>
          <table:table-cell office:value-type="date" office:date-value="2019-07-15" calcext:value-type="date">
            <text:p>15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5])=1;[$issues.$B15];&quot;&quot;)" office:value-type="string" office:string-value="Version 1" calcext:value-type="string">
            <text:p>Version 1</text:p>
          </table:table-cell>
          <table:table-cell table:number-columns-repeated="4"/>
          <table:table-cell office:value-type="date" office:date-value="2019-07-16" calcext:value-type="date">
            <text:p>16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6])=1;[$issues.$B16];&quot;&quot;)">
            <text:p/>
          </table:table-cell>
          <table:table-cell table:number-columns-repeated="4"/>
          <table:table-cell office:value-type="date" office:date-value="2019-07-17" calcext:value-type="date">
            <text:p>17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7])=1;[$issues.$B17];&quot;&quot;)">
            <text:p/>
          </table:table-cell>
          <table:table-cell table:number-columns-repeated="4"/>
          <table:table-cell office:value-type="date" office:date-value="2019-07-18" calcext:value-type="date">
            <text:p>18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8])=1;[$issues.$B18];&quot;&quot;)">
            <text:p/>
          </table:table-cell>
          <table:table-cell table:number-columns-repeated="4"/>
          <table:table-cell office:value-type="date" office:date-value="2019-07-22" calcext:value-type="date">
            <text:p>22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19])=1;[$issues.$B19];&quot;&quot;)">
            <text:p/>
          </table:table-cell>
          <table:table-cell table:number-columns-repeated="4"/>
          <table:table-cell office:value-type="date" office:date-value="2019-07-23" calcext:value-type="date">
            <text:p>23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20])=1;[$issues.$B20];&quot;&quot;)">
            <text:p/>
          </table:table-cell>
          <table:table-cell table:number-columns-repeated="4"/>
          <table:table-cell office:value-type="date" office:date-value="2019-07-24" calcext:value-type="date">
            <text:p>24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21])=1;[$issues.$B21];&quot;&quot;)">
            <text:p/>
          </table:table-cell>
          <table:table-cell table:number-columns-repeated="4"/>
          <table:table-cell office:value-type="date" office:date-value="2019-07-25" calcext:value-type="date">
            <text:p>25/07/19</text:p>
          </table:table-cell>
        </table:table-row>
        <table:table-row table:style-name="ro1">
          <table:table-cell table:style-name="ce9" table:formula="of:=IF(COUNTIF(OFFSET([$issues.$B$1];ROW()-1;0;ROWS([$issues.A$1:.B$1048576])-ROW()+1;1);[$issues.$B22])=1;[$issues.$B22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3])=1;[$issues.$B23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4])=1;[$issues.$B24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5])=1;[$issues.$B25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6])=1;[$issues.$B26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7])=1;[$issues.$B27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8])=1;[$issues.$B28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29])=1;[$issues.$B29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0])=1;[$issues.$B30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1])=1;[$issues.$B31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2])=1;[$issues.$B32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3])=1;[$issues.$B33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4])=1;[$issues.$B34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5])=1;[$issues.$B35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6])=1;[$issues.$B36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7])=1;[$issues.$B37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8])=1;[$issues.$B38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39])=1;[$issues.$B39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0])=1;[$issues.$B40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1])=1;[$issues.$B41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2])=1;[$issues.$B42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3])=1;[$issues.$B43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4])=1;[$issues.$B44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5])=1;[$issues.$B45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6])=1;[$issues.$B46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7])=1;[$issues.$B47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8])=1;[$issues.$B48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49])=1;[$issues.$B49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0])=1;[$issues.$B50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1])=1;[$issues.$B51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2])=1;[$issues.$B52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3])=1;[$issues.$B53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4])=1;[$issues.$B54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5])=1;[$issues.$B55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6])=1;[$issues.$B56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7])=1;[$issues.$B57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8])=1;[$issues.$B58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59])=1;[$issues.$B59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0])=1;[$issues.$B60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1])=1;[$issues.$B61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2])=1;[$issues.$B62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3])=1;[$issues.$B63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4])=1;[$issues.$B64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5])=1;[$issues.$B65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6])=1;[$issues.$B66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7])=1;[$issues.$B67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8])=1;[$issues.$B68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69])=1;[$issues.$B69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70])=1;[$issues.$B70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71])=1;[$issues.$B71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72])=1;[$issues.$B72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73])=1;[$issues.$B73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74])=1;[$issues.$B74];&quot;&quot;)">
            <text:p/>
          </table:table-cell>
          <table:table-cell table:number-columns-repeated="5"/>
        </table:table-row>
        <table:table-row table:style-name="ro1">
          <table:table-cell table:style-name="ce9" table:formula="of:=IF(COUNTIF(OFFSET([$issues.$B$1];ROW()-1;0;ROWS([$issues.A$1:.B$1048576])-ROW()+1;1);[$issues.$B75])=1;[$issues.$B75];&quot;&quot;)">
            <text:p/>
          </table:table-cell>
          <table:table-cell table:number-columns-repeated="5"/>
        </table:table-row>
        <table:table-row table:style-name="ro1" table:number-rows-repeated="1048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ssu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number-columns-repeated="1018" table:default-cell-style-name="Default"/>
        <table:table-row table:style-name="ro1">
          <table:table-cell table:style-name="ce7" office:value-type="string" calcext:value-type="string">
            <text:p>Issues</text:p>
          </table:table-cell>
          <table:table-cell table:style-name="ce7" office:value-type="string" calcext:value-type="string">
            <text:p>Mileston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stimate</text:p>
          </table:table-cell>
          <table:table-cell table:style-name="ce12" office:value-type="string" calcext:value-type="string">
            <text:p>Due Date</text:p>
          </table:table-cell>
          <table:table-cell table:style-name="ce7"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One</text:p>
          </table:table-cell>
          <table:table-cell office:value-type="string" calcext:value-type="string">
            <text:p>A description of Task One.</text:p>
          </table:table-cell>
          <table:table-cell office:value-type="float" office:value="14400" calcext:value-type="float">
            <text:p>14400</text:p>
          </table:table-cell>
          <table:table-cell office:value-type="date" office:date-value="2018-12-11" calcext:value-type="date">
            <text:p>11/12/1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Two</text:p>
          </table:table-cell>
          <table:table-cell office:value-type="string" calcext:value-type="string">
            <text:p>A description of Task Two.</text:p>
          </table:table-cell>
          <table:table-cell office:value-type="float" office:value="7200" calcext:value-type="float">
            <text:p>7200</text:p>
          </table:table-cell>
          <table:table-cell office:value-type="date" office:date-value="2018-12-11" calcext:value-type="date">
            <text:p>11/12/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Three</text:p>
          </table:table-cell>
          <table:table-cell office:value-type="string" calcext:value-type="string">
            <text:p>A description of Task Three.</text:p>
          </table:table-cell>
          <table:table-cell office:value-type="float" office:value="10800" calcext:value-type="float">
            <text:p>10800</text:p>
          </table:table-cell>
          <table:table-cell office:value-type="date" office:date-value="2018-12-11" calcext:value-type="date">
            <text:p>11/12/1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Four</text:p>
          </table:table-cell>
          <table:table-cell office:value-type="string" calcext:value-type="string">
            <text:p>A description of Task Four.</text:p>
          </table:table-cell>
          <table:table-cell office:value-type="float" office:value="14400" calcext:value-type="float">
            <text:p>14400</text:p>
          </table:table-cell>
          <table:table-cell office:value-type="date" office:date-value="2018-12-12" calcext:value-type="date">
            <text:p>12/12/1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Five</text:p>
          </table:table-cell>
          <table:table-cell office:value-type="string" calcext:value-type="string">
            <text:p>A description of Task Five.</text:p>
          </table:table-cell>
          <table:table-cell office:value-type="float" office:value="28800" calcext:value-type="float">
            <text:p>28800</text:p>
          </table:table-cell>
          <table:table-cell office:value-type="date" office:date-value="2018-12-13" calcext:value-type="date">
            <text:p>13/12/18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Six</text:p>
          </table:table-cell>
          <table:table-cell office:value-type="string" calcext:value-type="string">
            <text:p>A description of Task Six.</text:p>
          </table:table-cell>
          <table:table-cell office:value-type="float" office:value="7200" calcext:value-type="float">
            <text:p>7200</text:p>
          </table:table-cell>
          <table:table-cell office:value-type="date" office:date-value="2018-12-13" calcext:value-type="date">
            <text:p>13/12/18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Seven</text:p>
          </table:table-cell>
          <table:table-cell office:value-type="string" calcext:value-type="string">
            <text:p>A description of Task Seven.</text:p>
          </table:table-cell>
          <table:table-cell office:value-type="float" office:value="14400" calcext:value-type="float">
            <text:p>14400</text:p>
          </table:table-cell>
          <table:table-cell office:value-type="date" office:date-value="2018-12-14" calcext:value-type="date">
            <text:p>14/12/1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Eight</text:p>
          </table:table-cell>
          <table:table-cell office:value-type="string" calcext:value-type="string">
            <text:p>A description of Task Eight.</text:p>
          </table:table-cell>
          <table:table-cell office:value-type="float" office:value="57600" calcext:value-type="float">
            <text:p>57600</text:p>
          </table:table-cell>
          <table:table-cell office:value-type="date" office:date-value="2018-12-18" calcext:value-type="date">
            <text:p>18/12/1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Nine</text:p>
          </table:table-cell>
          <table:table-cell office:value-type="string" calcext:value-type="string">
            <text:p>A description of Task Nine.</text:p>
          </table:table-cell>
          <table:table-cell office:value-type="float" office:value="57600" calcext:value-type="float">
            <text:p>57600</text:p>
          </table:table-cell>
          <table:table-cell office:value-type="date" office:date-value="2018-12-20" calcext:value-type="date">
            <text:p>20/12/1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Ten</text:p>
          </table:table-cell>
          <table:table-cell office:value-type="string" calcext:value-type="string">
            <text:p>A description of Task Ten.</text:p>
          </table:table-cell>
          <table:table-cell office:value-type="float" office:value="57600" calcext:value-type="float">
            <text:p>57600</text:p>
          </table:table-cell>
          <table:table-cell office:value-type="date" office:date-value="2019-01-16" calcext:value-type="date">
            <text:p>16/01/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Eleven</text:p>
          </table:table-cell>
          <table:table-cell office:value-type="string" calcext:value-type="string">
            <text:p>A description of Task Eleven.</text:p>
          </table:table-cell>
          <table:table-cell office:value-type="float" office:value="57600" calcext:value-type="float">
            <text:p>57600</text:p>
          </table:table-cell>
          <table:table-cell office:value-type="date" office:date-value="2019-01-22" calcext:value-type="date">
            <text:p>22/01/1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sk Twelve</text:p>
          </table:table-cell>
          <table:table-cell office:value-type="string" calcext:value-type="string">
            <text:p>A description of Task Twelve.</text:p>
          </table:table-cell>
          <table:table-cell office:value-type="float" office:value="144000" calcext:value-type="float">
            <text:p>144000</text:p>
          </table:table-cell>
          <table:table-cell office:value-type="date" office:date-value="2019-01-23" calcext:value-type="date">
            <text:p>23/01/1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sion 1</text:p>
          </table:table-cell>
          <table:table-cell office:value-type="string" calcext:value-type="string">
            <text:p>Task Thirteen</text:p>
          </table:table-cell>
          <table:table-cell office:value-type="string" calcext:value-type="string">
            <text:p>A description of Task Thirteen.</text:p>
          </table:table-cell>
          <table:table-cell office:value-type="float" office:value="86400" calcext:value-type="float">
            <text:p>8640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sion 1</text:p>
          </table:table-cell>
          <table:table-cell office:value-type="string" calcext:value-type="string">
            <text:p>Task Fourteen</text:p>
          </table:table-cell>
          <table:table-cell office:value-type="string" calcext:value-type="string">
            <text:p>A description of Task Fourteen.</text:p>
          </table:table-cell>
          <table:table-cell office:value-type="float" office:value="86400" calcext:value-type="float">
            <text:p>86400</text:p>
          </table:table-cell>
          <table:table-cell table:style-name="Default"/>
          <table:table-cell table:number-columns-repeated="1018"/>
        </table:table-row>
      </table:table>
      <table:table table:name="Gantt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8" table:number-columns-repeated="181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S<text:span text:style-name="T1">tart Date</text:span></text:p>
          </table:table-cell>
          <table:table-cell table:number-columns-repeated="4"/>
          <table:table-cell table:style-name="ce18" table:content-validation-name="val2" table:formula="of:=IF(WEEKDAY([.H3])=2;ORG.LIBREOFFICE.WEEKNUM_OOO([.H3];1);&quot;&quot;)" office:value-type="float" office:value="50" calcext:value-type="float">
            <text:p>50</text:p>
          </table:table-cell>
          <table:table-cell table:style-name="ce18" table:content-validation-name="val2" table:formula="of:=IF(WEEKDAY([.I3])=2;ORG.LIBREOFFICE.WEEKNUM_OOO([.I3];1);&quot;&quot;)">
            <text:p/>
          </table:table-cell>
          <table:table-cell table:style-name="ce18" table:content-validation-name="val2" table:formula="of:=IF(WEEKDAY([.J3])=2;ORG.LIBREOFFICE.WEEKNUM_OOO([.J3];1);&quot;&quot;)">
            <text:p/>
          </table:table-cell>
          <table:table-cell table:style-name="ce18" table:content-validation-name="val2" table:formula="of:=IF(WEEKDAY([.K3])=2;ORG.LIBREOFFICE.WEEKNUM_OOO([.K3];1);&quot;&quot;)">
            <text:p/>
          </table:table-cell>
          <table:table-cell table:style-name="ce18" table:content-validation-name="val2" table:formula="of:=IF(WEEKDAY([.L3])=2;ORG.LIBREOFFICE.WEEKNUM_OOO([.L3];1);&quot;&quot;)">
            <text:p/>
          </table:table-cell>
          <table:table-cell table:style-name="ce18" table:content-validation-name="val2" table:formula="of:=IF(WEEKDAY([.M3])=2;ORG.LIBREOFFICE.WEEKNUM_OOO([.M3];1);&quot;&quot;)">
            <text:p/>
          </table:table-cell>
          <table:table-cell table:style-name="ce18" table:content-validation-name="val2" table:formula="of:=IF(WEEKDAY([.N3])=2;ORG.LIBREOFFICE.WEEKNUM_OOO([.N3];1);&quot;&quot;)">
            <text:p/>
          </table:table-cell>
          <table:table-cell table:style-name="ce18" table:content-validation-name="val2" table:formula="of:=IF(WEEKDAY([.O3])=2;ORG.LIBREOFFICE.WEEKNUM_OOO([.O3];1);&quot;&quot;)" office:value-type="float" office:value="51" calcext:value-type="float">
            <text:p>51</text:p>
          </table:table-cell>
          <table:table-cell table:style-name="ce18" table:content-validation-name="val2" table:formula="of:=IF(WEEKDAY([.P3])=2;ORG.LIBREOFFICE.WEEKNUM_OOO([.P3];1);&quot;&quot;)">
            <text:p/>
          </table:table-cell>
          <table:table-cell table:style-name="ce18" table:content-validation-name="val2" table:formula="of:=IF(WEEKDAY([.Q3])=2;ORG.LIBREOFFICE.WEEKNUM_OOO([.Q3];1);&quot;&quot;)">
            <text:p/>
          </table:table-cell>
          <table:table-cell table:style-name="ce18" table:content-validation-name="val2" table:formula="of:=IF(WEEKDAY([.R3])=2;ORG.LIBREOFFICE.WEEKNUM_OOO([.R3];1);&quot;&quot;)">
            <text:p/>
          </table:table-cell>
          <table:table-cell table:style-name="ce18" table:content-validation-name="val2" table:formula="of:=IF(WEEKDAY([.S3])=2;ORG.LIBREOFFICE.WEEKNUM_OOO([.S3];1);&quot;&quot;)">
            <text:p/>
          </table:table-cell>
          <table:table-cell table:style-name="ce18" table:content-validation-name="val2" table:formula="of:=IF(WEEKDAY([.T3])=2;ORG.LIBREOFFICE.WEEKNUM_OOO([.T3];1);&quot;&quot;)">
            <text:p/>
          </table:table-cell>
          <table:table-cell table:style-name="ce18" table:content-validation-name="val2" table:formula="of:=IF(WEEKDAY([.U3])=2;ORG.LIBREOFFICE.WEEKNUM_OOO([.U3];1);&quot;&quot;)">
            <text:p/>
          </table:table-cell>
          <table:table-cell table:style-name="ce18" table:content-validation-name="val2" table:formula="of:=IF(WEEKDAY([.V3])=2;ORG.LIBREOFFICE.WEEKNUM_OOO([.V3];1);&quot;&quot;)" office:value-type="float" office:value="52" calcext:value-type="float">
            <text:p>52</text:p>
          </table:table-cell>
          <table:table-cell table:style-name="ce18" table:content-validation-name="val2" table:formula="of:=IF(WEEKDAY([.W3])=2;ORG.LIBREOFFICE.WEEKNUM_OOO([.W3];1);&quot;&quot;)">
            <text:p/>
          </table:table-cell>
          <table:table-cell table:style-name="ce18" table:content-validation-name="val2" table:formula="of:=IF(WEEKDAY([.X3])=2;ORG.LIBREOFFICE.WEEKNUM_OOO([.X3];1);&quot;&quot;)">
            <text:p/>
          </table:table-cell>
          <table:table-cell table:style-name="ce18" table:content-validation-name="val2" table:formula="of:=IF(WEEKDAY([.Y3])=2;ORG.LIBREOFFICE.WEEKNUM_OOO([.Y3];1);&quot;&quot;)">
            <text:p/>
          </table:table-cell>
          <table:table-cell table:style-name="ce18" table:content-validation-name="val2" table:formula="of:=IF(WEEKDAY([.Z3])=2;ORG.LIBREOFFICE.WEEKNUM_OOO([.Z3];1);&quot;&quot;)">
            <text:p/>
          </table:table-cell>
          <table:table-cell table:style-name="ce18" table:content-validation-name="val2" table:formula="of:=IF(WEEKDAY([.AA3])=2;ORG.LIBREOFFICE.WEEKNUM_OOO([.AA3];1);&quot;&quot;)">
            <text:p/>
          </table:table-cell>
          <table:table-cell table:style-name="ce18" table:content-validation-name="val2" table:formula="of:=IF(WEEKDAY([.AB3])=2;ORG.LIBREOFFICE.WEEKNUM_OOO([.AB3];1);&quot;&quot;)">
            <text:p/>
          </table:table-cell>
          <table:table-cell table:style-name="ce18" table:content-validation-name="val2" table:formula="of:=IF(WEEKDAY([.AC3])=2;ORG.LIBREOFFICE.WEEKNUM_OOO([.AC3];1);&quot;&quot;)" office:value-type="float" office:value="1" calcext:value-type="float">
            <text:p>01</text:p>
          </table:table-cell>
          <table:table-cell table:style-name="ce18" table:content-validation-name="val2" table:formula="of:=IF(WEEKDAY([.AD3])=2;ORG.LIBREOFFICE.WEEKNUM_OOO([.AD3];1);&quot;&quot;)">
            <text:p/>
          </table:table-cell>
          <table:table-cell table:style-name="ce18" table:content-validation-name="val2" table:formula="of:=IF(WEEKDAY([.AE3])=2;ORG.LIBREOFFICE.WEEKNUM_OOO([.AE3];1);&quot;&quot;)">
            <text:p/>
          </table:table-cell>
          <table:table-cell table:style-name="ce18" table:content-validation-name="val2" table:formula="of:=IF(WEEKDAY([.AF3])=2;ORG.LIBREOFFICE.WEEKNUM_OOO([.AF3];1);&quot;&quot;)">
            <text:p/>
          </table:table-cell>
          <table:table-cell table:style-name="ce18" table:content-validation-name="val2" table:formula="of:=IF(WEEKDAY([.AG3])=2;ORG.LIBREOFFICE.WEEKNUM_OOO([.AG3];1);&quot;&quot;)">
            <text:p/>
          </table:table-cell>
          <table:table-cell table:style-name="ce18" table:content-validation-name="val2" table:formula="of:=IF(WEEKDAY([.AH3])=2;ORG.LIBREOFFICE.WEEKNUM_OOO([.AH3];1);&quot;&quot;)">
            <text:p/>
          </table:table-cell>
          <table:table-cell table:style-name="ce18" table:content-validation-name="val2" table:formula="of:=IF(WEEKDAY([.AI3])=2;ORG.LIBREOFFICE.WEEKNUM_OOO([.AI3];1);&quot;&quot;)">
            <text:p/>
          </table:table-cell>
          <table:table-cell table:style-name="ce18" table:content-validation-name="val2" table:formula="of:=IF(WEEKDAY([.AJ3])=2;ORG.LIBREOFFICE.WEEKNUM_OOO([.AJ3];1);&quot;&quot;)" office:value-type="float" office:value="2" calcext:value-type="float">
            <text:p>02</text:p>
          </table:table-cell>
          <table:table-cell table:style-name="ce18" table:content-validation-name="val2" table:formula="of:=IF(WEEKDAY([.AK3])=2;ORG.LIBREOFFICE.WEEKNUM_OOO([.AK3];1);&quot;&quot;)">
            <text:p/>
          </table:table-cell>
          <table:table-cell table:style-name="ce18" table:content-validation-name="val2" table:formula="of:=IF(WEEKDAY([.AL3])=2;ORG.LIBREOFFICE.WEEKNUM_OOO([.AL3];1);&quot;&quot;)">
            <text:p/>
          </table:table-cell>
          <table:table-cell table:style-name="ce18" table:content-validation-name="val2" table:formula="of:=IF(WEEKDAY([.AM3])=2;ORG.LIBREOFFICE.WEEKNUM_OOO([.AM3];1);&quot;&quot;)">
            <text:p/>
          </table:table-cell>
          <table:table-cell table:style-name="ce18" table:content-validation-name="val2" table:formula="of:=IF(WEEKDAY([.AN3])=2;ORG.LIBREOFFICE.WEEKNUM_OOO([.AN3];1);&quot;&quot;)">
            <text:p/>
          </table:table-cell>
          <table:table-cell table:style-name="ce18" table:content-validation-name="val2" table:formula="of:=IF(WEEKDAY([.AO3])=2;ORG.LIBREOFFICE.WEEKNUM_OOO([.AO3];1);&quot;&quot;)">
            <text:p/>
          </table:table-cell>
          <table:table-cell table:style-name="ce18" table:content-validation-name="val2" table:formula="of:=IF(WEEKDAY([.AP3])=2;ORG.LIBREOFFICE.WEEKNUM_OOO([.AP3];1);&quot;&quot;)">
            <text:p/>
          </table:table-cell>
          <table:table-cell table:style-name="ce18" table:content-validation-name="val2" table:formula="of:=IF(WEEKDAY([.AQ3])=2;ORG.LIBREOFFICE.WEEKNUM_OOO([.AQ3];1);&quot;&quot;)" office:value-type="float" office:value="3" calcext:value-type="float">
            <text:p>03</text:p>
          </table:table-cell>
          <table:table-cell table:style-name="ce18" table:content-validation-name="val2" table:formula="of:=IF(WEEKDAY([.AR3])=2;ORG.LIBREOFFICE.WEEKNUM_OOO([.AR3];1);&quot;&quot;)">
            <text:p/>
          </table:table-cell>
          <table:table-cell table:style-name="ce18" table:content-validation-name="val2" table:formula="of:=IF(WEEKDAY([.AS3])=2;ORG.LIBREOFFICE.WEEKNUM_OOO([.AS3];1);&quot;&quot;)">
            <text:p/>
          </table:table-cell>
          <table:table-cell table:style-name="ce18" table:content-validation-name="val2" table:formula="of:=IF(WEEKDAY([.AT3])=2;ORG.LIBREOFFICE.WEEKNUM_OOO([.AT3];1);&quot;&quot;)">
            <text:p/>
          </table:table-cell>
          <table:table-cell table:style-name="ce18" table:content-validation-name="val2" table:formula="of:=IF(WEEKDAY([.AU3])=2;ORG.LIBREOFFICE.WEEKNUM_OOO([.AU3];1);&quot;&quot;)">
            <text:p/>
          </table:table-cell>
          <table:table-cell table:style-name="ce18" table:content-validation-name="val2" table:formula="of:=IF(WEEKDAY([.AV3])=2;ORG.LIBREOFFICE.WEEKNUM_OOO([.AV3];1);&quot;&quot;)">
            <text:p/>
          </table:table-cell>
          <table:table-cell table:style-name="ce18" table:content-validation-name="val2" table:formula="of:=IF(WEEKDAY([.AW3])=2;ORG.LIBREOFFICE.WEEKNUM_OOO([.AW3];1);&quot;&quot;)">
            <text:p/>
          </table:table-cell>
          <table:table-cell table:style-name="ce18" table:content-validation-name="val2" table:formula="of:=IF(WEEKDAY([.AX3])=2;ORG.LIBREOFFICE.WEEKNUM_OOO([.AX3];1);&quot;&quot;)" office:value-type="float" office:value="4" calcext:value-type="float">
            <text:p>04</text:p>
          </table:table-cell>
          <table:table-cell table:style-name="ce18" table:content-validation-name="val2" table:formula="of:=IF(WEEKDAY([.AY3])=2;ORG.LIBREOFFICE.WEEKNUM_OOO([.AY3];1);&quot;&quot;)">
            <text:p/>
          </table:table-cell>
          <table:table-cell table:style-name="ce18" table:content-validation-name="val2" table:formula="of:=IF(WEEKDAY([.AZ3])=2;ORG.LIBREOFFICE.WEEKNUM_OOO([.AZ3];1);&quot;&quot;)">
            <text:p/>
          </table:table-cell>
          <table:table-cell table:style-name="ce18" table:content-validation-name="val2" table:formula="of:=IF(WEEKDAY([.BA3])=2;ORG.LIBREOFFICE.WEEKNUM_OOO([.BA3];1);&quot;&quot;)">
            <text:p/>
          </table:table-cell>
          <table:table-cell table:style-name="ce18" table:content-validation-name="val2" table:formula="of:=IF(WEEKDAY([.BB3])=2;ORG.LIBREOFFICE.WEEKNUM_OOO([.BB3];1);&quot;&quot;)">
            <text:p/>
          </table:table-cell>
          <table:table-cell table:style-name="ce18" table:content-validation-name="val2" table:formula="of:=IF(WEEKDAY([.BC3])=2;ORG.LIBREOFFICE.WEEKNUM_OOO([.BC3];1);&quot;&quot;)">
            <text:p/>
          </table:table-cell>
          <table:table-cell table:style-name="ce18" table:content-validation-name="val2" table:formula="of:=IF(WEEKDAY([.BD3])=2;ORG.LIBREOFFICE.WEEKNUM_OOO([.BD3];1);&quot;&quot;)">
            <text:p/>
          </table:table-cell>
          <table:table-cell table:style-name="ce18" table:content-validation-name="val2" table:formula="of:=IF(WEEKDAY([.BE3])=2;ORG.LIBREOFFICE.WEEKNUM_OOO([.BE3];1);&quot;&quot;)" office:value-type="float" office:value="5" calcext:value-type="float">
            <text:p>05</text:p>
          </table:table-cell>
          <table:table-cell table:style-name="ce18" table:content-validation-name="val2" table:formula="of:=IF(WEEKDAY([.BF3])=2;ORG.LIBREOFFICE.WEEKNUM_OOO([.BF3];1);&quot;&quot;)">
            <text:p/>
          </table:table-cell>
          <table:table-cell table:style-name="ce18" table:content-validation-name="val2" table:formula="of:=IF(WEEKDAY([.BG3])=2;ORG.LIBREOFFICE.WEEKNUM_OOO([.BG3];1);&quot;&quot;)">
            <text:p/>
          </table:table-cell>
          <table:table-cell table:style-name="ce18" table:content-validation-name="val2" table:formula="of:=IF(WEEKDAY([.BH3])=2;ORG.LIBREOFFICE.WEEKNUM_OOO([.BH3];1);&quot;&quot;)">
            <text:p/>
          </table:table-cell>
          <table:table-cell table:style-name="ce18" table:content-validation-name="val2" table:formula="of:=IF(WEEKDAY([.BI3])=2;ORG.LIBREOFFICE.WEEKNUM_OOO([.BI3];1);&quot;&quot;)">
            <text:p/>
          </table:table-cell>
          <table:table-cell table:style-name="ce18" table:content-validation-name="val2" table:formula="of:=IF(WEEKDAY([.BJ3])=2;ORG.LIBREOFFICE.WEEKNUM_OOO([.BJ3];1);&quot;&quot;)">
            <text:p/>
          </table:table-cell>
          <table:table-cell table:style-name="ce18" table:content-validation-name="val2" table:formula="of:=IF(WEEKDAY([.BK3])=2;ORG.LIBREOFFICE.WEEKNUM_OOO([.BK3];1);&quot;&quot;)">
            <text:p/>
          </table:table-cell>
          <table:table-cell table:style-name="ce18" table:content-validation-name="val2" table:formula="of:=IF(WEEKDAY([.BL3])=2;ORG.LIBREOFFICE.WEEKNUM_OOO([.BL3];1);&quot;&quot;)" office:value-type="float" office:value="6" calcext:value-type="float">
            <text:p>06</text:p>
          </table:table-cell>
          <table:table-cell table:style-name="ce18" table:content-validation-name="val2" table:formula="of:=IF(WEEKDAY([.BM3])=2;ORG.LIBREOFFICE.WEEKNUM_OOO([.BM3];1);&quot;&quot;)">
            <text:p/>
          </table:table-cell>
          <table:table-cell table:style-name="ce18" table:content-validation-name="val2" table:formula="of:=IF(WEEKDAY([.BN3])=2;ORG.LIBREOFFICE.WEEKNUM_OOO([.BN3];1);&quot;&quot;)">
            <text:p/>
          </table:table-cell>
          <table:table-cell table:style-name="ce18" table:content-validation-name="val2" table:formula="of:=IF(WEEKDAY([.BO3])=2;ORG.LIBREOFFICE.WEEKNUM_OOO([.BO3];1);&quot;&quot;)">
            <text:p/>
          </table:table-cell>
          <table:table-cell table:style-name="ce18" table:content-validation-name="val2" table:formula="of:=IF(WEEKDAY([.BP3])=2;ORG.LIBREOFFICE.WEEKNUM_OOO([.BP3];1);&quot;&quot;)">
            <text:p/>
          </table:table-cell>
          <table:table-cell table:style-name="ce18" table:content-validation-name="val2" table:formula="of:=IF(WEEKDAY([.BQ3])=2;ORG.LIBREOFFICE.WEEKNUM_OOO([.BQ3];1);&quot;&quot;)">
            <text:p/>
          </table:table-cell>
          <table:table-cell table:style-name="ce18" table:content-validation-name="val2" table:formula="of:=IF(WEEKDAY([.BR3])=2;ORG.LIBREOFFICE.WEEKNUM_OOO([.BR3];1);&quot;&quot;)">
            <text:p/>
          </table:table-cell>
          <table:table-cell table:style-name="ce18" table:content-validation-name="val2" table:formula="of:=IF(WEEKDAY([.BS3])=2;ORG.LIBREOFFICE.WEEKNUM_OOO([.BS3];1);&quot;&quot;)" office:value-type="float" office:value="7" calcext:value-type="float">
            <text:p>07</text:p>
          </table:table-cell>
          <table:table-cell table:style-name="ce18" table:content-validation-name="val2" table:formula="of:=IF(WEEKDAY([.BT3])=2;ORG.LIBREOFFICE.WEEKNUM_OOO([.BT3];1);&quot;&quot;)">
            <text:p/>
          </table:table-cell>
          <table:table-cell table:style-name="ce18" table:content-validation-name="val2" table:formula="of:=IF(WEEKDAY([.BU3])=2;ORG.LIBREOFFICE.WEEKNUM_OOO([.BU3];1);&quot;&quot;)">
            <text:p/>
          </table:table-cell>
          <table:table-cell table:style-name="ce18" table:content-validation-name="val2" table:formula="of:=IF(WEEKDAY([.BV3])=2;ORG.LIBREOFFICE.WEEKNUM_OOO([.BV3];1);&quot;&quot;)">
            <text:p/>
          </table:table-cell>
          <table:table-cell table:style-name="ce18" table:content-validation-name="val2" table:formula="of:=IF(WEEKDAY([.BW3])=2;ORG.LIBREOFFICE.WEEKNUM_OOO([.BW3];1);&quot;&quot;)">
            <text:p/>
          </table:table-cell>
          <table:table-cell table:style-name="ce18" table:content-validation-name="val2" table:formula="of:=IF(WEEKDAY([.BX3])=2;ORG.LIBREOFFICE.WEEKNUM_OOO([.BX3];1);&quot;&quot;)">
            <text:p/>
          </table:table-cell>
          <table:table-cell table:style-name="ce18" table:content-validation-name="val2" table:formula="of:=IF(WEEKDAY([.BY3])=2;ORG.LIBREOFFICE.WEEKNUM_OOO([.BY3];1);&quot;&quot;)">
            <text:p/>
          </table:table-cell>
          <table:table-cell table:style-name="ce18" table:content-validation-name="val2" table:formula="of:=IF(WEEKDAY([.BZ3])=2;ORG.LIBREOFFICE.WEEKNUM_OOO([.BZ3];1);&quot;&quot;)" office:value-type="float" office:value="8" calcext:value-type="float">
            <text:p>08</text:p>
          </table:table-cell>
          <table:table-cell table:style-name="ce18" table:content-validation-name="val2" table:formula="of:=IF(WEEKDAY([.CA3])=2;ORG.LIBREOFFICE.WEEKNUM_OOO([.CA3];1);&quot;&quot;)">
            <text:p/>
          </table:table-cell>
          <table:table-cell table:style-name="ce18" table:content-validation-name="val2" table:formula="of:=IF(WEEKDAY([.CB3])=2;ORG.LIBREOFFICE.WEEKNUM_OOO([.CB3];1);&quot;&quot;)">
            <text:p/>
          </table:table-cell>
          <table:table-cell table:style-name="ce18" table:content-validation-name="val2" table:formula="of:=IF(WEEKDAY([.CC3])=2;ORG.LIBREOFFICE.WEEKNUM_OOO([.CC3];1);&quot;&quot;)">
            <text:p/>
          </table:table-cell>
          <table:table-cell table:style-name="ce18" table:content-validation-name="val2" table:formula="of:=IF(WEEKDAY([.CD3])=2;ORG.LIBREOFFICE.WEEKNUM_OOO([.CD3];1);&quot;&quot;)">
            <text:p/>
          </table:table-cell>
          <table:table-cell table:style-name="ce18" table:content-validation-name="val2" table:formula="of:=IF(WEEKDAY([.CE3])=2;ORG.LIBREOFFICE.WEEKNUM_OOO([.CE3];1);&quot;&quot;)">
            <text:p/>
          </table:table-cell>
          <table:table-cell table:style-name="ce18" table:content-validation-name="val2" table:formula="of:=IF(WEEKDAY([.CF3])=2;ORG.LIBREOFFICE.WEEKNUM_OOO([.CF3];1);&quot;&quot;)">
            <text:p/>
          </table:table-cell>
          <table:table-cell table:style-name="ce18" table:content-validation-name="val2" table:formula="of:=IF(WEEKDAY([.CG3])=2;ORG.LIBREOFFICE.WEEKNUM_OOO([.CG3];1);&quot;&quot;)" office:value-type="float" office:value="9" calcext:value-type="float">
            <text:p>09</text:p>
          </table:table-cell>
          <table:table-cell table:style-name="ce18" table:content-validation-name="val2" table:formula="of:=IF(WEEKDAY([.CH3])=2;ORG.LIBREOFFICE.WEEKNUM_OOO([.CH3];1);&quot;&quot;)">
            <text:p/>
          </table:table-cell>
          <table:table-cell table:style-name="ce18" table:content-validation-name="val2" table:formula="of:=IF(WEEKDAY([.CI3])=2;ORG.LIBREOFFICE.WEEKNUM_OOO([.CI3];1);&quot;&quot;)">
            <text:p/>
          </table:table-cell>
          <table:table-cell table:style-name="ce18" table:content-validation-name="val2" table:formula="of:=IF(WEEKDAY([.CJ3])=2;ORG.LIBREOFFICE.WEEKNUM_OOO([.CJ3];1);&quot;&quot;)">
            <text:p/>
          </table:table-cell>
          <table:table-cell table:style-name="ce18" table:content-validation-name="val2" table:formula="of:=IF(WEEKDAY([.CK3])=2;ORG.LIBREOFFICE.WEEKNUM_OOO([.CK3];1);&quot;&quot;)">
            <text:p/>
          </table:table-cell>
          <table:table-cell table:style-name="ce18" table:content-validation-name="val2" table:formula="of:=IF(WEEKDAY([.CL3])=2;ORG.LIBREOFFICE.WEEKNUM_OOO([.CL3];1);&quot;&quot;)">
            <text:p/>
          </table:table-cell>
          <table:table-cell table:style-name="ce18" table:content-validation-name="val2" table:formula="of:=IF(WEEKDAY([.CM3])=2;ORG.LIBREOFFICE.WEEKNUM_OOO([.CM3];1);&quot;&quot;)">
            <text:p/>
          </table:table-cell>
          <table:table-cell table:style-name="ce18" table:content-validation-name="val2" table:formula="of:=IF(WEEKDAY([.CN3])=2;ORG.LIBREOFFICE.WEEKNUM_OOO([.CN3];1);&quot;&quot;)" office:value-type="float" office:value="10" calcext:value-type="float">
            <text:p>10</text:p>
          </table:table-cell>
          <table:table-cell table:style-name="ce18" table:content-validation-name="val2" table:formula="of:=IF(WEEKDAY([.CO3])=2;ORG.LIBREOFFICE.WEEKNUM_OOO([.CO3];1);&quot;&quot;)">
            <text:p/>
          </table:table-cell>
          <table:table-cell table:style-name="ce18" table:content-validation-name="val2" table:formula="of:=IF(WEEKDAY([.CP3])=2;ORG.LIBREOFFICE.WEEKNUM_OOO([.CP3];1);&quot;&quot;)">
            <text:p/>
          </table:table-cell>
          <table:table-cell table:style-name="ce18" table:content-validation-name="val2" table:formula="of:=IF(WEEKDAY([.CQ3])=2;ORG.LIBREOFFICE.WEEKNUM_OOO([.CQ3];1);&quot;&quot;)">
            <text:p/>
          </table:table-cell>
          <table:table-cell table:style-name="ce18" table:content-validation-name="val2" table:formula="of:=IF(WEEKDAY([.CR3])=2;ORG.LIBREOFFICE.WEEKNUM_OOO([.CR3];1);&quot;&quot;)">
            <text:p/>
          </table:table-cell>
          <table:table-cell table:style-name="ce18" table:content-validation-name="val2" table:formula="of:=IF(WEEKDAY([.CS3])=2;ORG.LIBREOFFICE.WEEKNUM_OOO([.CS3];1);&quot;&quot;)">
            <text:p/>
          </table:table-cell>
          <table:table-cell table:style-name="ce18" table:content-validation-name="val2" table:formula="of:=IF(WEEKDAY([.CT3])=2;ORG.LIBREOFFICE.WEEKNUM_OOO([.CT3];1);&quot;&quot;)">
            <text:p/>
          </table:table-cell>
          <table:table-cell table:style-name="ce18" table:content-validation-name="val2" table:formula="of:=IF(WEEKDAY([.CU3])=2;ORG.LIBREOFFICE.WEEKNUM_OOO([.CU3];1);&quot;&quot;)" office:value-type="float" office:value="11" calcext:value-type="float">
            <text:p>11</text:p>
          </table:table-cell>
          <table:table-cell table:style-name="ce18" table:content-validation-name="val2" table:formula="of:=IF(WEEKDAY([.CV3])=2;ORG.LIBREOFFICE.WEEKNUM_OOO([.CV3];1);&quot;&quot;)">
            <text:p/>
          </table:table-cell>
          <table:table-cell table:style-name="ce18" table:content-validation-name="val2" table:formula="of:=IF(WEEKDAY([.CW3])=2;ORG.LIBREOFFICE.WEEKNUM_OOO([.CW3];1);&quot;&quot;)">
            <text:p/>
          </table:table-cell>
          <table:table-cell table:style-name="ce18" table:content-validation-name="val2" table:formula="of:=IF(WEEKDAY([.CX3])=2;ORG.LIBREOFFICE.WEEKNUM_OOO([.CX3];1);&quot;&quot;)">
            <text:p/>
          </table:table-cell>
          <table:table-cell table:style-name="ce18" table:content-validation-name="val2" table:formula="of:=IF(WEEKDAY([.CY3])=2;ORG.LIBREOFFICE.WEEKNUM_OOO([.CY3];1);&quot;&quot;)">
            <text:p/>
          </table:table-cell>
          <table:table-cell table:style-name="ce18" table:content-validation-name="val2" table:formula="of:=IF(WEEKDAY([.CZ3])=2;ORG.LIBREOFFICE.WEEKNUM_OOO([.CZ3];1);&quot;&quot;)">
            <text:p/>
          </table:table-cell>
          <table:table-cell table:style-name="ce18" table:content-validation-name="val2" table:formula="of:=IF(WEEKDAY([.DA3])=2;ORG.LIBREOFFICE.WEEKNUM_OOO([.DA3];1);&quot;&quot;)">
            <text:p/>
          </table:table-cell>
          <table:table-cell table:style-name="ce18" table:content-validation-name="val2" table:formula="of:=IF(WEEKDAY([.DB3])=2;ORG.LIBREOFFICE.WEEKNUM_OOO([.DB3];1);&quot;&quot;)" office:value-type="float" office:value="12" calcext:value-type="float">
            <text:p>12</text:p>
          </table:table-cell>
          <table:table-cell table:style-name="ce18" table:content-validation-name="val2" table:formula="of:=IF(WEEKDAY([.DC3])=2;ORG.LIBREOFFICE.WEEKNUM_OOO([.DC3];1);&quot;&quot;)">
            <text:p/>
          </table:table-cell>
          <table:table-cell table:style-name="ce18" table:content-validation-name="val2" table:formula="of:=IF(WEEKDAY([.DD3])=2;ORG.LIBREOFFICE.WEEKNUM_OOO([.DD3];1);&quot;&quot;)">
            <text:p/>
          </table:table-cell>
          <table:table-cell table:style-name="ce18" table:content-validation-name="val2" table:formula="of:=IF(WEEKDAY([.DE3])=2;ORG.LIBREOFFICE.WEEKNUM_OOO([.DE3];1);&quot;&quot;)">
            <text:p/>
          </table:table-cell>
          <table:table-cell table:style-name="ce18" table:content-validation-name="val2" table:formula="of:=IF(WEEKDAY([.DF3])=2;ORG.LIBREOFFICE.WEEKNUM_OOO([.DF3];1);&quot;&quot;)">
            <text:p/>
          </table:table-cell>
          <table:table-cell table:style-name="ce18" table:content-validation-name="val2" table:formula="of:=IF(WEEKDAY([.DG3])=2;ORG.LIBREOFFICE.WEEKNUM_OOO([.DG3];1);&quot;&quot;)">
            <text:p/>
          </table:table-cell>
          <table:table-cell table:style-name="ce18" table:content-validation-name="val2" table:formula="of:=IF(WEEKDAY([.DH3])=2;ORG.LIBREOFFICE.WEEKNUM_OOO([.DH3];1);&quot;&quot;)">
            <text:p/>
          </table:table-cell>
          <table:table-cell table:style-name="ce18" table:content-validation-name="val2" table:formula="of:=IF(WEEKDAY([.DI3])=2;ORG.LIBREOFFICE.WEEKNUM_OOO([.DI3];1);&quot;&quot;)" office:value-type="float" office:value="13" calcext:value-type="float">
            <text:p>13</text:p>
          </table:table-cell>
          <table:table-cell table:style-name="ce18" table:content-validation-name="val2" table:formula="of:=IF(WEEKDAY([.DJ3])=2;ORG.LIBREOFFICE.WEEKNUM_OOO([.DJ3];1);&quot;&quot;)">
            <text:p/>
          </table:table-cell>
          <table:table-cell table:style-name="ce18" table:content-validation-name="val2" table:formula="of:=IF(WEEKDAY([.DK3])=2;ORG.LIBREOFFICE.WEEKNUM_OOO([.DK3];1);&quot;&quot;)">
            <text:p/>
          </table:table-cell>
          <table:table-cell table:style-name="ce18" table:content-validation-name="val2" table:formula="of:=IF(WEEKDAY([.DL3])=2;ORG.LIBREOFFICE.WEEKNUM_OOO([.DL3];1);&quot;&quot;)">
            <text:p/>
          </table:table-cell>
          <table:table-cell table:style-name="ce18" table:content-validation-name="val2" table:formula="of:=IF(WEEKDAY([.DM3])=2;ORG.LIBREOFFICE.WEEKNUM_OOO([.DM3];1);&quot;&quot;)">
            <text:p/>
          </table:table-cell>
          <table:table-cell table:style-name="ce18" table:content-validation-name="val2" table:formula="of:=IF(WEEKDAY([.DN3])=2;ORG.LIBREOFFICE.WEEKNUM_OOO([.DN3];1);&quot;&quot;)">
            <text:p/>
          </table:table-cell>
          <table:table-cell table:style-name="ce18" table:content-validation-name="val2" table:formula="of:=IF(WEEKDAY([.DO3])=2;ORG.LIBREOFFICE.WEEKNUM_OOO([.DO3];1);&quot;&quot;)">
            <text:p/>
          </table:table-cell>
          <table:table-cell table:style-name="ce18" table:content-validation-name="val2" table:formula="of:=IF(WEEKDAY([.DP3])=2;ORG.LIBREOFFICE.WEEKNUM_OOO([.DP3];1);&quot;&quot;)" office:value-type="float" office:value="14" calcext:value-type="float">
            <text:p>14</text:p>
          </table:table-cell>
          <table:table-cell table:style-name="ce18" table:content-validation-name="val2" table:formula="of:=IF(WEEKDAY([.DQ3])=2;ORG.LIBREOFFICE.WEEKNUM_OOO([.DQ3];1);&quot;&quot;)">
            <text:p/>
          </table:table-cell>
          <table:table-cell table:style-name="ce18" table:content-validation-name="val2" table:formula="of:=IF(WEEKDAY([.DR3])=2;ORG.LIBREOFFICE.WEEKNUM_OOO([.DR3];1);&quot;&quot;)">
            <text:p/>
          </table:table-cell>
          <table:table-cell table:style-name="ce18" table:content-validation-name="val2" table:formula="of:=IF(WEEKDAY([.DS3])=2;ORG.LIBREOFFICE.WEEKNUM_OOO([.DS3];1);&quot;&quot;)">
            <text:p/>
          </table:table-cell>
          <table:table-cell table:style-name="ce18" table:content-validation-name="val2" table:formula="of:=IF(WEEKDAY([.DT3])=2;ORG.LIBREOFFICE.WEEKNUM_OOO([.DT3];1);&quot;&quot;)">
            <text:p/>
          </table:table-cell>
          <table:table-cell table:style-name="ce18" table:content-validation-name="val2" table:formula="of:=IF(WEEKDAY([.DU3])=2;ORG.LIBREOFFICE.WEEKNUM_OOO([.DU3];1);&quot;&quot;)">
            <text:p/>
          </table:table-cell>
          <table:table-cell table:style-name="ce18" table:content-validation-name="val2" table:formula="of:=IF(WEEKDAY([.DV3])=2;ORG.LIBREOFFICE.WEEKNUM_OOO([.DV3];1);&quot;&quot;)">
            <text:p/>
          </table:table-cell>
          <table:table-cell table:style-name="ce18" table:content-validation-name="val2" table:formula="of:=IF(WEEKDAY([.DW3])=2;ORG.LIBREOFFICE.WEEKNUM_OOO([.DW3];1);&quot;&quot;)" office:value-type="float" office:value="15" calcext:value-type="float">
            <text:p>15</text:p>
          </table:table-cell>
          <table:table-cell table:style-name="ce18" table:content-validation-name="val2" table:formula="of:=IF(WEEKDAY([.DX3])=2;ORG.LIBREOFFICE.WEEKNUM_OOO([.DX3];1);&quot;&quot;)">
            <text:p/>
          </table:table-cell>
          <table:table-cell table:style-name="ce18" table:content-validation-name="val2" table:formula="of:=IF(WEEKDAY([.DY3])=2;ORG.LIBREOFFICE.WEEKNUM_OOO([.DY3];1);&quot;&quot;)">
            <text:p/>
          </table:table-cell>
          <table:table-cell table:style-name="ce18" table:content-validation-name="val2" table:formula="of:=IF(WEEKDAY([.DZ3])=2;ORG.LIBREOFFICE.WEEKNUM_OOO([.DZ3];1);&quot;&quot;)">
            <text:p/>
          </table:table-cell>
          <table:table-cell table:style-name="ce18" table:content-validation-name="val2" table:formula="of:=IF(WEEKDAY([.EA3])=2;ORG.LIBREOFFICE.WEEKNUM_OOO([.EA3];1);&quot;&quot;)">
            <text:p/>
          </table:table-cell>
          <table:table-cell table:style-name="ce18" table:content-validation-name="val2" table:formula="of:=IF(WEEKDAY([.EB3])=2;ORG.LIBREOFFICE.WEEKNUM_OOO([.EB3];1);&quot;&quot;)">
            <text:p/>
          </table:table-cell>
          <table:table-cell table:style-name="ce18" table:content-validation-name="val2" table:formula="of:=IF(WEEKDAY([.EC3])=2;ORG.LIBREOFFICE.WEEKNUM_OOO([.EC3];1);&quot;&quot;)">
            <text:p/>
          </table:table-cell>
          <table:table-cell table:style-name="ce18" table:content-validation-name="val2" table:formula="of:=IF(WEEKDAY([.ED3])=2;ORG.LIBREOFFICE.WEEKNUM_OOO([.ED3];1);&quot;&quot;)" office:value-type="float" office:value="16" calcext:value-type="float">
            <text:p>16</text:p>
          </table:table-cell>
          <table:table-cell table:style-name="ce18" table:content-validation-name="val2" table:formula="of:=IF(WEEKDAY([.EE3])=2;ORG.LIBREOFFICE.WEEKNUM_OOO([.EE3];1);&quot;&quot;)">
            <text:p/>
          </table:table-cell>
          <table:table-cell table:style-name="ce18" table:content-validation-name="val2" table:formula="of:=IF(WEEKDAY([.EF3])=2;ORG.LIBREOFFICE.WEEKNUM_OOO([.EF3];1);&quot;&quot;)">
            <text:p/>
          </table:table-cell>
          <table:table-cell table:style-name="ce18" table:content-validation-name="val2" table:formula="of:=IF(WEEKDAY([.EG3])=2;ORG.LIBREOFFICE.WEEKNUM_OOO([.EG3];1);&quot;&quot;)">
            <text:p/>
          </table:table-cell>
          <table:table-cell table:style-name="ce18" table:content-validation-name="val2" table:formula="of:=IF(WEEKDAY([.EH3])=2;ORG.LIBREOFFICE.WEEKNUM_OOO([.EH3];1);&quot;&quot;)">
            <text:p/>
          </table:table-cell>
          <table:table-cell table:style-name="ce18" table:content-validation-name="val2" table:formula="of:=IF(WEEKDAY([.EI3])=2;ORG.LIBREOFFICE.WEEKNUM_OOO([.EI3];1);&quot;&quot;)">
            <text:p/>
          </table:table-cell>
          <table:table-cell table:style-name="ce18" table:content-validation-name="val2" table:formula="of:=IF(WEEKDAY([.EJ3])=2;ORG.LIBREOFFICE.WEEKNUM_OOO([.EJ3];1);&quot;&quot;)">
            <text:p/>
          </table:table-cell>
          <table:table-cell table:style-name="ce18" table:content-validation-name="val2" table:formula="of:=IF(WEEKDAY([.EK3])=2;ORG.LIBREOFFICE.WEEKNUM_OOO([.EK3];1);&quot;&quot;)" office:value-type="float" office:value="17" calcext:value-type="float">
            <text:p>17</text:p>
          </table:table-cell>
          <table:table-cell table:style-name="ce18" table:content-validation-name="val2" table:formula="of:=IF(WEEKDAY([.EL3])=2;ORG.LIBREOFFICE.WEEKNUM_OOO([.EL3];1);&quot;&quot;)">
            <text:p/>
          </table:table-cell>
          <table:table-cell table:style-name="ce18" table:content-validation-name="val2" table:formula="of:=IF(WEEKDAY([.EM3])=2;ORG.LIBREOFFICE.WEEKNUM_OOO([.EM3];1);&quot;&quot;)">
            <text:p/>
          </table:table-cell>
          <table:table-cell table:style-name="ce18" table:content-validation-name="val2" table:formula="of:=IF(WEEKDAY([.EN3])=2;ORG.LIBREOFFICE.WEEKNUM_OOO([.EN3];1);&quot;&quot;)">
            <text:p/>
          </table:table-cell>
          <table:table-cell table:style-name="ce18" table:content-validation-name="val2" table:formula="of:=IF(WEEKDAY([.EO3])=2;ORG.LIBREOFFICE.WEEKNUM_OOO([.EO3];1);&quot;&quot;)">
            <text:p/>
          </table:table-cell>
          <table:table-cell table:style-name="ce18" table:content-validation-name="val2" table:formula="of:=IF(WEEKDAY([.EP3])=2;ORG.LIBREOFFICE.WEEKNUM_OOO([.EP3];1);&quot;&quot;)">
            <text:p/>
          </table:table-cell>
          <table:table-cell table:style-name="ce18" table:content-validation-name="val2" table:formula="of:=IF(WEEKDAY([.EQ3])=2;ORG.LIBREOFFICE.WEEKNUM_OOO([.EQ3];1);&quot;&quot;)">
            <text:p/>
          </table:table-cell>
          <table:table-cell table:style-name="ce18" table:content-validation-name="val2" table:formula="of:=IF(WEEKDAY([.ER3])=2;ORG.LIBREOFFICE.WEEKNUM_OOO([.ER3];1);&quot;&quot;)" office:value-type="float" office:value="18" calcext:value-type="float">
            <text:p>18</text:p>
          </table:table-cell>
          <table:table-cell table:style-name="ce18" table:content-validation-name="val2" table:formula="of:=IF(WEEKDAY([.ES3])=2;ORG.LIBREOFFICE.WEEKNUM_OOO([.ES3];1);&quot;&quot;)">
            <text:p/>
          </table:table-cell>
          <table:table-cell table:style-name="ce18" table:content-validation-name="val2" table:formula="of:=IF(WEEKDAY([.ET3])=2;ORG.LIBREOFFICE.WEEKNUM_OOO([.ET3];1);&quot;&quot;)">
            <text:p/>
          </table:table-cell>
          <table:table-cell table:style-name="ce18" table:content-validation-name="val2" table:formula="of:=IF(WEEKDAY([.EU3])=2;ORG.LIBREOFFICE.WEEKNUM_OOO([.EU3];1);&quot;&quot;)">
            <text:p/>
          </table:table-cell>
          <table:table-cell table:style-name="ce18" table:content-validation-name="val2" table:formula="of:=IF(WEEKDAY([.EV3])=2;ORG.LIBREOFFICE.WEEKNUM_OOO([.EV3];1);&quot;&quot;)">
            <text:p/>
          </table:table-cell>
          <table:table-cell table:style-name="ce18" table:content-validation-name="val2" table:formula="of:=IF(WEEKDAY([.EW3])=2;ORG.LIBREOFFICE.WEEKNUM_OOO([.EW3];1);&quot;&quot;)">
            <text:p/>
          </table:table-cell>
          <table:table-cell table:style-name="ce18" table:content-validation-name="val2" table:formula="of:=IF(WEEKDAY([.EX3])=2;ORG.LIBREOFFICE.WEEKNUM_OOO([.EX3];1);&quot;&quot;)">
            <text:p/>
          </table:table-cell>
          <table:table-cell table:style-name="ce18" table:content-validation-name="val2" table:formula="of:=IF(WEEKDAY([.EY3])=2;ORG.LIBREOFFICE.WEEKNUM_OOO([.EY3];1);&quot;&quot;)" office:value-type="float" office:value="19" calcext:value-type="float">
            <text:p>19</text:p>
          </table:table-cell>
          <table:table-cell table:style-name="ce18" table:content-validation-name="val2" table:formula="of:=IF(WEEKDAY([.EZ3])=2;ORG.LIBREOFFICE.WEEKNUM_OOO([.EZ3];1);&quot;&quot;)">
            <text:p/>
          </table:table-cell>
          <table:table-cell table:style-name="ce18" table:content-validation-name="val2" table:formula="of:=IF(WEEKDAY([.FA3])=2;ORG.LIBREOFFICE.WEEKNUM_OOO([.FA3];1);&quot;&quot;)">
            <text:p/>
          </table:table-cell>
          <table:table-cell table:style-name="ce18" table:content-validation-name="val2" table:formula="of:=IF(WEEKDAY([.FB3])=2;ORG.LIBREOFFICE.WEEKNUM_OOO([.FB3];1);&quot;&quot;)">
            <text:p/>
          </table:table-cell>
          <table:table-cell table:style-name="ce18" table:content-validation-name="val2" table:formula="of:=IF(WEEKDAY([.FC3])=2;ORG.LIBREOFFICE.WEEKNUM_OOO([.FC3];1);&quot;&quot;)">
            <text:p/>
          </table:table-cell>
          <table:table-cell table:style-name="ce18" table:content-validation-name="val2" table:formula="of:=IF(WEEKDAY([.FD3])=2;ORG.LIBREOFFICE.WEEKNUM_OOO([.FD3];1);&quot;&quot;)">
            <text:p/>
          </table:table-cell>
          <table:table-cell table:style-name="ce18" table:content-validation-name="val2" table:formula="of:=IF(WEEKDAY([.FE3])=2;ORG.LIBREOFFICE.WEEKNUM_OOO([.FE3];1);&quot;&quot;)">
            <text:p/>
          </table:table-cell>
          <table:table-cell table:style-name="ce18" table:content-validation-name="val2" table:formula="of:=IF(WEEKDAY([.FF3])=2;ORG.LIBREOFFICE.WEEKNUM_OOO([.FF3];1);&quot;&quot;)" office:value-type="float" office:value="20" calcext:value-type="float">
            <text:p>20</text:p>
          </table:table-cell>
          <table:table-cell table:style-name="ce18" table:content-validation-name="val2" table:formula="of:=IF(WEEKDAY([.FG3])=2;ORG.LIBREOFFICE.WEEKNUM_OOO([.FG3];1);&quot;&quot;)">
            <text:p/>
          </table:table-cell>
          <table:table-cell table:style-name="ce18" table:content-validation-name="val2" table:formula="of:=IF(WEEKDAY([.FH3])=2;ORG.LIBREOFFICE.WEEKNUM_OOO([.FH3];1);&quot;&quot;)">
            <text:p/>
          </table:table-cell>
          <table:table-cell table:style-name="ce18" table:content-validation-name="val2" table:formula="of:=IF(WEEKDAY([.FI3])=2;ORG.LIBREOFFICE.WEEKNUM_OOO([.FI3];1);&quot;&quot;)">
            <text:p/>
          </table:table-cell>
          <table:table-cell table:style-name="ce18" table:content-validation-name="val2" table:formula="of:=IF(WEEKDAY([.FJ3])=2;ORG.LIBREOFFICE.WEEKNUM_OOO([.FJ3];1);&quot;&quot;)">
            <text:p/>
          </table:table-cell>
          <table:table-cell table:style-name="ce18" table:content-validation-name="val2" table:formula="of:=IF(WEEKDAY([.FK3])=2;ORG.LIBREOFFICE.WEEKNUM_OOO([.FK3];1);&quot;&quot;)">
            <text:p/>
          </table:table-cell>
          <table:table-cell table:style-name="ce18" table:content-validation-name="val2" table:formula="of:=IF(WEEKDAY([.FL3])=2;ORG.LIBREOFFICE.WEEKNUM_OOO([.FL3];1);&quot;&quot;)">
            <text:p/>
          </table:table-cell>
          <table:table-cell table:style-name="ce18" table:content-validation-name="val2" table:formula="of:=IF(WEEKDAY([.FM3])=2;ORG.LIBREOFFICE.WEEKNUM_OOO([.FM3];1);&quot;&quot;)" office:value-type="float" office:value="21" calcext:value-type="float">
            <text:p>21</text:p>
          </table:table-cell>
          <table:table-cell table:style-name="ce18" table:content-validation-name="val2" table:formula="of:=IF(WEEKDAY([.FN3])=2;ORG.LIBREOFFICE.WEEKNUM_OOO([.FN3];1);&quot;&quot;)">
            <text:p/>
          </table:table-cell>
          <table:table-cell table:style-name="ce18" table:content-validation-name="val2" table:formula="of:=IF(WEEKDAY([.FO3])=2;ORG.LIBREOFFICE.WEEKNUM_OOO([.FO3];1);&quot;&quot;)">
            <text:p/>
          </table:table-cell>
          <table:table-cell table:style-name="ce18" table:content-validation-name="val2" table:formula="of:=IF(WEEKDAY([.FP3])=2;ORG.LIBREOFFICE.WEEKNUM_OOO([.FP3];1);&quot;&quot;)">
            <text:p/>
          </table:table-cell>
          <table:table-cell table:style-name="ce18" table:content-validation-name="val2" table:formula="of:=IF(WEEKDAY([.FQ3])=2;ORG.LIBREOFFICE.WEEKNUM_OOO([.FQ3];1);&quot;&quot;)">
            <text:p/>
          </table:table-cell>
          <table:table-cell table:style-name="ce18" table:content-validation-name="val2" table:formula="of:=IF(WEEKDAY([.FR3])=2;ORG.LIBREOFFICE.WEEKNUM_OOO([.FR3];1);&quot;&quot;)">
            <text:p/>
          </table:table-cell>
          <table:table-cell table:style-name="ce18" table:content-validation-name="val2" table:formula="of:=IF(WEEKDAY([.FS3])=2;ORG.LIBREOFFICE.WEEKNUM_OOO([.FS3];1);&quot;&quot;)">
            <text:p/>
          </table:table-cell>
          <table:table-cell table:style-name="ce18" table:content-validation-name="val2" table:formula="of:=IF(WEEKDAY([.FT3])=2;ORG.LIBREOFFICE.WEEKNUM_OOO([.FT3];1);&quot;&quot;)" office:value-type="float" office:value="22" calcext:value-type="float">
            <text:p>22</text:p>
          </table:table-cell>
          <table:table-cell table:style-name="ce18" table:content-validation-name="val2" table:formula="of:=IF(WEEKDAY([.FU3])=2;ORG.LIBREOFFICE.WEEKNUM_OOO([.FU3];1);&quot;&quot;)">
            <text:p/>
          </table:table-cell>
          <table:table-cell table:style-name="ce18" table:content-validation-name="val2" table:formula="of:=IF(WEEKDAY([.FV3])=2;ORG.LIBREOFFICE.WEEKNUM_OOO([.FV3];1);&quot;&quot;)">
            <text:p/>
          </table:table-cell>
          <table:table-cell table:style-name="ce18" table:content-validation-name="val2" table:formula="of:=IF(WEEKDAY([.FW3])=2;ORG.LIBREOFFICE.WEEKNUM_OOO([.FW3];1);&quot;&quot;)">
            <text:p/>
          </table:table-cell>
          <table:table-cell table:style-name="ce18" table:content-validation-name="val2" table:formula="of:=IF(WEEKDAY([.FX3])=2;ORG.LIBREOFFICE.WEEKNUM_OOO([.FX3];1);&quot;&quot;)">
            <text:p/>
          </table:table-cell>
          <table:table-cell table:style-name="ce18" table:content-validation-name="val2" table:formula="of:=IF(WEEKDAY([.FY3])=2;ORG.LIBREOFFICE.WEEKNUM_OOO([.FY3];1);&quot;&quot;)">
            <text:p/>
          </table:table-cell>
          <table:table-cell table:style-name="ce18" table:content-validation-name="val2" table:formula="of:=IF(WEEKDAY([.FZ3])=2;ORG.LIBREOFFICE.WEEKNUM_OOO([.FZ3];1);&quot;&quot;)">
            <text:p/>
          </table:table-cell>
          <table:table-cell table:style-name="ce18" table:content-validation-name="val2" table:formula="of:=IF(WEEKDAY([.GA3])=2;ORG.LIBREOFFICE.WEEKNUM_OOO([.GA3];1);&quot;&quot;)" office:value-type="float" office:value="23" calcext:value-type="float">
            <text:p>23</text:p>
          </table:table-cell>
          <table:table-cell table:style-name="ce18" table:content-validation-name="val2" table:formula="of:=IF(WEEKDAY([.GB3])=2;ORG.LIBREOFFICE.WEEKNUM_OOO([.GB3];1);&quot;&quot;)">
            <text:p/>
          </table:table-cell>
          <table:table-cell table:style-name="ce18" table:content-validation-name="val2" table:formula="of:=IF(WEEKDAY([.GC3])=2;ORG.LIBREOFFICE.WEEKNUM_OOO([.GC3];1);&quot;&quot;)">
            <text:p/>
          </table:table-cell>
          <table:table-cell table:style-name="ce18" table:content-validation-name="val2" table:formula="of:=IF(WEEKDAY([.GD3])=2;ORG.LIBREOFFICE.WEEKNUM_OOO([.GD3];1);&quot;&quot;)">
            <text:p/>
          </table:table-cell>
          <table:table-cell table:style-name="ce18" table:content-validation-name="val2" table:formula="of:=IF(WEEKDAY([.GE3])=2;ORG.LIBREOFFICE.WEEKNUM_OOO([.GE3];1);&quot;&quot;)">
            <text:p/>
          </table:table-cell>
          <table:table-cell table:style-name="ce18" table:content-validation-name="val2" table:formula="of:=IF(WEEKDAY([.GF3])=2;ORG.LIBREOFFICE.WEEKNUM_OOO([.GF3];1);&quot;&quot;)">
            <text:p/>
          </table:table-cell>
        </table:table-row>
        <table:table-row table:style-name="ro2">
          <table:table-cell table:number-columns-repeated="2"/>
          <table:table-cell table:style-name="ce3" office:value-type="date" office:date-value="2018-12-10" calcext:value-type="date">
            <text:p>10-Dec-2018</text:p>
          </table:table-cell>
          <table:table-cell/>
          <table:table-cell table:style-name="ce9"/>
          <table:table-cell table:number-columns-repeated="2"/>
          <table:table-cell table:style-name="ce19" table:content-validation-name="val2" table:formula="of:=[.H3]" office:value-type="date" office:date-value="2018-12-10" calcext:value-type="date">
            <text:p>Dec-18</text:p>
          </table:table-cell>
          <table:table-cell table:style-name="ce19" table:content-validation-name="val2" table:formula="of:=IF(DAY([.I3])=1;[.I3];&quot;&quot;)">
            <text:p/>
          </table:table-cell>
          <table:table-cell table:style-name="ce19" table:content-validation-name="val2" table:formula="of:=IF(DAY([.J3])=1;[.J3];&quot;&quot;)">
            <text:p/>
          </table:table-cell>
          <table:table-cell table:style-name="ce19" table:content-validation-name="val2" table:formula="of:=IF(DAY([.K3])=1;[.K3];&quot;&quot;)">
            <text:p/>
          </table:table-cell>
          <table:table-cell table:style-name="ce19" table:content-validation-name="val2" table:formula="of:=IF(DAY([.L3])=1;[.L3];&quot;&quot;)">
            <text:p/>
          </table:table-cell>
          <table:table-cell table:style-name="ce19" table:content-validation-name="val2" table:formula="of:=IF(DAY([.M3])=1;[.M3];&quot;&quot;)">
            <text:p/>
          </table:table-cell>
          <table:table-cell table:style-name="ce19" table:content-validation-name="val2" table:formula="of:=IF(DAY([.N3])=1;[.N3];&quot;&quot;)">
            <text:p/>
          </table:table-cell>
          <table:table-cell table:style-name="ce19" table:content-validation-name="val2" table:formula="of:=IF(DAY([.O3])=1;[.O3];&quot;&quot;)">
            <text:p/>
          </table:table-cell>
          <table:table-cell table:style-name="ce19" table:content-validation-name="val2" table:formula="of:=IF(DAY([.P3])=1;[.P3];&quot;&quot;)">
            <text:p/>
          </table:table-cell>
          <table:table-cell table:style-name="ce19" table:content-validation-name="val2" table:formula="of:=IF(DAY([.Q3])=1;[.Q3];&quot;&quot;)">
            <text:p/>
          </table:table-cell>
          <table:table-cell table:style-name="ce19" table:content-validation-name="val2" table:formula="of:=IF(DAY([.R3])=1;[.R3];&quot;&quot;)">
            <text:p/>
          </table:table-cell>
          <table:table-cell table:style-name="ce19" table:content-validation-name="val2" table:formula="of:=IF(DAY([.S3])=1;[.S3];&quot;&quot;)">
            <text:p/>
          </table:table-cell>
          <table:table-cell table:style-name="ce19" table:content-validation-name="val2" table:formula="of:=IF(DAY([.T3])=1;[.T3];&quot;&quot;)">
            <text:p/>
          </table:table-cell>
          <table:table-cell table:style-name="ce19" table:content-validation-name="val2" table:formula="of:=IF(DAY([.U3])=1;[.U3];&quot;&quot;)">
            <text:p/>
          </table:table-cell>
          <table:table-cell table:style-name="ce19" table:content-validation-name="val2" table:formula="of:=IF(DAY([.V3])=1;[.V3];&quot;&quot;)">
            <text:p/>
          </table:table-cell>
          <table:table-cell table:style-name="ce19" table:content-validation-name="val2" table:formula="of:=IF(DAY([.W3])=1;[.W3];&quot;&quot;)">
            <text:p/>
          </table:table-cell>
          <table:table-cell table:style-name="ce19" table:content-validation-name="val2" table:formula="of:=IF(DAY([.X3])=1;[.X3];&quot;&quot;)">
            <text:p/>
          </table:table-cell>
          <table:table-cell table:style-name="ce19" table:content-validation-name="val2" table:formula="of:=IF(DAY([.Y3])=1;[.Y3];&quot;&quot;)">
            <text:p/>
          </table:table-cell>
          <table:table-cell table:style-name="ce19" table:content-validation-name="val2" table:formula="of:=IF(DAY([.Z3])=1;[.Z3];&quot;&quot;)">
            <text:p/>
          </table:table-cell>
          <table:table-cell table:style-name="ce19" table:content-validation-name="val2" table:formula="of:=IF(DAY([.AA3])=1;[.AA3];&quot;&quot;)">
            <text:p/>
          </table:table-cell>
          <table:table-cell table:style-name="ce19" table:content-validation-name="val2" table:formula="of:=IF(DAY([.AB3])=1;[.AB3];&quot;&quot;)">
            <text:p/>
          </table:table-cell>
          <table:table-cell table:style-name="ce19" table:content-validation-name="val2" table:formula="of:=IF(DAY([.AC3])=1;[.AC3];&quot;&quot;)">
            <text:p/>
          </table:table-cell>
          <table:table-cell table:style-name="ce19" table:content-validation-name="val2" table:formula="of:=IF(DAY([.AD3])=1;[.AD3];&quot;&quot;)" office:value-type="date" office:date-value="2019-01-01" calcext:value-type="date">
            <text:p>Jan-19</text:p>
          </table:table-cell>
          <table:table-cell table:style-name="ce19" table:content-validation-name="val2" table:formula="of:=IF(DAY([.AE3])=1;[.AE3];&quot;&quot;)">
            <text:p/>
          </table:table-cell>
          <table:table-cell table:style-name="ce19" table:content-validation-name="val2" table:formula="of:=IF(DAY([.AF3])=1;[.AF3];&quot;&quot;)">
            <text:p/>
          </table:table-cell>
          <table:table-cell table:style-name="ce19" table:content-validation-name="val2" table:formula="of:=IF(DAY([.AG3])=1;[.AG3];&quot;&quot;)">
            <text:p/>
          </table:table-cell>
          <table:table-cell table:style-name="ce19" table:content-validation-name="val2" table:formula="of:=IF(DAY([.AH3])=1;[.AH3];&quot;&quot;)">
            <text:p/>
          </table:table-cell>
          <table:table-cell table:style-name="ce19" table:content-validation-name="val2" table:formula="of:=IF(DAY([.AI3])=1;[.AI3];&quot;&quot;)">
            <text:p/>
          </table:table-cell>
          <table:table-cell table:style-name="ce19" table:content-validation-name="val2" table:formula="of:=IF(DAY([.AJ3])=1;[.AJ3];&quot;&quot;)">
            <text:p/>
          </table:table-cell>
          <table:table-cell table:style-name="ce19" table:content-validation-name="val2" table:formula="of:=IF(DAY([.AK3])=1;[.AK3];&quot;&quot;)">
            <text:p/>
          </table:table-cell>
          <table:table-cell table:style-name="ce19" table:content-validation-name="val2" table:formula="of:=IF(DAY([.AL3])=1;[.AL3];&quot;&quot;)">
            <text:p/>
          </table:table-cell>
          <table:table-cell table:style-name="ce19" table:content-validation-name="val2" table:formula="of:=IF(DAY([.AM3])=1;[.AM3];&quot;&quot;)">
            <text:p/>
          </table:table-cell>
          <table:table-cell table:style-name="ce19" table:content-validation-name="val2" table:formula="of:=IF(DAY([.AN3])=1;[.AN3];&quot;&quot;)">
            <text:p/>
          </table:table-cell>
          <table:table-cell table:style-name="ce19" table:content-validation-name="val2" table:formula="of:=IF(DAY([.AO3])=1;[.AO3];&quot;&quot;)">
            <text:p/>
          </table:table-cell>
          <table:table-cell table:style-name="ce19" table:content-validation-name="val2" table:formula="of:=IF(DAY([.AP3])=1;[.AP3];&quot;&quot;)">
            <text:p/>
          </table:table-cell>
          <table:table-cell table:style-name="ce19" table:content-validation-name="val2" table:formula="of:=IF(DAY([.AQ3])=1;[.AQ3];&quot;&quot;)">
            <text:p/>
          </table:table-cell>
          <table:table-cell table:style-name="ce19" table:content-validation-name="val2" table:formula="of:=IF(DAY([.AR3])=1;[.AR3];&quot;&quot;)">
            <text:p/>
          </table:table-cell>
          <table:table-cell table:style-name="ce19" table:content-validation-name="val2" table:formula="of:=IF(DAY([.AS3])=1;[.AS3];&quot;&quot;)">
            <text:p/>
          </table:table-cell>
          <table:table-cell table:style-name="ce19" table:content-validation-name="val2" table:formula="of:=IF(DAY([.AT3])=1;[.AT3];&quot;&quot;)">
            <text:p/>
          </table:table-cell>
          <table:table-cell table:style-name="ce19" table:content-validation-name="val2" table:formula="of:=IF(DAY([.AU3])=1;[.AU3];&quot;&quot;)">
            <text:p/>
          </table:table-cell>
          <table:table-cell table:style-name="ce19" table:content-validation-name="val2" table:formula="of:=IF(DAY([.AV3])=1;[.AV3];&quot;&quot;)">
            <text:p/>
          </table:table-cell>
          <table:table-cell table:style-name="ce19" table:content-validation-name="val2" table:formula="of:=IF(DAY([.AW3])=1;[.AW3];&quot;&quot;)">
            <text:p/>
          </table:table-cell>
          <table:table-cell table:style-name="ce19" table:content-validation-name="val2" table:formula="of:=IF(DAY([.AX3])=1;[.AX3];&quot;&quot;)">
            <text:p/>
          </table:table-cell>
          <table:table-cell table:style-name="ce19" table:content-validation-name="val2" table:formula="of:=IF(DAY([.AY3])=1;[.AY3];&quot;&quot;)">
            <text:p/>
          </table:table-cell>
          <table:table-cell table:style-name="ce19" table:content-validation-name="val2" table:formula="of:=IF(DAY([.AZ3])=1;[.AZ3];&quot;&quot;)">
            <text:p/>
          </table:table-cell>
          <table:table-cell table:style-name="ce19" table:content-validation-name="val2" table:formula="of:=IF(DAY([.BA3])=1;[.BA3];&quot;&quot;)">
            <text:p/>
          </table:table-cell>
          <table:table-cell table:style-name="ce19" table:content-validation-name="val2" table:formula="of:=IF(DAY([.BB3])=1;[.BB3];&quot;&quot;)">
            <text:p/>
          </table:table-cell>
          <table:table-cell table:style-name="ce19" table:content-validation-name="val2" table:formula="of:=IF(DAY([.BC3])=1;[.BC3];&quot;&quot;)">
            <text:p/>
          </table:table-cell>
          <table:table-cell table:style-name="ce19" table:content-validation-name="val2" table:formula="of:=IF(DAY([.BD3])=1;[.BD3];&quot;&quot;)">
            <text:p/>
          </table:table-cell>
          <table:table-cell table:style-name="ce19" table:content-validation-name="val2" table:formula="of:=IF(DAY([.BE3])=1;[.BE3];&quot;&quot;)">
            <text:p/>
          </table:table-cell>
          <table:table-cell table:style-name="ce19" table:content-validation-name="val2" table:formula="of:=IF(DAY([.BF3])=1;[.BF3];&quot;&quot;)">
            <text:p/>
          </table:table-cell>
          <table:table-cell table:style-name="ce19" table:content-validation-name="val2" table:formula="of:=IF(DAY([.BG3])=1;[.BG3];&quot;&quot;)">
            <text:p/>
          </table:table-cell>
          <table:table-cell table:style-name="ce19" table:content-validation-name="val2" table:formula="of:=IF(DAY([.BH3])=1;[.BH3];&quot;&quot;)">
            <text:p/>
          </table:table-cell>
          <table:table-cell table:style-name="ce19" table:content-validation-name="val2" table:formula="of:=IF(DAY([.BI3])=1;[.BI3];&quot;&quot;)" office:value-type="date" office:date-value="2019-02-01" calcext:value-type="date">
            <text:p>Feb-19</text:p>
          </table:table-cell>
          <table:table-cell table:style-name="ce19" table:content-validation-name="val2" table:formula="of:=IF(DAY([.BJ3])=1;[.BJ3];&quot;&quot;)">
            <text:p/>
          </table:table-cell>
          <table:table-cell table:style-name="ce19" table:content-validation-name="val2" table:formula="of:=IF(DAY([.BK3])=1;[.BK3];&quot;&quot;)">
            <text:p/>
          </table:table-cell>
          <table:table-cell table:style-name="ce19" table:content-validation-name="val2" table:formula="of:=IF(DAY([.BL3])=1;[.BL3];&quot;&quot;)">
            <text:p/>
          </table:table-cell>
          <table:table-cell table:style-name="ce19" table:content-validation-name="val2" table:formula="of:=IF(DAY([.BM3])=1;[.BM3];&quot;&quot;)">
            <text:p/>
          </table:table-cell>
          <table:table-cell table:style-name="ce19" table:content-validation-name="val2" table:formula="of:=IF(DAY([.BN3])=1;[.BN3];&quot;&quot;)">
            <text:p/>
          </table:table-cell>
          <table:table-cell table:style-name="ce19" table:content-validation-name="val2" table:formula="of:=IF(DAY([.BO3])=1;[.BO3];&quot;&quot;)">
            <text:p/>
          </table:table-cell>
          <table:table-cell table:style-name="ce19" table:content-validation-name="val2" table:formula="of:=IF(DAY([.BP3])=1;[.BP3];&quot;&quot;)">
            <text:p/>
          </table:table-cell>
          <table:table-cell table:style-name="ce19" table:content-validation-name="val2" table:formula="of:=IF(DAY([.BQ3])=1;[.BQ3];&quot;&quot;)">
            <text:p/>
          </table:table-cell>
          <table:table-cell table:style-name="ce19" table:content-validation-name="val2" table:formula="of:=IF(DAY([.BR3])=1;[.BR3];&quot;&quot;)">
            <text:p/>
          </table:table-cell>
          <table:table-cell table:style-name="ce19" table:content-validation-name="val2" table:formula="of:=IF(DAY([.BS3])=1;[.BS3];&quot;&quot;)">
            <text:p/>
          </table:table-cell>
          <table:table-cell table:style-name="ce19" table:content-validation-name="val2" table:formula="of:=IF(DAY([.BT3])=1;[.BT3];&quot;&quot;)">
            <text:p/>
          </table:table-cell>
          <table:table-cell table:style-name="ce19" table:content-validation-name="val2" table:formula="of:=IF(DAY([.BU3])=1;[.BU3];&quot;&quot;)">
            <text:p/>
          </table:table-cell>
          <table:table-cell table:style-name="ce19" table:content-validation-name="val2" table:formula="of:=IF(DAY([.BV3])=1;[.BV3];&quot;&quot;)">
            <text:p/>
          </table:table-cell>
          <table:table-cell table:style-name="ce19" table:content-validation-name="val2" table:formula="of:=IF(DAY([.BW3])=1;[.BW3];&quot;&quot;)">
            <text:p/>
          </table:table-cell>
          <table:table-cell table:style-name="ce19" table:content-validation-name="val2" table:formula="of:=IF(DAY([.BX3])=1;[.BX3];&quot;&quot;)">
            <text:p/>
          </table:table-cell>
          <table:table-cell table:style-name="ce19" table:content-validation-name="val2" table:formula="of:=IF(DAY([.BY3])=1;[.BY3];&quot;&quot;)">
            <text:p/>
          </table:table-cell>
          <table:table-cell table:style-name="ce19" table:content-validation-name="val2" table:formula="of:=IF(DAY([.BZ3])=1;[.BZ3];&quot;&quot;)">
            <text:p/>
          </table:table-cell>
          <table:table-cell table:style-name="ce19" table:content-validation-name="val2" table:formula="of:=IF(DAY([.CA3])=1;[.CA3];&quot;&quot;)">
            <text:p/>
          </table:table-cell>
          <table:table-cell table:style-name="ce19" table:content-validation-name="val2" table:formula="of:=IF(DAY([.CB3])=1;[.CB3];&quot;&quot;)">
            <text:p/>
          </table:table-cell>
          <table:table-cell table:style-name="ce19" table:content-validation-name="val2" table:formula="of:=IF(DAY([.CC3])=1;[.CC3];&quot;&quot;)">
            <text:p/>
          </table:table-cell>
          <table:table-cell table:style-name="ce19" table:content-validation-name="val2" table:formula="of:=IF(DAY([.CD3])=1;[.CD3];&quot;&quot;)">
            <text:p/>
          </table:table-cell>
          <table:table-cell table:style-name="ce19" table:content-validation-name="val2" table:formula="of:=IF(DAY([.CE3])=1;[.CE3];&quot;&quot;)">
            <text:p/>
          </table:table-cell>
          <table:table-cell table:style-name="ce19" table:content-validation-name="val2" table:formula="of:=IF(DAY([.CF3])=1;[.CF3];&quot;&quot;)">
            <text:p/>
          </table:table-cell>
          <table:table-cell table:style-name="ce19" table:content-validation-name="val2" table:formula="of:=IF(DAY([.CG3])=1;[.CG3];&quot;&quot;)">
            <text:p/>
          </table:table-cell>
          <table:table-cell table:style-name="ce19" table:content-validation-name="val2" table:formula="of:=IF(DAY([.CH3])=1;[.CH3];&quot;&quot;)">
            <text:p/>
          </table:table-cell>
          <table:table-cell table:style-name="ce19" table:content-validation-name="val2" table:formula="of:=IF(DAY([.CI3])=1;[.CI3];&quot;&quot;)">
            <text:p/>
          </table:table-cell>
          <table:table-cell table:style-name="ce19" table:content-validation-name="val2" table:formula="of:=IF(DAY([.CJ3])=1;[.CJ3];&quot;&quot;)">
            <text:p/>
          </table:table-cell>
          <table:table-cell table:style-name="ce19" table:content-validation-name="val2" table:formula="of:=IF(DAY([.CK3])=1;[.CK3];&quot;&quot;)" office:value-type="date" office:date-value="2019-03-01" calcext:value-type="date">
            <text:p>Mar-19</text:p>
          </table:table-cell>
          <table:table-cell table:style-name="ce19" table:content-validation-name="val2" table:formula="of:=IF(DAY([.CL3])=1;[.CL3];&quot;&quot;)">
            <text:p/>
          </table:table-cell>
          <table:table-cell table:style-name="ce19" table:content-validation-name="val2" table:formula="of:=IF(DAY([.CM3])=1;[.CM3];&quot;&quot;)">
            <text:p/>
          </table:table-cell>
          <table:table-cell table:style-name="ce19" table:content-validation-name="val2" table:formula="of:=IF(DAY([.CN3])=1;[.CN3];&quot;&quot;)">
            <text:p/>
          </table:table-cell>
          <table:table-cell table:style-name="ce19" table:content-validation-name="val2" table:formula="of:=IF(DAY([.CO3])=1;[.CO3];&quot;&quot;)">
            <text:p/>
          </table:table-cell>
          <table:table-cell table:style-name="ce19" table:content-validation-name="val2" table:formula="of:=IF(DAY([.CP3])=1;[.CP3];&quot;&quot;)">
            <text:p/>
          </table:table-cell>
          <table:table-cell table:style-name="ce19" table:content-validation-name="val2" table:formula="of:=IF(DAY([.CQ3])=1;[.CQ3];&quot;&quot;)">
            <text:p/>
          </table:table-cell>
          <table:table-cell table:style-name="ce19" table:content-validation-name="val2" table:formula="of:=IF(DAY([.CR3])=1;[.CR3];&quot;&quot;)">
            <text:p/>
          </table:table-cell>
          <table:table-cell table:style-name="ce19" table:content-validation-name="val2" table:formula="of:=IF(DAY([.CS3])=1;[.CS3];&quot;&quot;)">
            <text:p/>
          </table:table-cell>
          <table:table-cell table:style-name="ce19" table:content-validation-name="val2" table:formula="of:=IF(DAY([.CT3])=1;[.CT3];&quot;&quot;)">
            <text:p/>
          </table:table-cell>
          <table:table-cell table:style-name="ce19" table:content-validation-name="val2" table:formula="of:=IF(DAY([.CU3])=1;[.CU3];&quot;&quot;)">
            <text:p/>
          </table:table-cell>
          <table:table-cell table:style-name="ce19" table:content-validation-name="val2" table:formula="of:=IF(DAY([.CV3])=1;[.CV3];&quot;&quot;)">
            <text:p/>
          </table:table-cell>
          <table:table-cell table:style-name="ce19" table:content-validation-name="val2" table:formula="of:=IF(DAY([.CW3])=1;[.CW3];&quot;&quot;)">
            <text:p/>
          </table:table-cell>
          <table:table-cell table:style-name="ce19" table:content-validation-name="val2" table:formula="of:=IF(DAY([.CX3])=1;[.CX3];&quot;&quot;)">
            <text:p/>
          </table:table-cell>
          <table:table-cell table:style-name="ce19" table:content-validation-name="val2" table:formula="of:=IF(DAY([.CY3])=1;[.CY3];&quot;&quot;)">
            <text:p/>
          </table:table-cell>
          <table:table-cell table:style-name="ce19" table:content-validation-name="val2" table:formula="of:=IF(DAY([.CZ3])=1;[.CZ3];&quot;&quot;)">
            <text:p/>
          </table:table-cell>
          <table:table-cell table:style-name="ce19" table:content-validation-name="val2" table:formula="of:=IF(DAY([.DA3])=1;[.DA3];&quot;&quot;)">
            <text:p/>
          </table:table-cell>
          <table:table-cell table:style-name="ce19" table:content-validation-name="val2" table:formula="of:=IF(DAY([.DB3])=1;[.DB3];&quot;&quot;)">
            <text:p/>
          </table:table-cell>
          <table:table-cell table:style-name="ce19" table:content-validation-name="val2" table:formula="of:=IF(DAY([.DC3])=1;[.DC3];&quot;&quot;)">
            <text:p/>
          </table:table-cell>
          <table:table-cell table:style-name="ce19" table:content-validation-name="val2" table:formula="of:=IF(DAY([.DD3])=1;[.DD3];&quot;&quot;)">
            <text:p/>
          </table:table-cell>
          <table:table-cell table:style-name="ce19" table:content-validation-name="val2" table:formula="of:=IF(DAY([.DE3])=1;[.DE3];&quot;&quot;)">
            <text:p/>
          </table:table-cell>
          <table:table-cell table:style-name="ce19" table:content-validation-name="val2" table:formula="of:=IF(DAY([.DF3])=1;[.DF3];&quot;&quot;)">
            <text:p/>
          </table:table-cell>
          <table:table-cell table:style-name="ce19" table:content-validation-name="val2" table:formula="of:=IF(DAY([.DG3])=1;[.DG3];&quot;&quot;)">
            <text:p/>
          </table:table-cell>
          <table:table-cell table:style-name="ce19" table:content-validation-name="val2" table:formula="of:=IF(DAY([.DH3])=1;[.DH3];&quot;&quot;)">
            <text:p/>
          </table:table-cell>
          <table:table-cell table:style-name="ce19" table:content-validation-name="val2" table:formula="of:=IF(DAY([.DI3])=1;[.DI3];&quot;&quot;)">
            <text:p/>
          </table:table-cell>
          <table:table-cell table:style-name="ce19" table:content-validation-name="val2" table:formula="of:=IF(DAY([.DJ3])=1;[.DJ3];&quot;&quot;)">
            <text:p/>
          </table:table-cell>
          <table:table-cell table:style-name="ce19" table:content-validation-name="val2" table:formula="of:=IF(DAY([.DK3])=1;[.DK3];&quot;&quot;)">
            <text:p/>
          </table:table-cell>
          <table:table-cell table:style-name="ce19" table:content-validation-name="val2" table:formula="of:=IF(DAY([.DL3])=1;[.DL3];&quot;&quot;)">
            <text:p/>
          </table:table-cell>
          <table:table-cell table:style-name="ce19" table:content-validation-name="val2" table:formula="of:=IF(DAY([.DM3])=1;[.DM3];&quot;&quot;)">
            <text:p/>
          </table:table-cell>
          <table:table-cell table:style-name="ce19" table:content-validation-name="val2" table:formula="of:=IF(DAY([.DN3])=1;[.DN3];&quot;&quot;)">
            <text:p/>
          </table:table-cell>
          <table:table-cell table:style-name="ce19" table:content-validation-name="val2" table:formula="of:=IF(DAY([.DO3])=1;[.DO3];&quot;&quot;)">
            <text:p/>
          </table:table-cell>
          <table:table-cell table:style-name="ce19" table:content-validation-name="val2" table:formula="of:=IF(DAY([.DP3])=1;[.DP3];&quot;&quot;)" office:value-type="date" office:date-value="2019-04-01" calcext:value-type="date">
            <text:p>Apr-19</text:p>
          </table:table-cell>
          <table:table-cell table:style-name="ce19" table:content-validation-name="val2" table:formula="of:=IF(DAY([.DQ3])=1;[.DQ3];&quot;&quot;)">
            <text:p/>
          </table:table-cell>
          <table:table-cell table:style-name="ce19" table:content-validation-name="val2" table:formula="of:=IF(DAY([.DR3])=1;[.DR3];&quot;&quot;)">
            <text:p/>
          </table:table-cell>
          <table:table-cell table:style-name="ce19" table:content-validation-name="val2" table:formula="of:=IF(DAY([.DS3])=1;[.DS3];&quot;&quot;)">
            <text:p/>
          </table:table-cell>
          <table:table-cell table:style-name="ce19" table:content-validation-name="val2" table:formula="of:=IF(DAY([.DT3])=1;[.DT3];&quot;&quot;)">
            <text:p/>
          </table:table-cell>
          <table:table-cell table:style-name="ce19" table:content-validation-name="val2" table:formula="of:=IF(DAY([.DU3])=1;[.DU3];&quot;&quot;)">
            <text:p/>
          </table:table-cell>
          <table:table-cell table:style-name="ce19" table:content-validation-name="val2" table:formula="of:=IF(DAY([.DV3])=1;[.DV3];&quot;&quot;)">
            <text:p/>
          </table:table-cell>
          <table:table-cell table:style-name="ce19" table:content-validation-name="val2" table:formula="of:=IF(DAY([.DW3])=1;[.DW3];&quot;&quot;)">
            <text:p/>
          </table:table-cell>
          <table:table-cell table:style-name="ce19" table:content-validation-name="val2" table:formula="of:=IF(DAY([.DX3])=1;[.DX3];&quot;&quot;)">
            <text:p/>
          </table:table-cell>
          <table:table-cell table:style-name="ce19" table:content-validation-name="val2" table:formula="of:=IF(DAY([.DY3])=1;[.DY3];&quot;&quot;)">
            <text:p/>
          </table:table-cell>
          <table:table-cell table:style-name="ce19" table:content-validation-name="val2" table:formula="of:=IF(DAY([.DZ3])=1;[.DZ3];&quot;&quot;)">
            <text:p/>
          </table:table-cell>
          <table:table-cell table:style-name="ce19" table:content-validation-name="val2" table:formula="of:=IF(DAY([.EA3])=1;[.EA3];&quot;&quot;)">
            <text:p/>
          </table:table-cell>
          <table:table-cell table:style-name="ce19" table:content-validation-name="val2" table:formula="of:=IF(DAY([.EB3])=1;[.EB3];&quot;&quot;)">
            <text:p/>
          </table:table-cell>
          <table:table-cell table:style-name="ce19" table:content-validation-name="val2" table:formula="of:=IF(DAY([.EC3])=1;[.EC3];&quot;&quot;)">
            <text:p/>
          </table:table-cell>
          <table:table-cell table:style-name="ce19" table:content-validation-name="val2" table:formula="of:=IF(DAY([.ED3])=1;[.ED3];&quot;&quot;)">
            <text:p/>
          </table:table-cell>
          <table:table-cell table:style-name="ce19" table:content-validation-name="val2" table:formula="of:=IF(DAY([.EE3])=1;[.EE3];&quot;&quot;)">
            <text:p/>
          </table:table-cell>
          <table:table-cell table:style-name="ce19" table:content-validation-name="val2" table:formula="of:=IF(DAY([.EF3])=1;[.EF3];&quot;&quot;)">
            <text:p/>
          </table:table-cell>
          <table:table-cell table:style-name="ce19" table:content-validation-name="val2" table:formula="of:=IF(DAY([.EG3])=1;[.EG3];&quot;&quot;)">
            <text:p/>
          </table:table-cell>
          <table:table-cell table:style-name="ce19" table:content-validation-name="val2" table:formula="of:=IF(DAY([.EH3])=1;[.EH3];&quot;&quot;)">
            <text:p/>
          </table:table-cell>
          <table:table-cell table:style-name="ce19" table:content-validation-name="val2" table:formula="of:=IF(DAY([.EI3])=1;[.EI3];&quot;&quot;)">
            <text:p/>
          </table:table-cell>
          <table:table-cell table:style-name="ce19" table:content-validation-name="val2" table:formula="of:=IF(DAY([.EJ3])=1;[.EJ3];&quot;&quot;)">
            <text:p/>
          </table:table-cell>
          <table:table-cell table:style-name="ce19" table:content-validation-name="val2" table:formula="of:=IF(DAY([.EK3])=1;[.EK3];&quot;&quot;)">
            <text:p/>
          </table:table-cell>
          <table:table-cell table:style-name="ce19" table:content-validation-name="val2" table:formula="of:=IF(DAY([.EL3])=1;[.EL3];&quot;&quot;)">
            <text:p/>
          </table:table-cell>
          <table:table-cell table:style-name="ce19" table:content-validation-name="val2" table:formula="of:=IF(DAY([.EM3])=1;[.EM3];&quot;&quot;)">
            <text:p/>
          </table:table-cell>
          <table:table-cell table:style-name="ce19" table:content-validation-name="val2" table:formula="of:=IF(DAY([.EN3])=1;[.EN3];&quot;&quot;)">
            <text:p/>
          </table:table-cell>
          <table:table-cell table:style-name="ce19" table:content-validation-name="val2" table:formula="of:=IF(DAY([.EO3])=1;[.EO3];&quot;&quot;)">
            <text:p/>
          </table:table-cell>
          <table:table-cell table:style-name="ce19" table:content-validation-name="val2" table:formula="of:=IF(DAY([.EP3])=1;[.EP3];&quot;&quot;)">
            <text:p/>
          </table:table-cell>
          <table:table-cell table:style-name="ce19" table:content-validation-name="val2" table:formula="of:=IF(DAY([.EQ3])=1;[.EQ3];&quot;&quot;)">
            <text:p/>
          </table:table-cell>
          <table:table-cell table:style-name="ce19" table:content-validation-name="val2" table:formula="of:=IF(DAY([.ER3])=1;[.ER3];&quot;&quot;)">
            <text:p/>
          </table:table-cell>
          <table:table-cell table:style-name="ce19" table:content-validation-name="val2" table:formula="of:=IF(DAY([.ES3])=1;[.ES3];&quot;&quot;)">
            <text:p/>
          </table:table-cell>
          <table:table-cell table:style-name="ce19" table:content-validation-name="val2" table:formula="of:=IF(DAY([.ET3])=1;[.ET3];&quot;&quot;)" office:value-type="date" office:date-value="2019-05-01" calcext:value-type="date">
            <text:p>May-19</text:p>
          </table:table-cell>
          <table:table-cell table:style-name="ce19" table:content-validation-name="val2" table:formula="of:=IF(DAY([.EU3])=1;[.EU3];&quot;&quot;)">
            <text:p/>
          </table:table-cell>
          <table:table-cell table:style-name="ce19" table:content-validation-name="val2" table:formula="of:=IF(DAY([.EV3])=1;[.EV3];&quot;&quot;)">
            <text:p/>
          </table:table-cell>
          <table:table-cell table:style-name="ce19" table:content-validation-name="val2" table:formula="of:=IF(DAY([.EW3])=1;[.EW3];&quot;&quot;)">
            <text:p/>
          </table:table-cell>
          <table:table-cell table:style-name="ce19" table:content-validation-name="val2" table:formula="of:=IF(DAY([.EX3])=1;[.EX3];&quot;&quot;)">
            <text:p/>
          </table:table-cell>
          <table:table-cell table:style-name="ce19" table:content-validation-name="val2" table:formula="of:=IF(DAY([.EY3])=1;[.EY3];&quot;&quot;)">
            <text:p/>
          </table:table-cell>
          <table:table-cell table:style-name="ce19" table:content-validation-name="val2" table:formula="of:=IF(DAY([.EZ3])=1;[.EZ3];&quot;&quot;)">
            <text:p/>
          </table:table-cell>
          <table:table-cell table:style-name="ce19" table:content-validation-name="val2" table:formula="of:=IF(DAY([.FA3])=1;[.FA3];&quot;&quot;)">
            <text:p/>
          </table:table-cell>
          <table:table-cell table:style-name="ce19" table:content-validation-name="val2" table:formula="of:=IF(DAY([.FB3])=1;[.FB3];&quot;&quot;)">
            <text:p/>
          </table:table-cell>
          <table:table-cell table:style-name="ce19" table:content-validation-name="val2" table:formula="of:=IF(DAY([.FC3])=1;[.FC3];&quot;&quot;)">
            <text:p/>
          </table:table-cell>
          <table:table-cell table:style-name="ce19" table:content-validation-name="val2" table:formula="of:=IF(DAY([.FD3])=1;[.FD3];&quot;&quot;)">
            <text:p/>
          </table:table-cell>
          <table:table-cell table:style-name="ce19" table:content-validation-name="val2" table:formula="of:=IF(DAY([.FE3])=1;[.FE3];&quot;&quot;)">
            <text:p/>
          </table:table-cell>
          <table:table-cell table:style-name="ce19" table:content-validation-name="val2" table:formula="of:=IF(DAY([.FF3])=1;[.FF3];&quot;&quot;)">
            <text:p/>
          </table:table-cell>
          <table:table-cell table:style-name="ce19" table:content-validation-name="val2" table:formula="of:=IF(DAY([.FG3])=1;[.FG3];&quot;&quot;)">
            <text:p/>
          </table:table-cell>
          <table:table-cell table:style-name="ce19" table:content-validation-name="val2" table:formula="of:=IF(DAY([.FH3])=1;[.FH3];&quot;&quot;)">
            <text:p/>
          </table:table-cell>
          <table:table-cell table:style-name="ce19" table:content-validation-name="val2" table:formula="of:=IF(DAY([.FI3])=1;[.FI3];&quot;&quot;)">
            <text:p/>
          </table:table-cell>
          <table:table-cell table:style-name="ce19" table:content-validation-name="val2" table:formula="of:=IF(DAY([.FJ3])=1;[.FJ3];&quot;&quot;)">
            <text:p/>
          </table:table-cell>
          <table:table-cell table:style-name="ce19" table:content-validation-name="val2" table:formula="of:=IF(DAY([.FK3])=1;[.FK3];&quot;&quot;)">
            <text:p/>
          </table:table-cell>
          <table:table-cell table:style-name="ce19" table:content-validation-name="val2" table:formula="of:=IF(DAY([.FL3])=1;[.FL3];&quot;&quot;)">
            <text:p/>
          </table:table-cell>
          <table:table-cell table:style-name="ce19" table:content-validation-name="val2" table:formula="of:=IF(DAY([.FM3])=1;[.FM3];&quot;&quot;)">
            <text:p/>
          </table:table-cell>
          <table:table-cell table:style-name="ce19" table:content-validation-name="val2" table:formula="of:=IF(DAY([.FN3])=1;[.FN3];&quot;&quot;)">
            <text:p/>
          </table:table-cell>
          <table:table-cell table:style-name="ce19" table:content-validation-name="val2" table:formula="of:=IF(DAY([.FO3])=1;[.FO3];&quot;&quot;)">
            <text:p/>
          </table:table-cell>
          <table:table-cell table:style-name="ce19" table:content-validation-name="val2" table:formula="of:=IF(DAY([.FP3])=1;[.FP3];&quot;&quot;)">
            <text:p/>
          </table:table-cell>
          <table:table-cell table:style-name="ce19" table:content-validation-name="val2" table:formula="of:=IF(DAY([.FQ3])=1;[.FQ3];&quot;&quot;)">
            <text:p/>
          </table:table-cell>
          <table:table-cell table:style-name="ce19" table:content-validation-name="val2" table:formula="of:=IF(DAY([.FR3])=1;[.FR3];&quot;&quot;)">
            <text:p/>
          </table:table-cell>
          <table:table-cell table:style-name="ce19" table:content-validation-name="val2" table:formula="of:=IF(DAY([.FS3])=1;[.FS3];&quot;&quot;)">
            <text:p/>
          </table:table-cell>
          <table:table-cell table:style-name="ce19" table:content-validation-name="val2" table:formula="of:=IF(DAY([.FT3])=1;[.FT3];&quot;&quot;)">
            <text:p/>
          </table:table-cell>
          <table:table-cell table:style-name="ce19" table:content-validation-name="val2" table:formula="of:=IF(DAY([.FU3])=1;[.FU3];&quot;&quot;)">
            <text:p/>
          </table:table-cell>
          <table:table-cell table:style-name="ce19" table:content-validation-name="val2" table:formula="of:=IF(DAY([.FV3])=1;[.FV3];&quot;&quot;)">
            <text:p/>
          </table:table-cell>
          <table:table-cell table:style-name="ce19" table:content-validation-name="val2" table:formula="of:=IF(DAY([.FW3])=1;[.FW3];&quot;&quot;)">
            <text:p/>
          </table:table-cell>
          <table:table-cell table:style-name="ce19" table:content-validation-name="val2" table:formula="of:=IF(DAY([.FX3])=1;[.FX3];&quot;&quot;)">
            <text:p/>
          </table:table-cell>
          <table:table-cell table:style-name="ce19" table:content-validation-name="val2" table:formula="of:=IF(DAY([.FY3])=1;[.FY3];&quot;&quot;)" office:value-type="date" office:date-value="2019-06-01" calcext:value-type="date">
            <text:p>Jun-19</text:p>
          </table:table-cell>
          <table:table-cell table:style-name="ce19" table:content-validation-name="val2" table:formula="of:=IF(DAY([.FZ3])=1;[.FZ3];&quot;&quot;)">
            <text:p/>
          </table:table-cell>
          <table:table-cell table:style-name="ce19" table:content-validation-name="val2" table:formula="of:=IF(DAY([.GA3])=1;[.GA3];&quot;&quot;)">
            <text:p/>
          </table:table-cell>
          <table:table-cell table:style-name="ce19" table:content-validation-name="val2" table:formula="of:=IF(DAY([.GB3])=1;[.GB3];&quot;&quot;)">
            <text:p/>
          </table:table-cell>
          <table:table-cell table:style-name="ce19" table:content-validation-name="val2" table:formula="of:=IF(DAY([.GC3])=1;[.GC3];&quot;&quot;)">
            <text:p/>
          </table:table-cell>
          <table:table-cell table:style-name="ce19" table:content-validation-name="val2" table:formula="of:=IF(DAY([.GD3])=1;[.GD3];&quot;&quot;)">
            <text:p/>
          </table:table-cell>
          <table:table-cell table:style-name="ce19" table:content-validation-name="val2" table:formula="of:=IF(DAY([.GE3])=1;[.GE3];&quot;&quot;)">
            <text:p/>
          </table:table-cell>
          <table:table-cell table:style-name="ce19" table:content-validation-name="val2" table:formula="of:=IF(DAY([.GF3])=1;[.GF3];&quot;&quot;)">
            <text:p/>
          </table:table-cell>
        </table:table-row>
        <table:table-row table:style-name="ro3">
          <table:table-cell/>
          <table:table-cell table:style-name="ce7" office:value-type="string" calcext:value-type="string">
            <text:p>Milestone</text:p>
          </table:table-cell>
          <table:table-cell table:style-name="ce15" office:value-type="string" calcext:value-type="string">
            <text:p>Start Da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ssue Id</text:p>
          </table:table-cell>
          <table:table-cell table:style-name="ce7" office:value-type="string" calcext:value-type="string">
            <text:p>Estimate</text:p>
          </table:table-cell>
          <table:table-cell table:style-name="ce15" office:value-type="string" calcext:value-type="string">
            <text:p>Due Date</text:p>
          </table:table-cell>
          <table:table-cell table:style-name="ce20" table:content-validation-name="val2" table:formula="of:=[.C4]" office:value-type="date" office:date-value="2018-12-10" calcext:value-type="date">
            <text:p>10</text:p>
          </table:table-cell>
          <table:table-cell table:style-name="ce20" table:content-validation-name="val2" table:formula="of:=[.H3]+1" office:value-type="date" office:date-value="2018-12-11" calcext:value-type="date">
            <text:p>11</text:p>
          </table:table-cell>
          <table:table-cell table:style-name="ce20" table:content-validation-name="val2" table:formula="of:=[.I3]+1" office:value-type="date" office:date-value="2018-12-12" calcext:value-type="date">
            <text:p>12</text:p>
          </table:table-cell>
          <table:table-cell table:style-name="ce20" table:content-validation-name="val2" table:formula="of:=[.J3]+1" office:value-type="date" office:date-value="2018-12-13" calcext:value-type="date">
            <text:p>13</text:p>
          </table:table-cell>
          <table:table-cell table:style-name="ce20" table:content-validation-name="val2" table:formula="of:=[.K3]+1" office:value-type="date" office:date-value="2018-12-14" calcext:value-type="date">
            <text:p>14</text:p>
          </table:table-cell>
          <table:table-cell table:style-name="ce20" table:content-validation-name="val2" table:formula="of:=[.L3]+1" office:value-type="date" office:date-value="2018-12-15" calcext:value-type="date">
            <text:p>15</text:p>
          </table:table-cell>
          <table:table-cell table:style-name="ce20" table:content-validation-name="val2" table:formula="of:=[.M3]+1" office:value-type="date" office:date-value="2018-12-16" calcext:value-type="date">
            <text:p>16</text:p>
          </table:table-cell>
          <table:table-cell table:style-name="ce20" table:content-validation-name="val2" table:formula="of:=[.N3]+1" office:value-type="date" office:date-value="2018-12-17" calcext:value-type="date">
            <text:p>17</text:p>
          </table:table-cell>
          <table:table-cell table:style-name="ce20" table:content-validation-name="val2" table:formula="of:=[.O3]+1" office:value-type="date" office:date-value="2018-12-18" calcext:value-type="date">
            <text:p>18</text:p>
          </table:table-cell>
          <table:table-cell table:style-name="ce20" table:content-validation-name="val2" table:formula="of:=[.P3]+1" office:value-type="date" office:date-value="2018-12-19" calcext:value-type="date">
            <text:p>19</text:p>
          </table:table-cell>
          <table:table-cell table:style-name="ce20" table:content-validation-name="val2" table:formula="of:=[.Q3]+1" office:value-type="date" office:date-value="2018-12-20" calcext:value-type="date">
            <text:p>20</text:p>
          </table:table-cell>
          <table:table-cell table:style-name="ce20" table:content-validation-name="val2" table:formula="of:=[.R3]+1" office:value-type="date" office:date-value="2018-12-21" calcext:value-type="date">
            <text:p>21</text:p>
          </table:table-cell>
          <table:table-cell table:style-name="ce20" table:content-validation-name="val2" table:formula="of:=[.S3]+1" office:value-type="date" office:date-value="2018-12-22" calcext:value-type="date">
            <text:p>22</text:p>
          </table:table-cell>
          <table:table-cell table:style-name="ce20" table:content-validation-name="val2" table:formula="of:=[.T3]+1" office:value-type="date" office:date-value="2018-12-23" calcext:value-type="date">
            <text:p>23</text:p>
          </table:table-cell>
          <table:table-cell table:style-name="ce20" table:content-validation-name="val2" table:formula="of:=[.U3]+1" office:value-type="date" office:date-value="2018-12-24" calcext:value-type="date">
            <text:p>24</text:p>
          </table:table-cell>
          <table:table-cell table:style-name="ce20" table:content-validation-name="val2" table:formula="of:=[.V3]+1" office:value-type="date" office:date-value="2018-12-25" calcext:value-type="date">
            <text:p>25</text:p>
          </table:table-cell>
          <table:table-cell table:style-name="ce20" table:content-validation-name="val2" table:formula="of:=[.W3]+1" office:value-type="date" office:date-value="2018-12-26" calcext:value-type="date">
            <text:p>26</text:p>
          </table:table-cell>
          <table:table-cell table:style-name="ce20" table:content-validation-name="val2" table:formula="of:=[.X3]+1" office:value-type="date" office:date-value="2018-12-27" calcext:value-type="date">
            <text:p>27</text:p>
          </table:table-cell>
          <table:table-cell table:style-name="ce20" table:content-validation-name="val2" table:formula="of:=[.Y3]+1" office:value-type="date" office:date-value="2018-12-28" calcext:value-type="date">
            <text:p>28</text:p>
          </table:table-cell>
          <table:table-cell table:style-name="ce20" table:content-validation-name="val2" table:formula="of:=[.Z3]+1" office:value-type="date" office:date-value="2018-12-29" calcext:value-type="date">
            <text:p>29</text:p>
          </table:table-cell>
          <table:table-cell table:style-name="ce20" table:content-validation-name="val2" table:formula="of:=[.AA3]+1" office:value-type="date" office:date-value="2018-12-30" calcext:value-type="date">
            <text:p>30</text:p>
          </table:table-cell>
          <table:table-cell table:style-name="ce20" table:content-validation-name="val2" table:formula="of:=[.AB3]+1" office:value-type="date" office:date-value="2018-12-31" calcext:value-type="date">
            <text:p>31</text:p>
          </table:table-cell>
          <table:table-cell table:style-name="ce20" table:content-validation-name="val2" table:formula="of:=[.AC3]+1" office:value-type="date" office:date-value="2019-01-01" calcext:value-type="date">
            <text:p>01</text:p>
          </table:table-cell>
          <table:table-cell table:style-name="ce20" table:content-validation-name="val2" table:formula="of:=[.AD3]+1" office:value-type="date" office:date-value="2019-01-02" calcext:value-type="date">
            <text:p>02</text:p>
          </table:table-cell>
          <table:table-cell table:style-name="ce20" table:content-validation-name="val2" table:formula="of:=[.AE3]+1" office:value-type="date" office:date-value="2019-01-03" calcext:value-type="date">
            <text:p>03</text:p>
          </table:table-cell>
          <table:table-cell table:style-name="ce20" table:content-validation-name="val2" table:formula="of:=[.AF3]+1" office:value-type="date" office:date-value="2019-01-04" calcext:value-type="date">
            <text:p>04</text:p>
          </table:table-cell>
          <table:table-cell table:style-name="ce20" table:content-validation-name="val2" table:formula="of:=[.AG3]+1" office:value-type="date" office:date-value="2019-01-05" calcext:value-type="date">
            <text:p>05</text:p>
          </table:table-cell>
          <table:table-cell table:style-name="ce20" table:content-validation-name="val2" table:formula="of:=[.AH3]+1" office:value-type="date" office:date-value="2019-01-06" calcext:value-type="date">
            <text:p>06</text:p>
          </table:table-cell>
          <table:table-cell table:style-name="ce20" table:content-validation-name="val2" table:formula="of:=[.AI3]+1" office:value-type="date" office:date-value="2019-01-07" calcext:value-type="date">
            <text:p>07</text:p>
          </table:table-cell>
          <table:table-cell table:style-name="ce20" table:content-validation-name="val2" table:formula="of:=[.AJ3]+1" office:value-type="date" office:date-value="2019-01-08" calcext:value-type="date">
            <text:p>08</text:p>
          </table:table-cell>
          <table:table-cell table:style-name="ce20" table:content-validation-name="val2" table:formula="of:=[.AK3]+1" office:value-type="date" office:date-value="2019-01-09" calcext:value-type="date">
            <text:p>09</text:p>
          </table:table-cell>
          <table:table-cell table:style-name="ce20" table:content-validation-name="val2" table:formula="of:=[.AL3]+1" office:value-type="date" office:date-value="2019-01-10" calcext:value-type="date">
            <text:p>10</text:p>
          </table:table-cell>
          <table:table-cell table:style-name="ce20" table:content-validation-name="val2" table:formula="of:=[.AM3]+1" office:value-type="date" office:date-value="2019-01-11" calcext:value-type="date">
            <text:p>11</text:p>
          </table:table-cell>
          <table:table-cell table:style-name="ce20" table:content-validation-name="val2" table:formula="of:=[.AN3]+1" office:value-type="date" office:date-value="2019-01-12" calcext:value-type="date">
            <text:p>12</text:p>
          </table:table-cell>
          <table:table-cell table:style-name="ce20" table:content-validation-name="val2" table:formula="of:=[.AO3]+1" office:value-type="date" office:date-value="2019-01-13" calcext:value-type="date">
            <text:p>13</text:p>
          </table:table-cell>
          <table:table-cell table:style-name="ce20" table:content-validation-name="val2" table:formula="of:=[.AP3]+1" office:value-type="date" office:date-value="2019-01-14" calcext:value-type="date">
            <text:p>14</text:p>
          </table:table-cell>
          <table:table-cell table:style-name="ce20" table:content-validation-name="val2" table:formula="of:=[.AQ3]+1" office:value-type="date" office:date-value="2019-01-15" calcext:value-type="date">
            <text:p>15</text:p>
          </table:table-cell>
          <table:table-cell table:style-name="ce20" table:content-validation-name="val2" table:formula="of:=[.AR3]+1" office:value-type="date" office:date-value="2019-01-16" calcext:value-type="date">
            <text:p>16</text:p>
          </table:table-cell>
          <table:table-cell table:style-name="ce20" table:content-validation-name="val2" table:formula="of:=[.AS3]+1" office:value-type="date" office:date-value="2019-01-17" calcext:value-type="date">
            <text:p>17</text:p>
          </table:table-cell>
          <table:table-cell table:style-name="ce20" table:content-validation-name="val2" table:formula="of:=[.AT3]+1" office:value-type="date" office:date-value="2019-01-18" calcext:value-type="date">
            <text:p>18</text:p>
          </table:table-cell>
          <table:table-cell table:style-name="ce20" table:content-validation-name="val2" table:formula="of:=[.AU3]+1" office:value-type="date" office:date-value="2019-01-19" calcext:value-type="date">
            <text:p>19</text:p>
          </table:table-cell>
          <table:table-cell table:style-name="ce20" table:content-validation-name="val2" table:formula="of:=[.AV3]+1" office:value-type="date" office:date-value="2019-01-20" calcext:value-type="date">
            <text:p>20</text:p>
          </table:table-cell>
          <table:table-cell table:style-name="ce20" table:content-validation-name="val2" table:formula="of:=[.AW3]+1" office:value-type="date" office:date-value="2019-01-21" calcext:value-type="date">
            <text:p>21</text:p>
          </table:table-cell>
          <table:table-cell table:style-name="ce20" table:content-validation-name="val2" table:formula="of:=[.AX3]+1" office:value-type="date" office:date-value="2019-01-22" calcext:value-type="date">
            <text:p>22</text:p>
          </table:table-cell>
          <table:table-cell table:style-name="ce20" table:content-validation-name="val2" table:formula="of:=[.AY3]+1" office:value-type="date" office:date-value="2019-01-23" calcext:value-type="date">
            <text:p>23</text:p>
          </table:table-cell>
          <table:table-cell table:style-name="ce20" table:content-validation-name="val2" table:formula="of:=[.AZ3]+1" office:value-type="date" office:date-value="2019-01-24" calcext:value-type="date">
            <text:p>24</text:p>
          </table:table-cell>
          <table:table-cell table:style-name="ce20" table:content-validation-name="val2" table:formula="of:=[.BA3]+1" office:value-type="date" office:date-value="2019-01-25" calcext:value-type="date">
            <text:p>25</text:p>
          </table:table-cell>
          <table:table-cell table:style-name="ce20" table:content-validation-name="val2" table:formula="of:=[.BB3]+1" office:value-type="date" office:date-value="2019-01-26" calcext:value-type="date">
            <text:p>26</text:p>
          </table:table-cell>
          <table:table-cell table:style-name="ce20" table:content-validation-name="val2" table:formula="of:=[.BC3]+1" office:value-type="date" office:date-value="2019-01-27" calcext:value-type="date">
            <text:p>27</text:p>
          </table:table-cell>
          <table:table-cell table:style-name="ce20" table:content-validation-name="val2" table:formula="of:=[.BD3]+1" office:value-type="date" office:date-value="2019-01-28" calcext:value-type="date">
            <text:p>28</text:p>
          </table:table-cell>
          <table:table-cell table:style-name="ce20" table:content-validation-name="val2" table:formula="of:=[.BE3]+1" office:value-type="date" office:date-value="2019-01-29" calcext:value-type="date">
            <text:p>29</text:p>
          </table:table-cell>
          <table:table-cell table:style-name="ce20" table:content-validation-name="val2" table:formula="of:=[.BF3]+1" office:value-type="date" office:date-value="2019-01-30" calcext:value-type="date">
            <text:p>30</text:p>
          </table:table-cell>
          <table:table-cell table:style-name="ce20" table:content-validation-name="val2" table:formula="of:=[.BG3]+1" office:value-type="date" office:date-value="2019-01-31" calcext:value-type="date">
            <text:p>31</text:p>
          </table:table-cell>
          <table:table-cell table:style-name="ce20" table:content-validation-name="val2" table:formula="of:=[.BH3]+1" office:value-type="date" office:date-value="2019-02-01" calcext:value-type="date">
            <text:p>01</text:p>
          </table:table-cell>
          <table:table-cell table:style-name="ce20" table:content-validation-name="val2" table:formula="of:=[.BI3]+1" office:value-type="date" office:date-value="2019-02-02" calcext:value-type="date">
            <text:p>02</text:p>
          </table:table-cell>
          <table:table-cell table:style-name="ce20" table:content-validation-name="val2" table:formula="of:=[.BJ3]+1" office:value-type="date" office:date-value="2019-02-03" calcext:value-type="date">
            <text:p>03</text:p>
          </table:table-cell>
          <table:table-cell table:style-name="ce20" table:content-validation-name="val2" table:formula="of:=[.BK3]+1" office:value-type="date" office:date-value="2019-02-04" calcext:value-type="date">
            <text:p>04</text:p>
          </table:table-cell>
          <table:table-cell table:style-name="ce20" table:content-validation-name="val2" table:formula="of:=[.BL3]+1" office:value-type="date" office:date-value="2019-02-05" calcext:value-type="date">
            <text:p>05</text:p>
          </table:table-cell>
          <table:table-cell table:style-name="ce20" table:content-validation-name="val2" table:formula="of:=[.BM3]+1" office:value-type="date" office:date-value="2019-02-06" calcext:value-type="date">
            <text:p>06</text:p>
          </table:table-cell>
          <table:table-cell table:style-name="ce20" table:content-validation-name="val2" table:formula="of:=[.BN3]+1" office:value-type="date" office:date-value="2019-02-07" calcext:value-type="date">
            <text:p>07</text:p>
          </table:table-cell>
          <table:table-cell table:style-name="ce20" table:content-validation-name="val2" table:formula="of:=[.BO3]+1" office:value-type="date" office:date-value="2019-02-08" calcext:value-type="date">
            <text:p>08</text:p>
          </table:table-cell>
          <table:table-cell table:style-name="ce20" table:content-validation-name="val2" table:formula="of:=[.BP3]+1" office:value-type="date" office:date-value="2019-02-09" calcext:value-type="date">
            <text:p>09</text:p>
          </table:table-cell>
          <table:table-cell table:style-name="ce20" table:content-validation-name="val2" table:formula="of:=[.BQ3]+1" office:value-type="date" office:date-value="2019-02-10" calcext:value-type="date">
            <text:p>10</text:p>
          </table:table-cell>
          <table:table-cell table:style-name="ce20" table:content-validation-name="val2" table:formula="of:=[.BR3]+1" office:value-type="date" office:date-value="2019-02-11" calcext:value-type="date">
            <text:p>11</text:p>
          </table:table-cell>
          <table:table-cell table:style-name="ce20" table:content-validation-name="val2" table:formula="of:=[.BS3]+1" office:value-type="date" office:date-value="2019-02-12" calcext:value-type="date">
            <text:p>12</text:p>
          </table:table-cell>
          <table:table-cell table:style-name="ce20" table:content-validation-name="val2" table:formula="of:=[.BT3]+1" office:value-type="date" office:date-value="2019-02-13" calcext:value-type="date">
            <text:p>13</text:p>
          </table:table-cell>
          <table:table-cell table:style-name="ce20" table:content-validation-name="val2" table:formula="of:=[.BU3]+1" office:value-type="date" office:date-value="2019-02-14" calcext:value-type="date">
            <text:p>14</text:p>
          </table:table-cell>
          <table:table-cell table:style-name="ce20" table:content-validation-name="val2" table:formula="of:=[.BV3]+1" office:value-type="date" office:date-value="2019-02-15" calcext:value-type="date">
            <text:p>15</text:p>
          </table:table-cell>
          <table:table-cell table:style-name="ce20" table:content-validation-name="val2" table:formula="of:=[.BW3]+1" office:value-type="date" office:date-value="2019-02-16" calcext:value-type="date">
            <text:p>16</text:p>
          </table:table-cell>
          <table:table-cell table:style-name="ce20" table:content-validation-name="val2" table:formula="of:=[.BX3]+1" office:value-type="date" office:date-value="2019-02-17" calcext:value-type="date">
            <text:p>17</text:p>
          </table:table-cell>
          <table:table-cell table:style-name="ce20" table:content-validation-name="val2" table:formula="of:=[.BY3]+1" office:value-type="date" office:date-value="2019-02-18" calcext:value-type="date">
            <text:p>18</text:p>
          </table:table-cell>
          <table:table-cell table:style-name="ce20" table:content-validation-name="val2" table:formula="of:=[.BZ3]+1" office:value-type="date" office:date-value="2019-02-19" calcext:value-type="date">
            <text:p>19</text:p>
          </table:table-cell>
          <table:table-cell table:style-name="ce20" table:content-validation-name="val2" table:formula="of:=[.CA3]+1" office:value-type="date" office:date-value="2019-02-20" calcext:value-type="date">
            <text:p>20</text:p>
          </table:table-cell>
          <table:table-cell table:style-name="ce20" table:content-validation-name="val2" table:formula="of:=[.CB3]+1" office:value-type="date" office:date-value="2019-02-21" calcext:value-type="date">
            <text:p>21</text:p>
          </table:table-cell>
          <table:table-cell table:style-name="ce20" table:content-validation-name="val2" table:formula="of:=[.CC3]+1" office:value-type="date" office:date-value="2019-02-22" calcext:value-type="date">
            <text:p>22</text:p>
          </table:table-cell>
          <table:table-cell table:style-name="ce20" table:content-validation-name="val2" table:formula="of:=[.CD3]+1" office:value-type="date" office:date-value="2019-02-23" calcext:value-type="date">
            <text:p>23</text:p>
          </table:table-cell>
          <table:table-cell table:style-name="ce20" table:content-validation-name="val2" table:formula="of:=[.CE3]+1" office:value-type="date" office:date-value="2019-02-24" calcext:value-type="date">
            <text:p>24</text:p>
          </table:table-cell>
          <table:table-cell table:style-name="ce20" table:content-validation-name="val2" table:formula="of:=[.CF3]+1" office:value-type="date" office:date-value="2019-02-25" calcext:value-type="date">
            <text:p>25</text:p>
          </table:table-cell>
          <table:table-cell table:style-name="ce20" table:content-validation-name="val2" table:formula="of:=[.CG3]+1" office:value-type="date" office:date-value="2019-02-26" calcext:value-type="date">
            <text:p>26</text:p>
          </table:table-cell>
          <table:table-cell table:style-name="ce20" table:content-validation-name="val2" table:formula="of:=[.CH3]+1" office:value-type="date" office:date-value="2019-02-27" calcext:value-type="date">
            <text:p>27</text:p>
          </table:table-cell>
          <table:table-cell table:style-name="ce20" table:content-validation-name="val2" table:formula="of:=[.CI3]+1" office:value-type="date" office:date-value="2019-02-28" calcext:value-type="date">
            <text:p>28</text:p>
          </table:table-cell>
          <table:table-cell table:style-name="ce20" table:content-validation-name="val2" table:formula="of:=[.CJ3]+1" office:value-type="date" office:date-value="2019-03-01" calcext:value-type="date">
            <text:p>01</text:p>
          </table:table-cell>
          <table:table-cell table:style-name="ce20" table:content-validation-name="val2" table:formula="of:=[.CK3]+1" office:value-type="date" office:date-value="2019-03-02" calcext:value-type="date">
            <text:p>02</text:p>
          </table:table-cell>
          <table:table-cell table:style-name="ce20" table:content-validation-name="val2" table:formula="of:=[.CL3]+1" office:value-type="date" office:date-value="2019-03-03" calcext:value-type="date">
            <text:p>03</text:p>
          </table:table-cell>
          <table:table-cell table:style-name="ce20" table:content-validation-name="val2" table:formula="of:=[.CM3]+1" office:value-type="date" office:date-value="2019-03-04" calcext:value-type="date">
            <text:p>04</text:p>
          </table:table-cell>
          <table:table-cell table:style-name="ce20" table:content-validation-name="val2" table:formula="of:=[.CN3]+1" office:value-type="date" office:date-value="2019-03-05" calcext:value-type="date">
            <text:p>05</text:p>
          </table:table-cell>
          <table:table-cell table:style-name="ce20" table:content-validation-name="val2" table:formula="of:=[.CO3]+1" office:value-type="date" office:date-value="2019-03-06" calcext:value-type="date">
            <text:p>06</text:p>
          </table:table-cell>
          <table:table-cell table:style-name="ce20" table:content-validation-name="val2" table:formula="of:=[.CP3]+1" office:value-type="date" office:date-value="2019-03-07" calcext:value-type="date">
            <text:p>07</text:p>
          </table:table-cell>
          <table:table-cell table:style-name="ce20" table:content-validation-name="val2" table:formula="of:=[.CQ3]+1" office:value-type="date" office:date-value="2019-03-08" calcext:value-type="date">
            <text:p>08</text:p>
          </table:table-cell>
          <table:table-cell table:style-name="ce20" table:content-validation-name="val2" table:formula="of:=[.CR3]+1" office:value-type="date" office:date-value="2019-03-09" calcext:value-type="date">
            <text:p>09</text:p>
          </table:table-cell>
          <table:table-cell table:style-name="ce20" table:content-validation-name="val2" table:formula="of:=[.CS3]+1" office:value-type="date" office:date-value="2019-03-10" calcext:value-type="date">
            <text:p>10</text:p>
          </table:table-cell>
          <table:table-cell table:style-name="ce20" table:content-validation-name="val2" table:formula="of:=[.CT3]+1" office:value-type="date" office:date-value="2019-03-11" calcext:value-type="date">
            <text:p>11</text:p>
          </table:table-cell>
          <table:table-cell table:style-name="ce20" table:content-validation-name="val2" table:formula="of:=[.CU3]+1" office:value-type="date" office:date-value="2019-03-12" calcext:value-type="date">
            <text:p>12</text:p>
          </table:table-cell>
          <table:table-cell table:style-name="ce20" table:content-validation-name="val2" table:formula="of:=[.CV3]+1" office:value-type="date" office:date-value="2019-03-13" calcext:value-type="date">
            <text:p>13</text:p>
          </table:table-cell>
          <table:table-cell table:style-name="ce20" table:content-validation-name="val2" table:formula="of:=[.CW3]+1" office:value-type="date" office:date-value="2019-03-14" calcext:value-type="date">
            <text:p>14</text:p>
          </table:table-cell>
          <table:table-cell table:style-name="ce20" table:content-validation-name="val2" table:formula="of:=[.CX3]+1" office:value-type="date" office:date-value="2019-03-15" calcext:value-type="date">
            <text:p>15</text:p>
          </table:table-cell>
          <table:table-cell table:style-name="ce20" table:content-validation-name="val2" table:formula="of:=[.CY3]+1" office:value-type="date" office:date-value="2019-03-16" calcext:value-type="date">
            <text:p>16</text:p>
          </table:table-cell>
          <table:table-cell table:style-name="ce20" table:content-validation-name="val2" table:formula="of:=[.CZ3]+1" office:value-type="date" office:date-value="2019-03-17" calcext:value-type="date">
            <text:p>17</text:p>
          </table:table-cell>
          <table:table-cell table:style-name="ce20" table:content-validation-name="val2" table:formula="of:=[.DA3]+1" office:value-type="date" office:date-value="2019-03-18" calcext:value-type="date">
            <text:p>18</text:p>
          </table:table-cell>
          <table:table-cell table:style-name="ce20" table:content-validation-name="val2" table:formula="of:=[.DB3]+1" office:value-type="date" office:date-value="2019-03-19" calcext:value-type="date">
            <text:p>19</text:p>
          </table:table-cell>
          <table:table-cell table:style-name="ce20" table:content-validation-name="val2" table:formula="of:=[.DC3]+1" office:value-type="date" office:date-value="2019-03-20" calcext:value-type="date">
            <text:p>20</text:p>
          </table:table-cell>
          <table:table-cell table:style-name="ce20" table:content-validation-name="val2" table:formula="of:=[.DD3]+1" office:value-type="date" office:date-value="2019-03-21" calcext:value-type="date">
            <text:p>21</text:p>
          </table:table-cell>
          <table:table-cell table:style-name="ce20" table:content-validation-name="val2" table:formula="of:=[.DE3]+1" office:value-type="date" office:date-value="2019-03-22" calcext:value-type="date">
            <text:p>22</text:p>
          </table:table-cell>
          <table:table-cell table:style-name="ce20" table:content-validation-name="val2" table:formula="of:=[.DF3]+1" office:value-type="date" office:date-value="2019-03-23" calcext:value-type="date">
            <text:p>23</text:p>
          </table:table-cell>
          <table:table-cell table:style-name="ce20" table:content-validation-name="val2" table:formula="of:=[.DG3]+1" office:value-type="date" office:date-value="2019-03-24" calcext:value-type="date">
            <text:p>24</text:p>
          </table:table-cell>
          <table:table-cell table:style-name="ce20" table:content-validation-name="val2" table:formula="of:=[.DH3]+1" office:value-type="date" office:date-value="2019-03-25" calcext:value-type="date">
            <text:p>25</text:p>
          </table:table-cell>
          <table:table-cell table:style-name="ce20" table:content-validation-name="val2" table:formula="of:=[.DI3]+1" office:value-type="date" office:date-value="2019-03-26" calcext:value-type="date">
            <text:p>26</text:p>
          </table:table-cell>
          <table:table-cell table:style-name="ce20" table:content-validation-name="val2" table:formula="of:=[.DJ3]+1" office:value-type="date" office:date-value="2019-03-27" calcext:value-type="date">
            <text:p>27</text:p>
          </table:table-cell>
          <table:table-cell table:style-name="ce20" table:content-validation-name="val2" table:formula="of:=[.DK3]+1" office:value-type="date" office:date-value="2019-03-28" calcext:value-type="date">
            <text:p>28</text:p>
          </table:table-cell>
          <table:table-cell table:style-name="ce20" table:content-validation-name="val2" table:formula="of:=[.DL3]+1" office:value-type="date" office:date-value="2019-03-29" calcext:value-type="date">
            <text:p>29</text:p>
          </table:table-cell>
          <table:table-cell table:style-name="ce20" table:content-validation-name="val2" table:formula="of:=[.DM3]+1" office:value-type="date" office:date-value="2019-03-30" calcext:value-type="date">
            <text:p>30</text:p>
          </table:table-cell>
          <table:table-cell table:style-name="ce20" table:content-validation-name="val2" table:formula="of:=[.DN3]+1" office:value-type="date" office:date-value="2019-03-31" calcext:value-type="date">
            <text:p>31</text:p>
          </table:table-cell>
          <table:table-cell table:style-name="ce20" table:content-validation-name="val2" table:formula="of:=[.DO3]+1" office:value-type="date" office:date-value="2019-04-01" calcext:value-type="date">
            <text:p>01</text:p>
          </table:table-cell>
          <table:table-cell table:style-name="ce20" table:content-validation-name="val2" table:formula="of:=[.DP3]+1" office:value-type="date" office:date-value="2019-04-02" calcext:value-type="date">
            <text:p>02</text:p>
          </table:table-cell>
          <table:table-cell table:style-name="ce20" table:content-validation-name="val2" table:formula="of:=[.DQ3]+1" office:value-type="date" office:date-value="2019-04-03" calcext:value-type="date">
            <text:p>03</text:p>
          </table:table-cell>
          <table:table-cell table:style-name="ce20" table:content-validation-name="val2" table:formula="of:=[.DR3]+1" office:value-type="date" office:date-value="2019-04-04" calcext:value-type="date">
            <text:p>04</text:p>
          </table:table-cell>
          <table:table-cell table:style-name="ce20" table:content-validation-name="val2" table:formula="of:=[.DS3]+1" office:value-type="date" office:date-value="2019-04-05" calcext:value-type="date">
            <text:p>05</text:p>
          </table:table-cell>
          <table:table-cell table:style-name="ce20" table:content-validation-name="val2" table:formula="of:=[.DT3]+1" office:value-type="date" office:date-value="2019-04-06" calcext:value-type="date">
            <text:p>06</text:p>
          </table:table-cell>
          <table:table-cell table:style-name="ce20" table:content-validation-name="val2" table:formula="of:=[.DU3]+1" office:value-type="date" office:date-value="2019-04-07" calcext:value-type="date">
            <text:p>07</text:p>
          </table:table-cell>
          <table:table-cell table:style-name="ce20" table:content-validation-name="val2" table:formula="of:=[.DV3]+1" office:value-type="date" office:date-value="2019-04-08" calcext:value-type="date">
            <text:p>08</text:p>
          </table:table-cell>
          <table:table-cell table:style-name="ce20" table:content-validation-name="val2" table:formula="of:=[.DW3]+1" office:value-type="date" office:date-value="2019-04-09" calcext:value-type="date">
            <text:p>09</text:p>
          </table:table-cell>
          <table:table-cell table:style-name="ce20" table:content-validation-name="val2" table:formula="of:=[.DX3]+1" office:value-type="date" office:date-value="2019-04-10" calcext:value-type="date">
            <text:p>10</text:p>
          </table:table-cell>
          <table:table-cell table:style-name="ce20" table:content-validation-name="val2" table:formula="of:=[.DY3]+1" office:value-type="date" office:date-value="2019-04-11" calcext:value-type="date">
            <text:p>11</text:p>
          </table:table-cell>
          <table:table-cell table:style-name="ce20" table:content-validation-name="val2" table:formula="of:=[.DZ3]+1" office:value-type="date" office:date-value="2019-04-12" calcext:value-type="date">
            <text:p>12</text:p>
          </table:table-cell>
          <table:table-cell table:style-name="ce20" table:content-validation-name="val2" table:formula="of:=[.EA3]+1" office:value-type="date" office:date-value="2019-04-13" calcext:value-type="date">
            <text:p>13</text:p>
          </table:table-cell>
          <table:table-cell table:style-name="ce20" table:content-validation-name="val2" table:formula="of:=[.EB3]+1" office:value-type="date" office:date-value="2019-04-14" calcext:value-type="date">
            <text:p>14</text:p>
          </table:table-cell>
          <table:table-cell table:style-name="ce20" table:content-validation-name="val2" table:formula="of:=[.EC3]+1" office:value-type="date" office:date-value="2019-04-15" calcext:value-type="date">
            <text:p>15</text:p>
          </table:table-cell>
          <table:table-cell table:style-name="ce20" table:content-validation-name="val2" table:formula="of:=[.ED3]+1" office:value-type="date" office:date-value="2019-04-16" calcext:value-type="date">
            <text:p>16</text:p>
          </table:table-cell>
          <table:table-cell table:style-name="ce20" table:content-validation-name="val2" table:formula="of:=[.EE3]+1" office:value-type="date" office:date-value="2019-04-17" calcext:value-type="date">
            <text:p>17</text:p>
          </table:table-cell>
          <table:table-cell table:style-name="ce20" table:content-validation-name="val2" table:formula="of:=[.EF3]+1" office:value-type="date" office:date-value="2019-04-18" calcext:value-type="date">
            <text:p>18</text:p>
          </table:table-cell>
          <table:table-cell table:style-name="ce20" table:content-validation-name="val2" table:formula="of:=[.EG3]+1" office:value-type="date" office:date-value="2019-04-19" calcext:value-type="date">
            <text:p>19</text:p>
          </table:table-cell>
          <table:table-cell table:style-name="ce20" table:content-validation-name="val2" table:formula="of:=[.EH3]+1" office:value-type="date" office:date-value="2019-04-20" calcext:value-type="date">
            <text:p>20</text:p>
          </table:table-cell>
          <table:table-cell table:style-name="ce20" table:content-validation-name="val2" table:formula="of:=[.EI3]+1" office:value-type="date" office:date-value="2019-04-21" calcext:value-type="date">
            <text:p>21</text:p>
          </table:table-cell>
          <table:table-cell table:style-name="ce20" table:content-validation-name="val2" table:formula="of:=[.EJ3]+1" office:value-type="date" office:date-value="2019-04-22" calcext:value-type="date">
            <text:p>22</text:p>
          </table:table-cell>
          <table:table-cell table:style-name="ce20" table:content-validation-name="val2" table:formula="of:=[.EK3]+1" office:value-type="date" office:date-value="2019-04-23" calcext:value-type="date">
            <text:p>23</text:p>
          </table:table-cell>
          <table:table-cell table:style-name="ce20" table:content-validation-name="val2" table:formula="of:=[.EL3]+1" office:value-type="date" office:date-value="2019-04-24" calcext:value-type="date">
            <text:p>24</text:p>
          </table:table-cell>
          <table:table-cell table:style-name="ce20" table:content-validation-name="val2" table:formula="of:=[.EM3]+1" office:value-type="date" office:date-value="2019-04-25" calcext:value-type="date">
            <text:p>25</text:p>
          </table:table-cell>
          <table:table-cell table:style-name="ce20" table:content-validation-name="val2" table:formula="of:=[.EN3]+1" office:value-type="date" office:date-value="2019-04-26" calcext:value-type="date">
            <text:p>26</text:p>
          </table:table-cell>
          <table:table-cell table:style-name="ce20" table:content-validation-name="val2" table:formula="of:=[.EO3]+1" office:value-type="date" office:date-value="2019-04-27" calcext:value-type="date">
            <text:p>27</text:p>
          </table:table-cell>
          <table:table-cell table:style-name="ce20" table:content-validation-name="val2" table:formula="of:=[.EP3]+1" office:value-type="date" office:date-value="2019-04-28" calcext:value-type="date">
            <text:p>28</text:p>
          </table:table-cell>
          <table:table-cell table:style-name="ce20" table:content-validation-name="val2" table:formula="of:=[.EQ3]+1" office:value-type="date" office:date-value="2019-04-29" calcext:value-type="date">
            <text:p>29</text:p>
          </table:table-cell>
          <table:table-cell table:style-name="ce20" table:content-validation-name="val2" table:formula="of:=[.ER3]+1" office:value-type="date" office:date-value="2019-04-30" calcext:value-type="date">
            <text:p>30</text:p>
          </table:table-cell>
          <table:table-cell table:style-name="ce20" table:content-validation-name="val2" table:formula="of:=[.ES3]+1" office:value-type="date" office:date-value="2019-05-01" calcext:value-type="date">
            <text:p>01</text:p>
          </table:table-cell>
          <table:table-cell table:style-name="ce20" table:content-validation-name="val2" table:formula="of:=[.ET3]+1" office:value-type="date" office:date-value="2019-05-02" calcext:value-type="date">
            <text:p>02</text:p>
          </table:table-cell>
          <table:table-cell table:style-name="ce20" table:content-validation-name="val2" table:formula="of:=[.EU3]+1" office:value-type="date" office:date-value="2019-05-03" calcext:value-type="date">
            <text:p>03</text:p>
          </table:table-cell>
          <table:table-cell table:style-name="ce20" table:content-validation-name="val2" table:formula="of:=[.EV3]+1" office:value-type="date" office:date-value="2019-05-04" calcext:value-type="date">
            <text:p>04</text:p>
          </table:table-cell>
          <table:table-cell table:style-name="ce20" table:content-validation-name="val2" table:formula="of:=[.EW3]+1" office:value-type="date" office:date-value="2019-05-05" calcext:value-type="date">
            <text:p>05</text:p>
          </table:table-cell>
          <table:table-cell table:style-name="ce20" table:content-validation-name="val2" table:formula="of:=[.EX3]+1" office:value-type="date" office:date-value="2019-05-06" calcext:value-type="date">
            <text:p>06</text:p>
          </table:table-cell>
          <table:table-cell table:style-name="ce20" table:content-validation-name="val2" table:formula="of:=[.EY3]+1" office:value-type="date" office:date-value="2019-05-07" calcext:value-type="date">
            <text:p>07</text:p>
          </table:table-cell>
          <table:table-cell table:style-name="ce20" table:content-validation-name="val2" table:formula="of:=[.EZ3]+1" office:value-type="date" office:date-value="2019-05-08" calcext:value-type="date">
            <text:p>08</text:p>
          </table:table-cell>
          <table:table-cell table:style-name="ce20" table:content-validation-name="val2" table:formula="of:=[.FA3]+1" office:value-type="date" office:date-value="2019-05-09" calcext:value-type="date">
            <text:p>09</text:p>
          </table:table-cell>
          <table:table-cell table:style-name="ce20" table:content-validation-name="val2" table:formula="of:=[.FB3]+1" office:value-type="date" office:date-value="2019-05-10" calcext:value-type="date">
            <text:p>10</text:p>
          </table:table-cell>
          <table:table-cell table:style-name="ce20" table:content-validation-name="val2" table:formula="of:=[.FC3]+1" office:value-type="date" office:date-value="2019-05-11" calcext:value-type="date">
            <text:p>11</text:p>
          </table:table-cell>
          <table:table-cell table:style-name="ce20" table:content-validation-name="val2" table:formula="of:=[.FD3]+1" office:value-type="date" office:date-value="2019-05-12" calcext:value-type="date">
            <text:p>12</text:p>
          </table:table-cell>
          <table:table-cell table:style-name="ce20" table:content-validation-name="val2" table:formula="of:=[.FE3]+1" office:value-type="date" office:date-value="2019-05-13" calcext:value-type="date">
            <text:p>13</text:p>
          </table:table-cell>
          <table:table-cell table:style-name="ce20" table:content-validation-name="val2" table:formula="of:=[.FF3]+1" office:value-type="date" office:date-value="2019-05-14" calcext:value-type="date">
            <text:p>14</text:p>
          </table:table-cell>
          <table:table-cell table:style-name="ce20" table:content-validation-name="val2" table:formula="of:=[.FG3]+1" office:value-type="date" office:date-value="2019-05-15" calcext:value-type="date">
            <text:p>15</text:p>
          </table:table-cell>
          <table:table-cell table:style-name="ce20" table:content-validation-name="val2" table:formula="of:=[.FH3]+1" office:value-type="date" office:date-value="2019-05-16" calcext:value-type="date">
            <text:p>16</text:p>
          </table:table-cell>
          <table:table-cell table:style-name="ce20" table:content-validation-name="val2" table:formula="of:=[.FI3]+1" office:value-type="date" office:date-value="2019-05-17" calcext:value-type="date">
            <text:p>17</text:p>
          </table:table-cell>
          <table:table-cell table:style-name="ce20" table:content-validation-name="val2" table:formula="of:=[.FJ3]+1" office:value-type="date" office:date-value="2019-05-18" calcext:value-type="date">
            <text:p>18</text:p>
          </table:table-cell>
          <table:table-cell table:style-name="ce20" table:content-validation-name="val2" table:formula="of:=[.FK3]+1" office:value-type="date" office:date-value="2019-05-19" calcext:value-type="date">
            <text:p>19</text:p>
          </table:table-cell>
          <table:table-cell table:style-name="ce20" table:content-validation-name="val2" table:formula="of:=[.FL3]+1" office:value-type="date" office:date-value="2019-05-20" calcext:value-type="date">
            <text:p>20</text:p>
          </table:table-cell>
          <table:table-cell table:style-name="ce20" table:content-validation-name="val2" table:formula="of:=[.FM3]+1" office:value-type="date" office:date-value="2019-05-21" calcext:value-type="date">
            <text:p>21</text:p>
          </table:table-cell>
          <table:table-cell table:style-name="ce20" table:content-validation-name="val2" table:formula="of:=[.FN3]+1" office:value-type="date" office:date-value="2019-05-22" calcext:value-type="date">
            <text:p>22</text:p>
          </table:table-cell>
          <table:table-cell table:style-name="ce20" table:content-validation-name="val2" table:formula="of:=[.FO3]+1" office:value-type="date" office:date-value="2019-05-23" calcext:value-type="date">
            <text:p>23</text:p>
          </table:table-cell>
          <table:table-cell table:style-name="ce20" table:content-validation-name="val2" table:formula="of:=[.FP3]+1" office:value-type="date" office:date-value="2019-05-24" calcext:value-type="date">
            <text:p>24</text:p>
          </table:table-cell>
          <table:table-cell table:style-name="ce20" table:content-validation-name="val2" table:formula="of:=[.FQ3]+1" office:value-type="date" office:date-value="2019-05-25" calcext:value-type="date">
            <text:p>25</text:p>
          </table:table-cell>
          <table:table-cell table:style-name="ce20" table:content-validation-name="val2" table:formula="of:=[.FR3]+1" office:value-type="date" office:date-value="2019-05-26" calcext:value-type="date">
            <text:p>26</text:p>
          </table:table-cell>
          <table:table-cell table:style-name="ce20" table:content-validation-name="val2" table:formula="of:=[.FS3]+1" office:value-type="date" office:date-value="2019-05-27" calcext:value-type="date">
            <text:p>27</text:p>
          </table:table-cell>
          <table:table-cell table:style-name="ce20" table:content-validation-name="val2" table:formula="of:=[.FT3]+1" office:value-type="date" office:date-value="2019-05-28" calcext:value-type="date">
            <text:p>28</text:p>
          </table:table-cell>
          <table:table-cell table:style-name="ce20" table:content-validation-name="val2" table:formula="of:=[.FU3]+1" office:value-type="date" office:date-value="2019-05-29" calcext:value-type="date">
            <text:p>29</text:p>
          </table:table-cell>
          <table:table-cell table:style-name="ce20" table:content-validation-name="val2" table:formula="of:=[.FV3]+1" office:value-type="date" office:date-value="2019-05-30" calcext:value-type="date">
            <text:p>30</text:p>
          </table:table-cell>
          <table:table-cell table:style-name="ce20" table:content-validation-name="val2" table:formula="of:=[.FW3]+1" office:value-type="date" office:date-value="2019-05-31" calcext:value-type="date">
            <text:p>31</text:p>
          </table:table-cell>
          <table:table-cell table:style-name="ce20" table:content-validation-name="val2" table:formula="of:=[.FX3]+1" office:value-type="date" office:date-value="2019-06-01" calcext:value-type="date">
            <text:p>01</text:p>
          </table:table-cell>
          <table:table-cell table:style-name="ce20" table:content-validation-name="val2" table:formula="of:=[.FY3]+1" office:value-type="date" office:date-value="2019-06-02" calcext:value-type="date">
            <text:p>02</text:p>
          </table:table-cell>
          <table:table-cell table:style-name="ce20" table:content-validation-name="val2" table:formula="of:=[.FZ3]+1" office:value-type="date" office:date-value="2019-06-03" calcext:value-type="date">
            <text:p>03</text:p>
          </table:table-cell>
          <table:table-cell table:style-name="ce20" table:content-validation-name="val2" table:formula="of:=[.GA3]+1" office:value-type="date" office:date-value="2019-06-04" calcext:value-type="date">
            <text:p>04</text:p>
          </table:table-cell>
          <table:table-cell table:style-name="ce20" table:content-validation-name="val2" table:formula="of:=[.GB3]+1" office:value-type="date" office:date-value="2019-06-05" calcext:value-type="date">
            <text:p>05</text:p>
          </table:table-cell>
          <table:table-cell table:style-name="ce20" table:content-validation-name="val2" table:formula="of:=[.GC3]+1" office:value-type="date" office:date-value="2019-06-06" calcext:value-type="date">
            <text:p>06</text:p>
          </table:table-cell>
          <table:table-cell table:style-name="ce20" table:content-validation-name="val2" table:formula="of:=[.GD3]+1" office:value-type="date" office:date-value="2019-06-07" calcext:value-type="date">
            <text:p>07</text:p>
          </table:table-cell>
          <table:table-cell table:style-name="ce20" table:content-validation-name="val2" table:formula="of:=[.GE3]+1" office:value-type="date" office:date-value="2019-06-08" calcext:value-type="date">
            <text:p>08</text:p>
          </table:table-cell>
        </table:table-row>
        <table:table-row table:style-name="ro1">
          <table:table-cell/>
          <table:table-cell table:content-validation-name="val1" office:value-type="string" calcext:value-type="string">
            <text:p>Platform</text:p>
          </table:table-cell>
          <table:table-cell table:style-name="ce3" table:formula="of:=[.C2]" office:value-type="date" office:date-value="2018-12-10" calcext:value-type="date">
            <text:p>10-Dec-2018</text:p>
          </table:table-cell>
          <table:table-cell table:formula="of:=IFERROR([.D3]+MATCH(TRUE();[.$B$4]=OFFSET([$issues.$B$2];[.D3];0;ROWS([$issues.$B$2:$issues.$B$101])-[.D3];1);0);&quot;&quot;)" office:value-type="float" office:value="2" calcext:value-type="float">
            <text:p>2</text:p>
          </table:table-cell>
          <table:table-cell table:formula="of:=IF([.$D4]&lt;&gt;&quot;&quot;;IF(INDEX([$issues.A$1:$issues.A$1048576];[.$D4])&lt;&gt;&quot;&quot;;INDEX([$issues.A$1:$issues.A$1048576];[.$D4]);&quot;&quot;);&quot;&quot;)" office:value-type="float" office:value="32" calcext:value-type="float">
            <text:p>32</text:p>
          </table:table-cell>
          <table:table-cell table:formula="of:=IFERROR(IF([.$D4]&lt;&gt;&quot;&quot;;IF(INDEX([$issues.E$1:$issues.E$1048576];[.$D4])&lt;&gt;&quot;&quot;;INDEX([$issues.E$1:$issues.E$1048576];[.$D4]);&quot;&quot;);&quot;&quot;)/28800; &quot;&quot;)" office:value-type="float" office:value="0.5" calcext:value-type="float">
            <text:p>0.5</text:p>
          </table:table-cell>
          <table:table-cell table:formula="of:=IFERROR(IF([.$D4]&lt;&gt;&quot;&quot;;IF(INDEX([$issues.F$1:$issues.F$1048576];[.$D4])&lt;&gt;&quot;&quot;;INDEX([$issues.F$1:$issues.F$1048576];[.$D4]);&quot;&quot;);&quot;&quot;); &quot;&quot;)" office:value-type="date" office:date-value="2018-12-11" calcext:value-type="date">
            <text:p>11-Dec-2018</text:p>
          </table:table-cell>
          <table:table-cell table:style-name="ce22"/>
          <table:table-cell table:style-name="ce25" table:number-columns-repeated="180"/>
        </table:table-row>
        <table:table-row table:style-name="ro1">
          <table:table-cell table:number-columns-repeated="2"/>
          <table:table-cell table:style-name="ce3" table:formula="of:=IF([.$G5]=&quot;&quot;;&quot;&quot;;IF([.$G4]=[.$G5];[.$C4];COM.MICROSOFT.WORKDAY.INTL([.$G4];1;&quot;0000111&quot;)))" office:value-type="date" office:date-value="2018-12-10" calcext:value-type="date">
            <text:p>10-Dec-2018</text:p>
          </table:table-cell>
          <table:table-cell table:formula="of:=IFERROR([.D4]+MATCH(TRUE();[.$B$4]=OFFSET([$issues.$B$2];[.D4];0;ROWS([$issues.$B$2:$issues.$B$101])-[.D4];1);0);&quot;&quot;)" office:value-type="float" office:value="3" calcext:value-type="float">
            <text:p>3</text:p>
          </table:table-cell>
          <table:table-cell table:formula="of:=IF([.$D5]&lt;&gt;&quot;&quot;;IF(INDEX([$issues.A$1:$issues.A$1048576];[.$D5])&lt;&gt;&quot;&quot;;INDEX([$issues.A$1:$issues.A$1048576];[.$D5]);&quot;&quot;);&quot;&quot;)" office:value-type="float" office:value="34" calcext:value-type="float">
            <text:p>34</text:p>
          </table:table-cell>
          <table:table-cell table:formula="of:=IFERROR(IF([.$D5]&lt;&gt;&quot;&quot;;IF(INDEX([$issues.E$1:$issues.E$1048576];[.$D5])&lt;&gt;&quot;&quot;;INDEX([$issues.E$1:$issues.E$1048576];[.$D5]);&quot;&quot;);&quot;&quot;)/28800; &quot;&quot;)" office:value-type="float" office:value="0.25" calcext:value-type="float">
            <text:p>0.25</text:p>
          </table:table-cell>
          <table:table-cell table:formula="of:=IFERROR(IF([.$D5]&lt;&gt;&quot;&quot;;IF(INDEX([$issues.F$1:$issues.F$1048576];[.$D5])&lt;&gt;&quot;&quot;;INDEX([$issues.F$1:$issues.F$1048576];[.$D5]);&quot;&quot;);&quot;&quot;); &quot;&quot;)" office:value-type="date" office:date-value="2018-12-11" calcext:value-type="date">
            <text:p>11-Dec-2018</text:p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]=&quot;&quot;;&quot;&quot;;IF([.$G5]=[.$G6];[.$C5];COM.MICROSOFT.WORKDAY.INTL([.$G5];1;&quot;0000111&quot;)))" office:value-type="date" office:date-value="2018-12-10" calcext:value-type="date">
            <text:p>10-Dec-2018</text:p>
          </table:table-cell>
          <table:table-cell table:formula="of:=IFERROR([.D5]+MATCH(TRUE();[.$B$4]=OFFSET([$issues.$B$2];[.D5];0;ROWS([$issues.$B$2:$issues.$B$101])-[.D5];1);0);&quot;&quot;)" office:value-type="float" office:value="4" calcext:value-type="float">
            <text:p>4</text:p>
          </table:table-cell>
          <table:table-cell table:formula="of:=IF([.$D6]&lt;&gt;&quot;&quot;;IF(INDEX([$issues.A$1:$issues.A$1048576];[.$D6])&lt;&gt;&quot;&quot;;INDEX([$issues.A$1:$issues.A$1048576];[.$D6]);&quot;&quot;);&quot;&quot;)" office:value-type="float" office:value="33" calcext:value-type="float">
            <text:p>33</text:p>
          </table:table-cell>
          <table:table-cell table:formula="of:=IFERROR(IF([.$D6]&lt;&gt;&quot;&quot;;IF(INDEX([$issues.E$1:$issues.E$1048576];[.$D6])&lt;&gt;&quot;&quot;;INDEX([$issues.E$1:$issues.E$1048576];[.$D6]);&quot;&quot;);&quot;&quot;)/28800; &quot;&quot;)" office:value-type="float" office:value="0.375" calcext:value-type="float">
            <text:p>0.375</text:p>
          </table:table-cell>
          <table:table-cell table:formula="of:=IFERROR(IF([.$D6]&lt;&gt;&quot;&quot;;IF(INDEX([$issues.F$1:$issues.F$1048576];[.$D6])&lt;&gt;&quot;&quot;;INDEX([$issues.F$1:$issues.F$1048576];[.$D6]);&quot;&quot;);&quot;&quot;); &quot;&quot;)" office:value-type="date" office:date-value="2018-12-11" calcext:value-type="date">
            <text:p>11-Dec-2018</text:p>
          </table:table-cell>
          <table:table-cell table:style-name="ce25" table:number-columns-repeated="181"/>
        </table:table-row>
        <table:table-row table:style-name="ro1">
          <table:table-cell/>
          <table:table-cell table:style-name="ce3"/>
          <table:table-cell table:style-name="ce3" table:formula="of:=IF([.$G7]=&quot;&quot;;&quot;&quot;;IF([.$G6]=[.$G7];[.$C6];COM.MICROSOFT.WORKDAY.INTL([.$G6];1;&quot;0000111&quot;)))" office:value-type="date" office:date-value="2018-12-12" calcext:value-type="date">
            <text:p>12-Dec-2018</text:p>
          </table:table-cell>
          <table:table-cell table:formula="of:=IFERROR([.D6]+MATCH(TRUE();[.$B$4]=OFFSET([$issues.$B$2];[.D6];0;ROWS([$issues.$B$2:$issues.$B$101])-[.D6];1);0);&quot;&quot;)" office:value-type="float" office:value="5" calcext:value-type="float">
            <text:p>5</text:p>
          </table:table-cell>
          <table:table-cell table:formula="of:=IF([.$D7]&lt;&gt;&quot;&quot;;IF(INDEX([$issues.A$1:$issues.A$1048576];[.$D7])&lt;&gt;&quot;&quot;;INDEX([$issues.A$1:$issues.A$1048576];[.$D7]);&quot;&quot;);&quot;&quot;)" office:value-type="float" office:value="35" calcext:value-type="float">
            <text:p>35</text:p>
          </table:table-cell>
          <table:table-cell table:formula="of:=IFERROR(IF([.$D7]&lt;&gt;&quot;&quot;;IF(INDEX([$issues.E$1:$issues.E$1048576];[.$D7])&lt;&gt;&quot;&quot;;INDEX([$issues.E$1:$issues.E$1048576];[.$D7]);&quot;&quot;);&quot;&quot;)/28800; &quot;&quot;)" office:value-type="float" office:value="0.5" calcext:value-type="float">
            <text:p>0.5</text:p>
          </table:table-cell>
          <table:table-cell table:formula="of:=IFERROR(IF([.$D7]&lt;&gt;&quot;&quot;;IF(INDEX([$issues.F$1:$issues.F$1048576];[.$D7])&lt;&gt;&quot;&quot;;INDEX([$issues.F$1:$issues.F$1048576];[.$D7]);&quot;&quot;);&quot;&quot;); &quot;&quot;)" office:value-type="date" office:date-value="2018-12-12" calcext:value-type="date">
            <text:p>12-Dec-2018</text:p>
          </table:table-cell>
          <table:table-cell table:style-name="ce25" table:number-columns-repeated="181"/>
        </table:table-row>
        <table:table-row table:style-name="ro1">
          <table:table-cell table:style-name="Task" office:value-type="string" calcext:value-type="string">
            <text:p>Task</text:p>
          </table:table-cell>
          <table:table-cell/>
          <table:table-cell table:style-name="ce3" table:formula="of:=IF([.$G8]=&quot;&quot;;&quot;&quot;;IF([.$G7]=[.$G8];[.$C7];COM.MICROSOFT.WORKDAY.INTL([.$G7];1;&quot;0000111&quot;)))" office:value-type="date" office:date-value="2018-12-13" calcext:value-type="date">
            <text:p>13-Dec-2018</text:p>
          </table:table-cell>
          <table:table-cell table:formula="of:=IFERROR([.D7]+MATCH(TRUE();[.$B$4]=OFFSET([$issues.$B$2];[.D7];0;ROWS([$issues.$B$2:$issues.$B$101])-[.D7];1);0);&quot;&quot;)" office:value-type="float" office:value="6" calcext:value-type="float">
            <text:p>6</text:p>
          </table:table-cell>
          <table:table-cell table:formula="of:=IF([.$D8]&lt;&gt;&quot;&quot;;IF(INDEX([$issues.A$1:$issues.A$1048576];[.$D8])&lt;&gt;&quot;&quot;;INDEX([$issues.A$1:$issues.A$1048576];[.$D8]);&quot;&quot;);&quot;&quot;)" office:value-type="float" office:value="36" calcext:value-type="float">
            <text:p>36</text:p>
          </table:table-cell>
          <table:table-cell table:formula="of:=IFERROR(IF([.$D8]&lt;&gt;&quot;&quot;;IF(INDEX([$issues.E$1:$issues.E$1048576];[.$D8])&lt;&gt;&quot;&quot;;INDEX([$issues.E$1:$issues.E$1048576];[.$D8]);&quot;&quot;);&quot;&quot;)/28800; &quot;&quot;)" office:value-type="float" office:value="1" calcext:value-type="float">
            <text:p>1</text:p>
          </table:table-cell>
          <table:table-cell table:formula="of:=IFERROR(IF([.$D8]&lt;&gt;&quot;&quot;;IF(INDEX([$issues.F$1:$issues.F$1048576];[.$D8])&lt;&gt;&quot;&quot;;INDEX([$issues.F$1:$issues.F$1048576];[.$D8]);&quot;&quot;);&quot;&quot;); &quot;&quot;)" office:value-type="date" office:date-value="2018-12-13" calcext:value-type="date">
            <text:p>13-Dec-2018</text:p>
          </table:table-cell>
          <table:table-cell table:style-name="ce25" table:number-columns-repeated="181"/>
        </table:table-row>
        <table:table-row table:style-name="ro1">
          <table:table-cell table:style-name="BankHolidays" office:value-type="string" calcext:value-type="string">
            <text:p>Bank Holiday</text:p>
          </table:table-cell>
          <table:table-cell/>
          <table:table-cell table:style-name="ce3" table:formula="of:=IF([.$G9]=&quot;&quot;;&quot;&quot;;IF([.$G8]=[.$G9];[.$C8];COM.MICROSOFT.WORKDAY.INTL([.$G8];1;&quot;0000111&quot;)))" office:value-type="date" office:date-value="2018-12-13" calcext:value-type="date">
            <text:p>13-Dec-2018</text:p>
          </table:table-cell>
          <table:table-cell table:formula="of:=IFERROR([.D8]+MATCH(TRUE();[.$B$4]=OFFSET([$issues.$B$2];[.D8];0;ROWS([$issues.$B$2:$issues.$B$101])-[.D8];1);0);&quot;&quot;)" office:value-type="float" office:value="7" calcext:value-type="float">
            <text:p>7</text:p>
          </table:table-cell>
          <table:table-cell table:formula="of:=IF([.$D9]&lt;&gt;&quot;&quot;;IF(INDEX([$issues.A$1:$issues.A$1048576];[.$D9])&lt;&gt;&quot;&quot;;INDEX([$issues.A$1:$issues.A$1048576];[.$D9]);&quot;&quot;);&quot;&quot;)" office:value-type="float" office:value="37" calcext:value-type="float">
            <text:p>37</text:p>
          </table:table-cell>
          <table:table-cell table:formula="of:=IFERROR(IF([.$D9]&lt;&gt;&quot;&quot;;IF(INDEX([$issues.E$1:$issues.E$1048576];[.$D9])&lt;&gt;&quot;&quot;;INDEX([$issues.E$1:$issues.E$1048576];[.$D9]);&quot;&quot;);&quot;&quot;)/28800; &quot;&quot;)" office:value-type="float" office:value="0.25" calcext:value-type="float">
            <text:p>0.25</text:p>
          </table:table-cell>
          <table:table-cell table:formula="of:=IFERROR(IF([.$D9]&lt;&gt;&quot;&quot;;IF(INDEX([$issues.F$1:$issues.F$1048576];[.$D9])&lt;&gt;&quot;&quot;;INDEX([$issues.F$1:$issues.F$1048576];[.$D9]);&quot;&quot;);&quot;&quot;); &quot;&quot;)" office:value-type="date" office:date-value="2018-12-13" calcext:value-type="date">
            <text:p>13-Dec-2018</text:p>
          </table:table-cell>
          <table:table-cell table:style-name="ce25" table:number-columns-repeated="181"/>
        </table:table-row>
        <table:table-row table:style-name="ro1">
          <table:table-cell table:style-name="Good" office:value-type="string" calcext:value-type="string">
            <text:p>Weekend</text:p>
          </table:table-cell>
          <table:table-cell/>
          <table:table-cell table:style-name="ce3" table:formula="of:=IF([.$G10]=&quot;&quot;;&quot;&quot;;IF([.$G9]=[.$G10];[.$C9];COM.MICROSOFT.WORKDAY.INTL([.$G9];1;&quot;0000111&quot;)))" office:value-type="date" office:date-value="2018-12-17" calcext:value-type="date">
            <text:p>17-Dec-2018</text:p>
          </table:table-cell>
          <table:table-cell table:formula="of:=IFERROR([.D9]+MATCH(TRUE();[.$B$4]=OFFSET([$issues.$B$2];[.D9];0;ROWS([$issues.$B$2:$issues.$B$101])-[.D9];1);0);&quot;&quot;)" office:value-type="float" office:value="8" calcext:value-type="float">
            <text:p>8</text:p>
          </table:table-cell>
          <table:table-cell table:formula="of:=IF([.$D10]&lt;&gt;&quot;&quot;;IF(INDEX([$issues.A$1:$issues.A$1048576];[.$D10])&lt;&gt;&quot;&quot;;INDEX([$issues.A$1:$issues.A$1048576];[.$D10]);&quot;&quot;);&quot;&quot;)" office:value-type="float" office:value="38" calcext:value-type="float">
            <text:p>38</text:p>
          </table:table-cell>
          <table:table-cell table:formula="of:=IFERROR(IF([.$D10]&lt;&gt;&quot;&quot;;IF(INDEX([$issues.E$1:$issues.E$1048576];[.$D10])&lt;&gt;&quot;&quot;;INDEX([$issues.E$1:$issues.E$1048576];[.$D10]);&quot;&quot;);&quot;&quot;)/28800; &quot;&quot;)" office:value-type="float" office:value="0.5" calcext:value-type="float">
            <text:p>0.5</text:p>
          </table:table-cell>
          <table:table-cell table:formula="of:=IFERROR(IF([.$D10]&lt;&gt;&quot;&quot;;IF(INDEX([$issues.F$1:$issues.F$1048576];[.$D10])&lt;&gt;&quot;&quot;;INDEX([$issues.F$1:$issues.F$1048576];[.$D10]);&quot;&quot;);&quot;&quot;); &quot;&quot;)" office:value-type="date" office:date-value="2018-12-14" calcext:value-type="date">
            <text:p>14-Dec-2018</text:p>
          </table:table-cell>
          <table:table-cell table:style-name="ce25" table:number-columns-repeated="181"/>
        </table:table-row>
        <table:table-row table:style-name="ro1">
          <table:table-cell table:style-name="Leave" office:value-type="string" calcext:value-type="string">
            <text:p>Leave</text:p>
          </table:table-cell>
          <table:table-cell/>
          <table:table-cell table:style-name="ce3" table:formula="of:=IF([.$G11]=&quot;&quot;;&quot;&quot;;IF([.$G10]=[.$G11];[.$C10];COM.MICROSOFT.WORKDAY.INTL([.$G10];1;&quot;0000111&quot;)))" office:value-type="date" office:date-value="2018-12-17" calcext:value-type="date">
            <text:p>17-Dec-2018</text:p>
          </table:table-cell>
          <table:table-cell table:formula="of:=IFERROR([.D10]+MATCH(TRUE();[.$B$4]=OFFSET([$issues.$B$2];[.D10];0;ROWS([$issues.$B$2:$issues.$B$101])-[.D10];1);0);&quot;&quot;)" office:value-type="float" office:value="9" calcext:value-type="float">
            <text:p>9</text:p>
          </table:table-cell>
          <table:table-cell table:formula="of:=IF([.$D11]&lt;&gt;&quot;&quot;;IF(INDEX([$issues.A$1:$issues.A$1048576];[.$D11])&lt;&gt;&quot;&quot;;INDEX([$issues.A$1:$issues.A$1048576];[.$D11]);&quot;&quot;);&quot;&quot;)" office:value-type="float" office:value="39" calcext:value-type="float">
            <text:p>39</text:p>
          </table:table-cell>
          <table:table-cell table:formula="of:=IFERROR(IF([.$D11]&lt;&gt;&quot;&quot;;IF(INDEX([$issues.E$1:$issues.E$1048576];[.$D11])&lt;&gt;&quot;&quot;;INDEX([$issues.E$1:$issues.E$1048576];[.$D11]);&quot;&quot;);&quot;&quot;)/28800; &quot;&quot;)" office:value-type="float" office:value="2" calcext:value-type="float">
            <text:p>2</text:p>
          </table:table-cell>
          <table:table-cell table:formula="of:=IFERROR(IF([.$D11]&lt;&gt;&quot;&quot;;IF(INDEX([$issues.F$1:$issues.F$1048576];[.$D11])&lt;&gt;&quot;&quot;;INDEX([$issues.F$1:$issues.F$1048576];[.$D11]);&quot;&quot;);&quot;&quot;); &quot;&quot;)" office:value-type="date" office:date-value="2018-12-18" calcext:value-type="date">
            <text:p>18-Dec-2018</text:p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2]=&quot;&quot;;&quot;&quot;;IF([.$G11]=[.$G12];[.$C11];COM.MICROSOFT.WORKDAY.INTL([.$G11];1;&quot;0000111&quot;)))" office:value-type="date" office:date-value="2018-12-19" calcext:value-type="date">
            <text:p>19-Dec-2018</text:p>
          </table:table-cell>
          <table:table-cell table:formula="of:=IFERROR([.D11]+MATCH(TRUE();[.$B$4]=OFFSET([$issues.$B$2];[.D11];0;ROWS([$issues.$B$2:$issues.$B$101])-[.D11];1);0);&quot;&quot;)" office:value-type="float" office:value="10" calcext:value-type="float">
            <text:p>10</text:p>
          </table:table-cell>
          <table:table-cell table:formula="of:=IF([.$D12]&lt;&gt;&quot;&quot;;IF(INDEX([$issues.A$1:$issues.A$1048576];[.$D12])&lt;&gt;&quot;&quot;;INDEX([$issues.A$1:$issues.A$1048576];[.$D12]);&quot;&quot;);&quot;&quot;)" office:value-type="float" office:value="40" calcext:value-type="float">
            <text:p>40</text:p>
          </table:table-cell>
          <table:table-cell table:formula="of:=IFERROR(IF([.$D12]&lt;&gt;&quot;&quot;;IF(INDEX([$issues.E$1:$issues.E$1048576];[.$D12])&lt;&gt;&quot;&quot;;INDEX([$issues.E$1:$issues.E$1048576];[.$D12]);&quot;&quot;);&quot;&quot;)/28800; &quot;&quot;)" office:value-type="float" office:value="2" calcext:value-type="float">
            <text:p>2</text:p>
          </table:table-cell>
          <table:table-cell table:formula="of:=IFERROR(IF([.$D12]&lt;&gt;&quot;&quot;;IF(INDEX([$issues.F$1:$issues.F$1048576];[.$D12])&lt;&gt;&quot;&quot;;INDEX([$issues.F$1:$issues.F$1048576];[.$D12]);&quot;&quot;);&quot;&quot;); &quot;&quot;)" office:value-type="date" office:date-value="2018-12-20" calcext:value-type="date">
            <text:p>20-Dec-2018</text:p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3]=&quot;&quot;;&quot;&quot;;IF([.$G12]=[.$G13];[.$C12];COM.MICROSOFT.WORKDAY.INTL([.$G12];1;&quot;0000111&quot;)))" office:value-type="date" office:date-value="2018-12-24" calcext:value-type="date">
            <text:p>24-Dec-2018</text:p>
          </table:table-cell>
          <table:table-cell table:formula="of:=IFERROR([.D12]+MATCH(TRUE();[.$B$4]=OFFSET([$issues.$B$2];[.D12];0;ROWS([$issues.$B$2:$issues.$B$101])-[.D12];1);0);&quot;&quot;)" office:value-type="float" office:value="11" calcext:value-type="float">
            <text:p>11</text:p>
          </table:table-cell>
          <table:table-cell table:formula="of:=IF([.$D13]&lt;&gt;&quot;&quot;;IF(INDEX([$issues.A$1:$issues.A$1048576];[.$D13])&lt;&gt;&quot;&quot;;INDEX([$issues.A$1:$issues.A$1048576];[.$D13]);&quot;&quot;);&quot;&quot;)" office:value-type="float" office:value="42" calcext:value-type="float">
            <text:p>42</text:p>
          </table:table-cell>
          <table:table-cell table:formula="of:=IFERROR(IF([.$D13]&lt;&gt;&quot;&quot;;IF(INDEX([$issues.E$1:$issues.E$1048576];[.$D13])&lt;&gt;&quot;&quot;;INDEX([$issues.E$1:$issues.E$1048576];[.$D13]);&quot;&quot;);&quot;&quot;)/28800; &quot;&quot;)" office:value-type="float" office:value="2" calcext:value-type="float">
            <text:p>2</text:p>
          </table:table-cell>
          <table:table-cell table:formula="of:=IFERROR(IF([.$D13]&lt;&gt;&quot;&quot;;IF(INDEX([$issues.F$1:$issues.F$1048576];[.$D13])&lt;&gt;&quot;&quot;;INDEX([$issues.F$1:$issues.F$1048576];[.$D13]);&quot;&quot;);&quot;&quot;); &quot;&quot;)" office:value-type="date" office:date-value="2019-01-16" calcext:value-type="date">
            <text:p>16-Jan-2019</text:p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4]=&quot;&quot;;&quot;&quot;;IF([.$G13]=[.$G14];[.$C13];COM.MICROSOFT.WORKDAY.INTL([.$G13];1;&quot;0000111&quot;)))" office:value-type="date" office:date-value="2019-01-17" calcext:value-type="date">
            <text:p>17-Jan-2019</text:p>
          </table:table-cell>
          <table:table-cell table:formula="of:=IFERROR([.D13]+MATCH(TRUE();[.$B$4]=OFFSET([$issues.$B$2];[.D13];0;ROWS([$issues.$B$2:$issues.$B$101])-[.D13];1);0);&quot;&quot;)" office:value-type="float" office:value="12" calcext:value-type="float">
            <text:p>12</text:p>
          </table:table-cell>
          <table:table-cell table:formula="of:=IF([.$D14]&lt;&gt;&quot;&quot;;IF(INDEX([$issues.A$1:$issues.A$1048576];[.$D14])&lt;&gt;&quot;&quot;;INDEX([$issues.A$1:$issues.A$1048576];[.$D14]);&quot;&quot;);&quot;&quot;)" office:value-type="float" office:value="8" calcext:value-type="float">
            <text:p>8</text:p>
          </table:table-cell>
          <table:table-cell table:formula="of:=IFERROR(IF([.$D14]&lt;&gt;&quot;&quot;;IF(INDEX([$issues.E$1:$issues.E$1048576];[.$D14])&lt;&gt;&quot;&quot;;INDEX([$issues.E$1:$issues.E$1048576];[.$D14]);&quot;&quot;);&quot;&quot;)/28800; &quot;&quot;)" office:value-type="float" office:value="2" calcext:value-type="float">
            <text:p>2</text:p>
          </table:table-cell>
          <table:table-cell table:formula="of:=IFERROR(IF([.$D14]&lt;&gt;&quot;&quot;;IF(INDEX([$issues.F$1:$issues.F$1048576];[.$D14])&lt;&gt;&quot;&quot;;INDEX([$issues.F$1:$issues.F$1048576];[.$D14]);&quot;&quot;);&quot;&quot;); &quot;&quot;)" office:value-type="date" office:date-value="2019-01-22" calcext:value-type="date">
            <text:p>22-Jan-2019</text:p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5]=&quot;&quot;;&quot;&quot;;IF([.$G14]=[.$G15];[.$C14];COM.MICROSOFT.WORKDAY.INTL([.$G14];1;&quot;0000111&quot;)))">
            <text:p/>
          </table:table-cell>
          <table:table-cell table:formula="of:=IFERROR([.D14]+MATCH(TRUE();[.$B$4]=OFFSET([$issues.$B$2];[.D14];0;ROWS([$issues.$B$2:$issues.$B$101])-[.D14];1);0);&quot;&quot;)">
            <text:p/>
          </table:table-cell>
          <table:table-cell table:formula="of:=IF([.$D15]&lt;&gt;&quot;&quot;;IF(INDEX([$issues.A$1:$issues.A$1048576];[.$D15])&lt;&gt;&quot;&quot;;INDEX([$issues.A$1:$issues.A$1048576];[.$D15]);&quot;&quot;);&quot;&quot;)">
            <text:p/>
          </table:table-cell>
          <table:table-cell table:formula="of:=IFERROR(IF([.$D15]&lt;&gt;&quot;&quot;;IF(INDEX([$issues.E$1:$issues.E$1048576];[.$D15])&lt;&gt;&quot;&quot;;INDEX([$issues.E$1:$issues.E$1048576];[.$D15]);&quot;&quot;);&quot;&quot;)/28800; &quot;&quot;)">
            <text:p/>
          </table:table-cell>
          <table:table-cell table:formula="of:=IFERROR(IF([.$D15]&lt;&gt;&quot;&quot;;IF(INDEX([$issues.F$1:$issues.F$1048576];[.$D15])&lt;&gt;&quot;&quot;;INDEX([$issues.F$1:$issues.F$1048576];[.$D1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6]=&quot;&quot;;&quot;&quot;;IF([.$G15]=[.$G16];[.$C15];COM.MICROSOFT.WORKDAY.INTL([.$G15];1;&quot;0000111&quot;)))">
            <text:p/>
          </table:table-cell>
          <table:table-cell table:formula="of:=IFERROR([.D15]+MATCH(TRUE();[.$B$4]=OFFSET([$issues.$B$2];[.D15];0;ROWS([$issues.$B$2:$issues.$B$101])-[.D15];1);0);&quot;&quot;)">
            <text:p/>
          </table:table-cell>
          <table:table-cell table:formula="of:=IF([.$D16]&lt;&gt;&quot;&quot;;IF(INDEX([$issues.A$1:$issues.A$1048576];[.$D16])&lt;&gt;&quot;&quot;;INDEX([$issues.A$1:$issues.A$1048576];[.$D16]);&quot;&quot;);&quot;&quot;)">
            <text:p/>
          </table:table-cell>
          <table:table-cell table:formula="of:=IFERROR(IF([.$D16]&lt;&gt;&quot;&quot;;IF(INDEX([$issues.E$1:$issues.E$1048576];[.$D16])&lt;&gt;&quot;&quot;;INDEX([$issues.E$1:$issues.E$1048576];[.$D16]);&quot;&quot;);&quot;&quot;)/28800; &quot;&quot;)">
            <text:p/>
          </table:table-cell>
          <table:table-cell table:formula="of:=IFERROR(IF([.$D16]&lt;&gt;&quot;&quot;;IF(INDEX([$issues.F$1:$issues.F$1048576];[.$D16])&lt;&gt;&quot;&quot;;INDEX([$issues.F$1:$issues.F$1048576];[.$D16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7]=&quot;&quot;;&quot;&quot;;IF([.$G16]=[.$G17];[.$C16];COM.MICROSOFT.WORKDAY.INTL([.$G16];1;&quot;0000111&quot;)))">
            <text:p/>
          </table:table-cell>
          <table:table-cell table:formula="of:=IFERROR([.D16]+MATCH(TRUE();[.$B$4]=OFFSET([$issues.$B$2];[.D16];0;ROWS([$issues.$B$2:$issues.$B$101])-[.D16];1);0);&quot;&quot;)">
            <text:p/>
          </table:table-cell>
          <table:table-cell table:formula="of:=IF([.$D17]&lt;&gt;&quot;&quot;;IF(INDEX([$issues.A$1:$issues.A$1048576];[.$D17])&lt;&gt;&quot;&quot;;INDEX([$issues.A$1:$issues.A$1048576];[.$D17]);&quot;&quot;);&quot;&quot;)">
            <text:p/>
          </table:table-cell>
          <table:table-cell table:formula="of:=IFERROR(IF([.$D17]&lt;&gt;&quot;&quot;;IF(INDEX([$issues.E$1:$issues.E$1048576];[.$D17])&lt;&gt;&quot;&quot;;INDEX([$issues.E$1:$issues.E$1048576];[.$D17]);&quot;&quot;);&quot;&quot;)/28800; &quot;&quot;)">
            <text:p/>
          </table:table-cell>
          <table:table-cell table:formula="of:=IFERROR(IF([.$D17]&lt;&gt;&quot;&quot;;IF(INDEX([$issues.F$1:$issues.F$1048576];[.$D17])&lt;&gt;&quot;&quot;;INDEX([$issues.F$1:$issues.F$1048576];[.$D17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18]=&quot;&quot;;&quot;&quot;;IF([.$G17]=[.$G18];[.$C17];COM.MICROSOFT.WORKDAY.INTL([.$G17];1;&quot;0000111&quot;)))">
            <text:p/>
          </table:table-cell>
          <table:table-cell table:formula="of:=IFERROR([.D17]+MATCH(TRUE();[.$B$4]=OFFSET([$issues.$B$2];[.D17];0;ROWS([$issues.$B$2:$issues.$B$101])-[.D17];1);0);&quot;&quot;)">
            <text:p/>
          </table:table-cell>
          <table:table-cell table:formula="of:=IF([.$D18]&lt;&gt;&quot;&quot;;IF(INDEX([$issues.A$1:$issues.A$1048576];[.$D18])&lt;&gt;&quot;&quot;;INDEX([$issues.A$1:$issues.A$1048576];[.$D18]);&quot;&quot;);&quot;&quot;)">
            <text:p/>
          </table:table-cell>
          <table:table-cell table:formula="of:=IFERROR(IF([.$D18]&lt;&gt;&quot;&quot;;IF(INDEX([$issues.E$1:$issues.E$1048576];[.$D18])&lt;&gt;&quot;&quot;;INDEX([$issues.E$1:$issues.E$1048576];[.$D18]);&quot;&quot;);&quot;&quot;)/28800; &quot;&quot;)">
            <text:p/>
          </table:table-cell>
          <table:table-cell table:formula="of:=IFERROR(IF([.$D18]&lt;&gt;&quot;&quot;;IF(INDEX([$issues.F$1:$issues.F$1048576];[.$D18])&lt;&gt;&quot;&quot;;INDEX([$issues.F$1:$issues.F$1048576];[.$D18]);&quot;&quot;);&quot;&quot;); &quot;&quot;)">
            <text:p/>
          </table:table-cell>
          <table:table-cell table:style-name="ce25" table:number-columns-repeated="4"/>
          <table:table-cell table:style-name="ce26"/>
          <table:table-cell table:style-name="ce25" table:number-columns-repeated="176"/>
        </table:table-row>
        <table:table-row table:style-name="ro1">
          <table:table-cell table:number-columns-repeated="2"/>
          <table:table-cell table:style-name="ce3" table:formula="of:=IF([.$G19]=&quot;&quot;;&quot;&quot;;IF([.$G18]=[.$G19];[.$C18];COM.MICROSOFT.WORKDAY.INTL([.$G18];1;&quot;0000111&quot;)))">
            <text:p/>
          </table:table-cell>
          <table:table-cell table:formula="of:=IFERROR([.D18]+MATCH(TRUE();[.$B$4]=OFFSET([$issues.$B$2];[.D18];0;ROWS([$issues.$B$2:$issues.$B$101])-[.D18];1);0);&quot;&quot;)">
            <text:p/>
          </table:table-cell>
          <table:table-cell table:formula="of:=IF([.$D19]&lt;&gt;&quot;&quot;;IF(INDEX([$issues.A$1:$issues.A$1048576];[.$D19])&lt;&gt;&quot;&quot;;INDEX([$issues.A$1:$issues.A$1048576];[.$D19]);&quot;&quot;);&quot;&quot;)">
            <text:p/>
          </table:table-cell>
          <table:table-cell table:formula="of:=IFERROR(IF([.$D19]&lt;&gt;&quot;&quot;;IF(INDEX([$issues.E$1:$issues.E$1048576];[.$D19])&lt;&gt;&quot;&quot;;INDEX([$issues.E$1:$issues.E$1048576];[.$D19]);&quot;&quot;);&quot;&quot;)/28800; &quot;&quot;)">
            <text:p/>
          </table:table-cell>
          <table:table-cell table:formula="of:=IFERROR(IF([.$D19]&lt;&gt;&quot;&quot;;IF(INDEX([$issues.F$1:$issues.F$1048576];[.$D19])&lt;&gt;&quot;&quot;;INDEX([$issues.F$1:$issues.F$1048576];[.$D19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0]=&quot;&quot;;&quot;&quot;;IF([.$G19]=[.$G20];[.$C19];COM.MICROSOFT.WORKDAY.INTL([.$G19];1;&quot;0000111&quot;)))">
            <text:p/>
          </table:table-cell>
          <table:table-cell table:formula="of:=IFERROR([.D19]+MATCH(TRUE();[.$B$4]=OFFSET([$issues.$B$2];[.D19];0;ROWS([$issues.$B$2:$issues.$B$101])-[.D19];1);0);&quot;&quot;)">
            <text:p/>
          </table:table-cell>
          <table:table-cell table:formula="of:=IF([.$D20]&lt;&gt;&quot;&quot;;IF(INDEX([$issues.A$1:$issues.A$1048576];[.$D20])&lt;&gt;&quot;&quot;;INDEX([$issues.A$1:$issues.A$1048576];[.$D20]);&quot;&quot;);&quot;&quot;)">
            <text:p/>
          </table:table-cell>
          <table:table-cell table:formula="of:=IFERROR(IF([.$D20]&lt;&gt;&quot;&quot;;IF(INDEX([$issues.E$1:$issues.E$1048576];[.$D20])&lt;&gt;&quot;&quot;;INDEX([$issues.E$1:$issues.E$1048576];[.$D20]);&quot;&quot;);&quot;&quot;)/28800; &quot;&quot;)">
            <text:p/>
          </table:table-cell>
          <table:table-cell table:formula="of:=IFERROR(IF([.$D20]&lt;&gt;&quot;&quot;;IF(INDEX([$issues.F$1:$issues.F$1048576];[.$D20])&lt;&gt;&quot;&quot;;INDEX([$issues.F$1:$issues.F$1048576];[.$D20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1]=&quot;&quot;;&quot;&quot;;IF([.$G20]=[.$G21];[.$C20];COM.MICROSOFT.WORKDAY.INTL([.$G20];1;&quot;0000111&quot;)))">
            <text:p/>
          </table:table-cell>
          <table:table-cell table:formula="of:=IFERROR([.D20]+MATCH(TRUE();[.$B$4]=OFFSET([$issues.$B$2];[.D20];0;ROWS([$issues.$B$2:$issues.$B$101])-[.D20];1);0);&quot;&quot;)">
            <text:p/>
          </table:table-cell>
          <table:table-cell table:formula="of:=IF([.$D21]&lt;&gt;&quot;&quot;;IF(INDEX([$issues.A$1:$issues.A$1048576];[.$D21])&lt;&gt;&quot;&quot;;INDEX([$issues.A$1:$issues.A$1048576];[.$D21]);&quot;&quot;);&quot;&quot;)">
            <text:p/>
          </table:table-cell>
          <table:table-cell table:formula="of:=IFERROR(IF([.$D21]&lt;&gt;&quot;&quot;;IF(INDEX([$issues.E$1:$issues.E$1048576];[.$D21])&lt;&gt;&quot;&quot;;INDEX([$issues.E$1:$issues.E$1048576];[.$D21]);&quot;&quot;);&quot;&quot;)/28800; &quot;&quot;)">
            <text:p/>
          </table:table-cell>
          <table:table-cell table:formula="of:=IFERROR(IF([.$D21]&lt;&gt;&quot;&quot;;IF(INDEX([$issues.F$1:$issues.F$1048576];[.$D21])&lt;&gt;&quot;&quot;;INDEX([$issues.F$1:$issues.F$1048576];[.$D21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2]=&quot;&quot;;&quot;&quot;;IF([.$G21]=[.$G22];[.$C21];COM.MICROSOFT.WORKDAY.INTL([.$G21];1;&quot;0000111&quot;)))">
            <text:p/>
          </table:table-cell>
          <table:table-cell table:formula="of:=IFERROR([.D21]+MATCH(TRUE();[.$B$4]=OFFSET([$issues.$B$2];[.D21];0;ROWS([$issues.$B$2:$issues.$B$101])-[.D21];1);0);&quot;&quot;)">
            <text:p/>
          </table:table-cell>
          <table:table-cell table:formula="of:=IF([.$D22]&lt;&gt;&quot;&quot;;IF(INDEX([$issues.A$1:$issues.A$1048576];[.$D22])&lt;&gt;&quot;&quot;;INDEX([$issues.A$1:$issues.A$1048576];[.$D22]);&quot;&quot;);&quot;&quot;)">
            <text:p/>
          </table:table-cell>
          <table:table-cell table:formula="of:=IFERROR(IF([.$D22]&lt;&gt;&quot;&quot;;IF(INDEX([$issues.E$1:$issues.E$1048576];[.$D22])&lt;&gt;&quot;&quot;;INDEX([$issues.E$1:$issues.E$1048576];[.$D22]);&quot;&quot;);&quot;&quot;)/28800; &quot;&quot;)">
            <text:p/>
          </table:table-cell>
          <table:table-cell table:formula="of:=IFERROR(IF([.$D22]&lt;&gt;&quot;&quot;;IF(INDEX([$issues.F$1:$issues.F$1048576];[.$D22])&lt;&gt;&quot;&quot;;INDEX([$issues.F$1:$issues.F$1048576];[.$D22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3]=&quot;&quot;;&quot;&quot;;IF([.$G22]=[.$G23];[.$C22];COM.MICROSOFT.WORKDAY.INTL([.$G22];1;&quot;0000111&quot;)))">
            <text:p/>
          </table:table-cell>
          <table:table-cell table:formula="of:=IFERROR([.D22]+MATCH(TRUE();[.$B$4]=OFFSET([$issues.$B$2];[.D22];0;ROWS([$issues.$B$2:$issues.$B$101])-[.D22];1);0);&quot;&quot;)">
            <text:p/>
          </table:table-cell>
          <table:table-cell table:formula="of:=IF([.$D23]&lt;&gt;&quot;&quot;;IF(INDEX([$issues.A$1:$issues.A$1048576];[.$D23])&lt;&gt;&quot;&quot;;INDEX([$issues.A$1:$issues.A$1048576];[.$D23]);&quot;&quot;);&quot;&quot;)">
            <text:p/>
          </table:table-cell>
          <table:table-cell table:formula="of:=IFERROR(IF([.$D23]&lt;&gt;&quot;&quot;;IF(INDEX([$issues.E$1:$issues.E$1048576];[.$D23])&lt;&gt;&quot;&quot;;INDEX([$issues.E$1:$issues.E$1048576];[.$D23]);&quot;&quot;);&quot;&quot;)/28800; &quot;&quot;)">
            <text:p/>
          </table:table-cell>
          <table:table-cell table:formula="of:=IFERROR(IF([.$D23]&lt;&gt;&quot;&quot;;IF(INDEX([$issues.F$1:$issues.F$1048576];[.$D23])&lt;&gt;&quot;&quot;;INDEX([$issues.F$1:$issues.F$1048576];[.$D23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4]=&quot;&quot;;&quot;&quot;;IF([.$G23]=[.$G24];[.$C23];COM.MICROSOFT.WORKDAY.INTL([.$G23];1;&quot;0000111&quot;)))">
            <text:p/>
          </table:table-cell>
          <table:table-cell table:formula="of:=IFERROR([.D23]+MATCH(TRUE();[.$B$4]=OFFSET([$issues.$B$2];[.D23];0;ROWS([$issues.$B$2:$issues.$B$101])-[.D23];1);0);&quot;&quot;)">
            <text:p/>
          </table:table-cell>
          <table:table-cell table:formula="of:=IF([.$D24]&lt;&gt;&quot;&quot;;IF(INDEX([$issues.A$1:$issues.A$1048576];[.$D24])&lt;&gt;&quot;&quot;;INDEX([$issues.A$1:$issues.A$1048576];[.$D24]);&quot;&quot;);&quot;&quot;)">
            <text:p/>
          </table:table-cell>
          <table:table-cell table:formula="of:=IFERROR(IF([.$D24]&lt;&gt;&quot;&quot;;IF(INDEX([$issues.E$1:$issues.E$1048576];[.$D24])&lt;&gt;&quot;&quot;;INDEX([$issues.E$1:$issues.E$1048576];[.$D24]);&quot;&quot;);&quot;&quot;)/28800; &quot;&quot;)">
            <text:p/>
          </table:table-cell>
          <table:table-cell table:formula="of:=IFERROR(IF([.$D24]&lt;&gt;&quot;&quot;;IF(INDEX([$issues.F$1:$issues.F$1048576];[.$D24])&lt;&gt;&quot;&quot;;INDEX([$issues.F$1:$issues.F$1048576];[.$D24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5]=&quot;&quot;;&quot;&quot;;IF([.$G24]=[.$G25];[.$C24];COM.MICROSOFT.WORKDAY.INTL([.$G24];1;&quot;0000111&quot;)))">
            <text:p/>
          </table:table-cell>
          <table:table-cell table:formula="of:=IFERROR([.D24]+MATCH(TRUE();[.$B$4]=OFFSET([$issues.$B$2];[.D24];0;ROWS([$issues.$B$2:$issues.$B$101])-[.D24];1);0);&quot;&quot;)">
            <text:p/>
          </table:table-cell>
          <table:table-cell table:formula="of:=IF([.$D25]&lt;&gt;&quot;&quot;;IF(INDEX([$issues.A$1:$issues.A$1048576];[.$D25])&lt;&gt;&quot;&quot;;INDEX([$issues.A$1:$issues.A$1048576];[.$D25]);&quot;&quot;);&quot;&quot;)">
            <text:p/>
          </table:table-cell>
          <table:table-cell table:formula="of:=IFERROR(IF([.$D25]&lt;&gt;&quot;&quot;;IF(INDEX([$issues.E$1:$issues.E$1048576];[.$D25])&lt;&gt;&quot;&quot;;INDEX([$issues.E$1:$issues.E$1048576];[.$D25]);&quot;&quot;);&quot;&quot;)/28800; &quot;&quot;)">
            <text:p/>
          </table:table-cell>
          <table:table-cell table:formula="of:=IFERROR(IF([.$D25]&lt;&gt;&quot;&quot;;IF(INDEX([$issues.F$1:$issues.F$1048576];[.$D25])&lt;&gt;&quot;&quot;;INDEX([$issues.F$1:$issues.F$1048576];[.$D2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6]=&quot;&quot;;&quot;&quot;;IF([.$G25]=[.$G26];[.$C25];COM.MICROSOFT.WORKDAY.INTL([.$G25];1;&quot;0000111&quot;)))">
            <text:p/>
          </table:table-cell>
          <table:table-cell table:formula="of:=IFERROR([.D25]+MATCH(TRUE();[.$B$4]=OFFSET([$issues.$B$2];[.D25];0;ROWS([$issues.$B$2:$issues.$B$101])-[.D25];1);0);&quot;&quot;)">
            <text:p/>
          </table:table-cell>
          <table:table-cell table:formula="of:=IF([.$D26]&lt;&gt;&quot;&quot;;IF(INDEX([$issues.A$1:$issues.A$1048576];[.$D26])&lt;&gt;&quot;&quot;;INDEX([$issues.A$1:$issues.A$1048576];[.$D26]);&quot;&quot;);&quot;&quot;)">
            <text:p/>
          </table:table-cell>
          <table:table-cell table:formula="of:=IFERROR(IF([.$D26]&lt;&gt;&quot;&quot;;IF(INDEX([$issues.E$1:$issues.E$1048576];[.$D26])&lt;&gt;&quot;&quot;;INDEX([$issues.E$1:$issues.E$1048576];[.$D26]);&quot;&quot;);&quot;&quot;)/28800; &quot;&quot;)">
            <text:p/>
          </table:table-cell>
          <table:table-cell table:formula="of:=IFERROR(IF([.$D26]&lt;&gt;&quot;&quot;;IF(INDEX([$issues.F$1:$issues.F$1048576];[.$D26])&lt;&gt;&quot;&quot;;INDEX([$issues.F$1:$issues.F$1048576];[.$D26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7]=&quot;&quot;;&quot;&quot;;IF([.$G26]=[.$G27];[.$C26];COM.MICROSOFT.WORKDAY.INTL([.$G26];1;&quot;0000111&quot;)))">
            <text:p/>
          </table:table-cell>
          <table:table-cell table:formula="of:=IFERROR([.D26]+MATCH(TRUE();[.$B$4]=OFFSET([$issues.$B$2];[.D26];0;ROWS([$issues.$B$2:$issues.$B$101])-[.D26];1);0);&quot;&quot;)">
            <text:p/>
          </table:table-cell>
          <table:table-cell table:formula="of:=IF([.$D27]&lt;&gt;&quot;&quot;;IF(INDEX([$issues.A$1:$issues.A$1048576];[.$D27])&lt;&gt;&quot;&quot;;INDEX([$issues.A$1:$issues.A$1048576];[.$D27]);&quot;&quot;);&quot;&quot;)">
            <text:p/>
          </table:table-cell>
          <table:table-cell table:formula="of:=IFERROR(IF([.$D27]&lt;&gt;&quot;&quot;;IF(INDEX([$issues.E$1:$issues.E$1048576];[.$D27])&lt;&gt;&quot;&quot;;INDEX([$issues.E$1:$issues.E$1048576];[.$D27]);&quot;&quot;);&quot;&quot;)/28800; &quot;&quot;)">
            <text:p/>
          </table:table-cell>
          <table:table-cell table:formula="of:=IFERROR(IF([.$D27]&lt;&gt;&quot;&quot;;IF(INDEX([$issues.F$1:$issues.F$1048576];[.$D27])&lt;&gt;&quot;&quot;;INDEX([$issues.F$1:$issues.F$1048576];[.$D27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8]=&quot;&quot;;&quot;&quot;;IF([.$G27]=[.$G28];[.$C27];COM.MICROSOFT.WORKDAY.INTL([.$G27];1;&quot;0000111&quot;)))">
            <text:p/>
          </table:table-cell>
          <table:table-cell table:formula="of:=IFERROR([.D27]+MATCH(TRUE();[.$B$4]=OFFSET([$issues.$B$2];[.D27];0;ROWS([$issues.$B$2:$issues.$B$101])-[.D27];1);0);&quot;&quot;)">
            <text:p/>
          </table:table-cell>
          <table:table-cell table:formula="of:=IF([.$D28]&lt;&gt;&quot;&quot;;IF(INDEX([$issues.A$1:$issues.A$1048576];[.$D28])&lt;&gt;&quot;&quot;;INDEX([$issues.A$1:$issues.A$1048576];[.$D28]);&quot;&quot;);&quot;&quot;)">
            <text:p/>
          </table:table-cell>
          <table:table-cell table:formula="of:=IFERROR(IF([.$D28]&lt;&gt;&quot;&quot;;IF(INDEX([$issues.E$1:$issues.E$1048576];[.$D28])&lt;&gt;&quot;&quot;;INDEX([$issues.E$1:$issues.E$1048576];[.$D28]);&quot;&quot;);&quot;&quot;)/28800; &quot;&quot;)">
            <text:p/>
          </table:table-cell>
          <table:table-cell table:formula="of:=IFERROR(IF([.$D28]&lt;&gt;&quot;&quot;;IF(INDEX([$issues.F$1:$issues.F$1048576];[.$D28])&lt;&gt;&quot;&quot;;INDEX([$issues.F$1:$issues.F$1048576];[.$D28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29]=&quot;&quot;;&quot;&quot;;IF([.$G28]=[.$G29];[.$C28];COM.MICROSOFT.WORKDAY.INTL([.$G28];1;&quot;0000111&quot;)))">
            <text:p/>
          </table:table-cell>
          <table:table-cell table:formula="of:=IFERROR([.D28]+MATCH(TRUE();[.$B$4]=OFFSET([$issues.$B$2];[.D28];0;ROWS([$issues.$B$2:$issues.$B$101])-[.D28];1);0);&quot;&quot;)">
            <text:p/>
          </table:table-cell>
          <table:table-cell table:formula="of:=IF([.$D29]&lt;&gt;&quot;&quot;;IF(INDEX([$issues.A$1:$issues.A$1048576];[.$D29])&lt;&gt;&quot;&quot;;INDEX([$issues.A$1:$issues.A$1048576];[.$D29]);&quot;&quot;);&quot;&quot;)">
            <text:p/>
          </table:table-cell>
          <table:table-cell table:formula="of:=IFERROR(IF([.$D29]&lt;&gt;&quot;&quot;;IF(INDEX([$issues.E$1:$issues.E$1048576];[.$D29])&lt;&gt;&quot;&quot;;INDEX([$issues.E$1:$issues.E$1048576];[.$D29]);&quot;&quot;);&quot;&quot;)/28800; &quot;&quot;)">
            <text:p/>
          </table:table-cell>
          <table:table-cell table:formula="of:=IFERROR(IF([.$D29]&lt;&gt;&quot;&quot;;IF(INDEX([$issues.F$1:$issues.F$1048576];[.$D29])&lt;&gt;&quot;&quot;;INDEX([$issues.F$1:$issues.F$1048576];[.$D29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0]=&quot;&quot;;&quot;&quot;;IF([.$G29]=[.$G30];[.$C29];COM.MICROSOFT.WORKDAY.INTL([.$G29];1;&quot;0000111&quot;)))">
            <text:p/>
          </table:table-cell>
          <table:table-cell table:formula="of:=IFERROR([.D29]+MATCH(TRUE();[.$B$4]=OFFSET([$issues.$B$2];[.D29];0;ROWS([$issues.$B$2:$issues.$B$101])-[.D29];1);0);&quot;&quot;)">
            <text:p/>
          </table:table-cell>
          <table:table-cell table:formula="of:=IF([.$D30]&lt;&gt;&quot;&quot;;IF(INDEX([$issues.A$1:$issues.A$1048576];[.$D30])&lt;&gt;&quot;&quot;;INDEX([$issues.A$1:$issues.A$1048576];[.$D30]);&quot;&quot;);&quot;&quot;)">
            <text:p/>
          </table:table-cell>
          <table:table-cell table:formula="of:=IFERROR(IF([.$D30]&lt;&gt;&quot;&quot;;IF(INDEX([$issues.E$1:$issues.E$1048576];[.$D30])&lt;&gt;&quot;&quot;;INDEX([$issues.E$1:$issues.E$1048576];[.$D30]);&quot;&quot;);&quot;&quot;)/28800; &quot;&quot;)">
            <text:p/>
          </table:table-cell>
          <table:table-cell table:formula="of:=IFERROR(IF([.$D30]&lt;&gt;&quot;&quot;;IF(INDEX([$issues.F$1:$issues.F$1048576];[.$D30])&lt;&gt;&quot;&quot;;INDEX([$issues.F$1:$issues.F$1048576];[.$D30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1]=&quot;&quot;;&quot;&quot;;IF([.$G30]=[.$G31];[.$C30];COM.MICROSOFT.WORKDAY.INTL([.$G30];1;&quot;0000111&quot;)))">
            <text:p/>
          </table:table-cell>
          <table:table-cell table:formula="of:=IFERROR([.D30]+MATCH(TRUE();[.$B$4]=OFFSET([$issues.$B$2];[.D30];0;ROWS([$issues.$B$2:$issues.$B$101])-[.D30];1);0);&quot;&quot;)">
            <text:p/>
          </table:table-cell>
          <table:table-cell table:formula="of:=IF([.$D31]&lt;&gt;&quot;&quot;;IF(INDEX([$issues.A$1:$issues.A$1048576];[.$D31])&lt;&gt;&quot;&quot;;INDEX([$issues.A$1:$issues.A$1048576];[.$D31]);&quot;&quot;);&quot;&quot;)">
            <text:p/>
          </table:table-cell>
          <table:table-cell table:formula="of:=IFERROR(IF([.$D31]&lt;&gt;&quot;&quot;;IF(INDEX([$issues.E$1:$issues.E$1048576];[.$D31])&lt;&gt;&quot;&quot;;INDEX([$issues.E$1:$issues.E$1048576];[.$D31]);&quot;&quot;);&quot;&quot;)/28800; &quot;&quot;)">
            <text:p/>
          </table:table-cell>
          <table:table-cell table:formula="of:=IFERROR(IF([.$D31]&lt;&gt;&quot;&quot;;IF(INDEX([$issues.F$1:$issues.F$1048576];[.$D31])&lt;&gt;&quot;&quot;;INDEX([$issues.F$1:$issues.F$1048576];[.$D31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2]=&quot;&quot;;&quot;&quot;;IF([.$G31]=[.$G32];[.$C31];COM.MICROSOFT.WORKDAY.INTL([.$G31];1;&quot;0000111&quot;)))">
            <text:p/>
          </table:table-cell>
          <table:table-cell table:formula="of:=IFERROR([.D31]+MATCH(TRUE();[.$B$4]=OFFSET([$issues.$B$2];[.D31];0;ROWS([$issues.$B$2:$issues.$B$101])-[.D31];1);0);&quot;&quot;)">
            <text:p/>
          </table:table-cell>
          <table:table-cell table:formula="of:=IF([.$D32]&lt;&gt;&quot;&quot;;IF(INDEX([$issues.A$1:$issues.A$1048576];[.$D32])&lt;&gt;&quot;&quot;;INDEX([$issues.A$1:$issues.A$1048576];[.$D32]);&quot;&quot;);&quot;&quot;)">
            <text:p/>
          </table:table-cell>
          <table:table-cell table:formula="of:=IFERROR(IF([.$D32]&lt;&gt;&quot;&quot;;IF(INDEX([$issues.E$1:$issues.E$1048576];[.$D32])&lt;&gt;&quot;&quot;;INDEX([$issues.E$1:$issues.E$1048576];[.$D32]);&quot;&quot;);&quot;&quot;)/28800; &quot;&quot;)">
            <text:p/>
          </table:table-cell>
          <table:table-cell table:formula="of:=IFERROR(IF([.$D32]&lt;&gt;&quot;&quot;;IF(INDEX([$issues.F$1:$issues.F$1048576];[.$D32])&lt;&gt;&quot;&quot;;INDEX([$issues.F$1:$issues.F$1048576];[.$D32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3]=&quot;&quot;;&quot;&quot;;IF([.$G32]=[.$G33];[.$C32];COM.MICROSOFT.WORKDAY.INTL([.$G32];1;&quot;0000111&quot;)))">
            <text:p/>
          </table:table-cell>
          <table:table-cell table:formula="of:=IFERROR([.D32]+MATCH(TRUE();[.$B$4]=OFFSET([$issues.$B$2];[.D32];0;ROWS([$issues.$B$2:$issues.$B$101])-[.D32];1);0);&quot;&quot;)">
            <text:p/>
          </table:table-cell>
          <table:table-cell table:formula="of:=IF([.$D33]&lt;&gt;&quot;&quot;;IF(INDEX([$issues.A$1:$issues.A$1048576];[.$D33])&lt;&gt;&quot;&quot;;INDEX([$issues.A$1:$issues.A$1048576];[.$D33]);&quot;&quot;);&quot;&quot;)">
            <text:p/>
          </table:table-cell>
          <table:table-cell table:formula="of:=IFERROR(IF([.$D33]&lt;&gt;&quot;&quot;;IF(INDEX([$issues.E$1:$issues.E$1048576];[.$D33])&lt;&gt;&quot;&quot;;INDEX([$issues.E$1:$issues.E$1048576];[.$D33]);&quot;&quot;);&quot;&quot;)/28800; &quot;&quot;)">
            <text:p/>
          </table:table-cell>
          <table:table-cell table:formula="of:=IFERROR(IF([.$D33]&lt;&gt;&quot;&quot;;IF(INDEX([$issues.F$1:$issues.F$1048576];[.$D33])&lt;&gt;&quot;&quot;;INDEX([$issues.F$1:$issues.F$1048576];[.$D33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4]=&quot;&quot;;&quot;&quot;;IF([.$G33]=[.$G34];[.$C33];COM.MICROSOFT.WORKDAY.INTL([.$G33];1;&quot;0000111&quot;)))">
            <text:p/>
          </table:table-cell>
          <table:table-cell table:formula="of:=IFERROR([.D33]+MATCH(TRUE();[.$B$4]=OFFSET([$issues.$B$2];[.D33];0;ROWS([$issues.$B$2:$issues.$B$101])-[.D33];1);0);&quot;&quot;)">
            <text:p/>
          </table:table-cell>
          <table:table-cell table:formula="of:=IF([.$D34]&lt;&gt;&quot;&quot;;IF(INDEX([$issues.A$1:$issues.A$1048576];[.$D34])&lt;&gt;&quot;&quot;;INDEX([$issues.A$1:$issues.A$1048576];[.$D34]);&quot;&quot;);&quot;&quot;)">
            <text:p/>
          </table:table-cell>
          <table:table-cell table:formula="of:=IFERROR(IF([.$D34]&lt;&gt;&quot;&quot;;IF(INDEX([$issues.E$1:$issues.E$1048576];[.$D34])&lt;&gt;&quot;&quot;;INDEX([$issues.E$1:$issues.E$1048576];[.$D34]);&quot;&quot;);&quot;&quot;)/28800; &quot;&quot;)">
            <text:p/>
          </table:table-cell>
          <table:table-cell table:formula="of:=IFERROR(IF([.$D34]&lt;&gt;&quot;&quot;;IF(INDEX([$issues.F$1:$issues.F$1048576];[.$D34])&lt;&gt;&quot;&quot;;INDEX([$issues.F$1:$issues.F$1048576];[.$D34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5]=&quot;&quot;;&quot;&quot;;IF([.$G34]=[.$G35];[.$C34];COM.MICROSOFT.WORKDAY.INTL([.$G34];1;&quot;0000111&quot;)))">
            <text:p/>
          </table:table-cell>
          <table:table-cell table:formula="of:=IFERROR([.D34]+MATCH(TRUE();[.$B$4]=OFFSET([$issues.$B$2];[.D34];0;ROWS([$issues.$B$2:$issues.$B$101])-[.D34];1);0);&quot;&quot;)">
            <text:p/>
          </table:table-cell>
          <table:table-cell table:formula="of:=IF([.$D35]&lt;&gt;&quot;&quot;;IF(INDEX([$issues.A$1:$issues.A$1048576];[.$D35])&lt;&gt;&quot;&quot;;INDEX([$issues.A$1:$issues.A$1048576];[.$D35]);&quot;&quot;);&quot;&quot;)">
            <text:p/>
          </table:table-cell>
          <table:table-cell table:formula="of:=IFERROR(IF([.$D35]&lt;&gt;&quot;&quot;;IF(INDEX([$issues.E$1:$issues.E$1048576];[.$D35])&lt;&gt;&quot;&quot;;INDEX([$issues.E$1:$issues.E$1048576];[.$D35]);&quot;&quot;);&quot;&quot;)/28800; &quot;&quot;)">
            <text:p/>
          </table:table-cell>
          <table:table-cell table:formula="of:=IFERROR(IF([.$D35]&lt;&gt;&quot;&quot;;IF(INDEX([$issues.F$1:$issues.F$1048576];[.$D35])&lt;&gt;&quot;&quot;;INDEX([$issues.F$1:$issues.F$1048576];[.$D3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6]=&quot;&quot;;&quot;&quot;;IF([.$G35]=[.$G36];[.$C35];COM.MICROSOFT.WORKDAY.INTL([.$G35];1;&quot;0000111&quot;)))">
            <text:p/>
          </table:table-cell>
          <table:table-cell table:formula="of:=IFERROR([.D35]+MATCH(TRUE();[.$B$4]=OFFSET([$issues.$B$2];[.D35];0;ROWS([$issues.$B$2:$issues.$B$101])-[.D35];1);0);&quot;&quot;)">
            <text:p/>
          </table:table-cell>
          <table:table-cell table:formula="of:=IF([.$D36]&lt;&gt;&quot;&quot;;IF(INDEX([$issues.A$1:$issues.A$1048576];[.$D36])&lt;&gt;&quot;&quot;;INDEX([$issues.A$1:$issues.A$1048576];[.$D36]);&quot;&quot;);&quot;&quot;)">
            <text:p/>
          </table:table-cell>
          <table:table-cell table:formula="of:=IFERROR(IF([.$D36]&lt;&gt;&quot;&quot;;IF(INDEX([$issues.E$1:$issues.E$1048576];[.$D36])&lt;&gt;&quot;&quot;;INDEX([$issues.E$1:$issues.E$1048576];[.$D36]);&quot;&quot;);&quot;&quot;)/28800; &quot;&quot;)">
            <text:p/>
          </table:table-cell>
          <table:table-cell table:formula="of:=IFERROR(IF([.$D36]&lt;&gt;&quot;&quot;;IF(INDEX([$issues.F$1:$issues.F$1048576];[.$D36])&lt;&gt;&quot;&quot;;INDEX([$issues.F$1:$issues.F$1048576];[.$D36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7]=&quot;&quot;;&quot;&quot;;IF([.$G36]=[.$G37];[.$C36];COM.MICROSOFT.WORKDAY.INTL([.$G36];1;&quot;0000111&quot;)))">
            <text:p/>
          </table:table-cell>
          <table:table-cell table:formula="of:=IFERROR([.D36]+MATCH(TRUE();[.$B$4]=OFFSET([$issues.$B$2];[.D36];0;ROWS([$issues.$B$2:$issues.$B$101])-[.D36];1);0);&quot;&quot;)">
            <text:p/>
          </table:table-cell>
          <table:table-cell table:formula="of:=IF([.$D37]&lt;&gt;&quot;&quot;;IF(INDEX([$issues.A$1:$issues.A$1048576];[.$D37])&lt;&gt;&quot;&quot;;INDEX([$issues.A$1:$issues.A$1048576];[.$D37]);&quot;&quot;);&quot;&quot;)">
            <text:p/>
          </table:table-cell>
          <table:table-cell table:formula="of:=IFERROR(IF([.$D37]&lt;&gt;&quot;&quot;;IF(INDEX([$issues.E$1:$issues.E$1048576];[.$D37])&lt;&gt;&quot;&quot;;INDEX([$issues.E$1:$issues.E$1048576];[.$D37]);&quot;&quot;);&quot;&quot;)/28800; &quot;&quot;)">
            <text:p/>
          </table:table-cell>
          <table:table-cell table:formula="of:=IFERROR(IF([.$D37]&lt;&gt;&quot;&quot;;IF(INDEX([$issues.F$1:$issues.F$1048576];[.$D37])&lt;&gt;&quot;&quot;;INDEX([$issues.F$1:$issues.F$1048576];[.$D37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8]=&quot;&quot;;&quot;&quot;;IF([.$G37]=[.$G38];[.$C37];COM.MICROSOFT.WORKDAY.INTL([.$G37];1;&quot;0000111&quot;)))">
            <text:p/>
          </table:table-cell>
          <table:table-cell table:formula="of:=IFERROR([.D37]+MATCH(TRUE();[.$B$4]=OFFSET([$issues.$B$2];[.D37];0;ROWS([$issues.$B$2:$issues.$B$101])-[.D37];1);0);&quot;&quot;)">
            <text:p/>
          </table:table-cell>
          <table:table-cell table:formula="of:=IF([.$D38]&lt;&gt;&quot;&quot;;IF(INDEX([$issues.A$1:$issues.A$1048576];[.$D38])&lt;&gt;&quot;&quot;;INDEX([$issues.A$1:$issues.A$1048576];[.$D38]);&quot;&quot;);&quot;&quot;)">
            <text:p/>
          </table:table-cell>
          <table:table-cell table:formula="of:=IFERROR(IF([.$D38]&lt;&gt;&quot;&quot;;IF(INDEX([$issues.E$1:$issues.E$1048576];[.$D38])&lt;&gt;&quot;&quot;;INDEX([$issues.E$1:$issues.E$1048576];[.$D38]);&quot;&quot;);&quot;&quot;)/28800; &quot;&quot;)">
            <text:p/>
          </table:table-cell>
          <table:table-cell table:formula="of:=IFERROR(IF([.$D38]&lt;&gt;&quot;&quot;;IF(INDEX([$issues.F$1:$issues.F$1048576];[.$D38])&lt;&gt;&quot;&quot;;INDEX([$issues.F$1:$issues.F$1048576];[.$D38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39]=&quot;&quot;;&quot;&quot;;IF([.$G38]=[.$G39];[.$C38];COM.MICROSOFT.WORKDAY.INTL([.$G38];1;&quot;0000111&quot;)))">
            <text:p/>
          </table:table-cell>
          <table:table-cell table:formula="of:=IFERROR([.D38]+MATCH(TRUE();[.$B$4]=OFFSET([$issues.$B$2];[.D38];0;ROWS([$issues.$B$2:$issues.$B$101])-[.D38];1);0);&quot;&quot;)">
            <text:p/>
          </table:table-cell>
          <table:table-cell table:formula="of:=IF([.$D39]&lt;&gt;&quot;&quot;;IF(INDEX([$issues.A$1:$issues.A$1048576];[.$D39])&lt;&gt;&quot;&quot;;INDEX([$issues.A$1:$issues.A$1048576];[.$D39]);&quot;&quot;);&quot;&quot;)">
            <text:p/>
          </table:table-cell>
          <table:table-cell table:formula="of:=IFERROR(IF([.$D39]&lt;&gt;&quot;&quot;;IF(INDEX([$issues.E$1:$issues.E$1048576];[.$D39])&lt;&gt;&quot;&quot;;INDEX([$issues.E$1:$issues.E$1048576];[.$D39]);&quot;&quot;);&quot;&quot;)/28800; &quot;&quot;)">
            <text:p/>
          </table:table-cell>
          <table:table-cell table:formula="of:=IFERROR(IF([.$D39]&lt;&gt;&quot;&quot;;IF(INDEX([$issues.F$1:$issues.F$1048576];[.$D39])&lt;&gt;&quot;&quot;;INDEX([$issues.F$1:$issues.F$1048576];[.$D39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0]=&quot;&quot;;&quot;&quot;;IF([.$G39]=[.$G40];[.$C39];COM.MICROSOFT.WORKDAY.INTL([.$G39];1;&quot;0000111&quot;)))">
            <text:p/>
          </table:table-cell>
          <table:table-cell table:formula="of:=IFERROR([.D39]+MATCH(TRUE();[.$B$4]=OFFSET([$issues.$B$2];[.D39];0;ROWS([$issues.$B$2:$issues.$B$101])-[.D39];1);0);&quot;&quot;)">
            <text:p/>
          </table:table-cell>
          <table:table-cell table:formula="of:=IF([.$D40]&lt;&gt;&quot;&quot;;IF(INDEX([$issues.A$1:$issues.A$1048576];[.$D40])&lt;&gt;&quot;&quot;;INDEX([$issues.A$1:$issues.A$1048576];[.$D40]);&quot;&quot;);&quot;&quot;)">
            <text:p/>
          </table:table-cell>
          <table:table-cell table:formula="of:=IFERROR(IF([.$D40]&lt;&gt;&quot;&quot;;IF(INDEX([$issues.E$1:$issues.E$1048576];[.$D40])&lt;&gt;&quot;&quot;;INDEX([$issues.E$1:$issues.E$1048576];[.$D40]);&quot;&quot;);&quot;&quot;)/28800; &quot;&quot;)">
            <text:p/>
          </table:table-cell>
          <table:table-cell table:formula="of:=IFERROR(IF([.$D40]&lt;&gt;&quot;&quot;;IF(INDEX([$issues.F$1:$issues.F$1048576];[.$D40])&lt;&gt;&quot;&quot;;INDEX([$issues.F$1:$issues.F$1048576];[.$D40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1]=&quot;&quot;;&quot;&quot;;IF([.$G40]=[.$G41];[.$C40];COM.MICROSOFT.WORKDAY.INTL([.$G40];1;&quot;0000111&quot;)))">
            <text:p/>
          </table:table-cell>
          <table:table-cell table:formula="of:=IFERROR([.D40]+MATCH(TRUE();[.$B$4]=OFFSET([$issues.$B$2];[.D40];0;ROWS([$issues.$B$2:$issues.$B$101])-[.D40];1);0);&quot;&quot;)">
            <text:p/>
          </table:table-cell>
          <table:table-cell table:formula="of:=IF([.$D41]&lt;&gt;&quot;&quot;;IF(INDEX([$issues.A$1:$issues.A$1048576];[.$D41])&lt;&gt;&quot;&quot;;INDEX([$issues.A$1:$issues.A$1048576];[.$D41]);&quot;&quot;);&quot;&quot;)">
            <text:p/>
          </table:table-cell>
          <table:table-cell table:formula="of:=IFERROR(IF([.$D41]&lt;&gt;&quot;&quot;;IF(INDEX([$issues.E$1:$issues.E$1048576];[.$D41])&lt;&gt;&quot;&quot;;INDEX([$issues.E$1:$issues.E$1048576];[.$D41]);&quot;&quot;);&quot;&quot;)/28800; &quot;&quot;)">
            <text:p/>
          </table:table-cell>
          <table:table-cell table:formula="of:=IFERROR(IF([.$D41]&lt;&gt;&quot;&quot;;IF(INDEX([$issues.F$1:$issues.F$1048576];[.$D41])&lt;&gt;&quot;&quot;;INDEX([$issues.F$1:$issues.F$1048576];[.$D41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2]=&quot;&quot;;&quot;&quot;;IF([.$G41]=[.$G42];[.$C41];COM.MICROSOFT.WORKDAY.INTL([.$G41];1;&quot;0000111&quot;)))">
            <text:p/>
          </table:table-cell>
          <table:table-cell table:formula="of:=IFERROR([.D41]+MATCH(TRUE();[.$B$4]=OFFSET([$issues.$B$2];[.D41];0;ROWS([$issues.$B$2:$issues.$B$101])-[.D41];1);0);&quot;&quot;)">
            <text:p/>
          </table:table-cell>
          <table:table-cell table:formula="of:=IF([.$D42]&lt;&gt;&quot;&quot;;IF(INDEX([$issues.A$1:$issues.A$1048576];[.$D42])&lt;&gt;&quot;&quot;;INDEX([$issues.A$1:$issues.A$1048576];[.$D42]);&quot;&quot;);&quot;&quot;)">
            <text:p/>
          </table:table-cell>
          <table:table-cell table:formula="of:=IFERROR(IF([.$D42]&lt;&gt;&quot;&quot;;IF(INDEX([$issues.E$1:$issues.E$1048576];[.$D42])&lt;&gt;&quot;&quot;;INDEX([$issues.E$1:$issues.E$1048576];[.$D42]);&quot;&quot;);&quot;&quot;)/28800; &quot;&quot;)">
            <text:p/>
          </table:table-cell>
          <table:table-cell table:formula="of:=IFERROR(IF([.$D42]&lt;&gt;&quot;&quot;;IF(INDEX([$issues.F$1:$issues.F$1048576];[.$D42])&lt;&gt;&quot;&quot;;INDEX([$issues.F$1:$issues.F$1048576];[.$D42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3]=&quot;&quot;;&quot;&quot;;IF([.$G42]=[.$G43];[.$C42];COM.MICROSOFT.WORKDAY.INTL([.$G42];1;&quot;0000111&quot;)))">
            <text:p/>
          </table:table-cell>
          <table:table-cell table:formula="of:=IFERROR([.D42]+MATCH(TRUE();[.$B$4]=OFFSET([$issues.$B$2];[.D42];0;ROWS([$issues.$B$2:$issues.$B$101])-[.D42];1);0);&quot;&quot;)">
            <text:p/>
          </table:table-cell>
          <table:table-cell table:formula="of:=IF([.$D43]&lt;&gt;&quot;&quot;;IF(INDEX([$issues.A$1:$issues.A$1048576];[.$D43])&lt;&gt;&quot;&quot;;INDEX([$issues.A$1:$issues.A$1048576];[.$D43]);&quot;&quot;);&quot;&quot;)">
            <text:p/>
          </table:table-cell>
          <table:table-cell table:formula="of:=IFERROR(IF([.$D43]&lt;&gt;&quot;&quot;;IF(INDEX([$issues.E$1:$issues.E$1048576];[.$D43])&lt;&gt;&quot;&quot;;INDEX([$issues.E$1:$issues.E$1048576];[.$D43]);&quot;&quot;);&quot;&quot;)/28800; &quot;&quot;)">
            <text:p/>
          </table:table-cell>
          <table:table-cell table:formula="of:=IFERROR(IF([.$D43]&lt;&gt;&quot;&quot;;IF(INDEX([$issues.F$1:$issues.F$1048576];[.$D43])&lt;&gt;&quot;&quot;;INDEX([$issues.F$1:$issues.F$1048576];[.$D43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4]=&quot;&quot;;&quot;&quot;;IF([.$G43]=[.$G44];[.$C43];COM.MICROSOFT.WORKDAY.INTL([.$G43];1;&quot;0000111&quot;)))">
            <text:p/>
          </table:table-cell>
          <table:table-cell table:formula="of:=IFERROR([.D43]+MATCH(TRUE();[.$B$4]=OFFSET([$issues.$B$2];[.D43];0;ROWS([$issues.$B$2:$issues.$B$101])-[.D43];1);0);&quot;&quot;)">
            <text:p/>
          </table:table-cell>
          <table:table-cell table:formula="of:=IF([.$D44]&lt;&gt;&quot;&quot;;IF(INDEX([$issues.A$1:$issues.A$1048576];[.$D44])&lt;&gt;&quot;&quot;;INDEX([$issues.A$1:$issues.A$1048576];[.$D44]);&quot;&quot;);&quot;&quot;)">
            <text:p/>
          </table:table-cell>
          <table:table-cell table:formula="of:=IFERROR(IF([.$D44]&lt;&gt;&quot;&quot;;IF(INDEX([$issues.E$1:$issues.E$1048576];[.$D44])&lt;&gt;&quot;&quot;;INDEX([$issues.E$1:$issues.E$1048576];[.$D44]);&quot;&quot;);&quot;&quot;)/28800; &quot;&quot;)">
            <text:p/>
          </table:table-cell>
          <table:table-cell table:formula="of:=IFERROR(IF([.$D44]&lt;&gt;&quot;&quot;;IF(INDEX([$issues.F$1:$issues.F$1048576];[.$D44])&lt;&gt;&quot;&quot;;INDEX([$issues.F$1:$issues.F$1048576];[.$D44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5]=&quot;&quot;;&quot;&quot;;IF([.$G44]=[.$G45];[.$C44];COM.MICROSOFT.WORKDAY.INTL([.$G44];1;&quot;0000111&quot;)))">
            <text:p/>
          </table:table-cell>
          <table:table-cell table:formula="of:=IFERROR([.D44]+MATCH(TRUE();[.$B$4]=OFFSET([$issues.$B$2];[.D44];0;ROWS([$issues.$B$2:$issues.$B$101])-[.D44];1);0);&quot;&quot;)">
            <text:p/>
          </table:table-cell>
          <table:table-cell table:formula="of:=IF([.$D45]&lt;&gt;&quot;&quot;;IF(INDEX([$issues.A$1:$issues.A$1048576];[.$D45])&lt;&gt;&quot;&quot;;INDEX([$issues.A$1:$issues.A$1048576];[.$D45]);&quot;&quot;);&quot;&quot;)">
            <text:p/>
          </table:table-cell>
          <table:table-cell table:formula="of:=IFERROR(IF([.$D45]&lt;&gt;&quot;&quot;;IF(INDEX([$issues.E$1:$issues.E$1048576];[.$D45])&lt;&gt;&quot;&quot;;INDEX([$issues.E$1:$issues.E$1048576];[.$D45]);&quot;&quot;);&quot;&quot;)/28800; &quot;&quot;)">
            <text:p/>
          </table:table-cell>
          <table:table-cell table:formula="of:=IFERROR(IF([.$D45]&lt;&gt;&quot;&quot;;IF(INDEX([$issues.F$1:$issues.F$1048576];[.$D45])&lt;&gt;&quot;&quot;;INDEX([$issues.F$1:$issues.F$1048576];[.$D4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6]=&quot;&quot;;&quot;&quot;;IF([.$G45]=[.$G46];[.$C45];COM.MICROSOFT.WORKDAY.INTL([.$G45];1;&quot;0000111&quot;)))">
            <text:p/>
          </table:table-cell>
          <table:table-cell table:formula="of:=IFERROR([.D45]+MATCH(TRUE();[.$B$4]=OFFSET([$issues.$B$2];[.D45];0;ROWS([$issues.$B$2:$issues.$B$101])-[.D45];1);0);&quot;&quot;)">
            <text:p/>
          </table:table-cell>
          <table:table-cell table:formula="of:=IF([.$D46]&lt;&gt;&quot;&quot;;IF(INDEX([$issues.A$1:$issues.A$1048576];[.$D46])&lt;&gt;&quot;&quot;;INDEX([$issues.A$1:$issues.A$1048576];[.$D46]);&quot;&quot;);&quot;&quot;)">
            <text:p/>
          </table:table-cell>
          <table:table-cell table:formula="of:=IFERROR(IF([.$D46]&lt;&gt;&quot;&quot;;IF(INDEX([$issues.E$1:$issues.E$1048576];[.$D46])&lt;&gt;&quot;&quot;;INDEX([$issues.E$1:$issues.E$1048576];[.$D46]);&quot;&quot;);&quot;&quot;)/28800; &quot;&quot;)">
            <text:p/>
          </table:table-cell>
          <table:table-cell table:formula="of:=IFERROR(IF([.$D46]&lt;&gt;&quot;&quot;;IF(INDEX([$issues.F$1:$issues.F$1048576];[.$D46])&lt;&gt;&quot;&quot;;INDEX([$issues.F$1:$issues.F$1048576];[.$D46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7]=&quot;&quot;;&quot;&quot;;IF([.$G46]=[.$G47];[.$C46];COM.MICROSOFT.WORKDAY.INTL([.$G46];1;&quot;0000111&quot;)))">
            <text:p/>
          </table:table-cell>
          <table:table-cell table:formula="of:=IFERROR([.D46]+MATCH(TRUE();[.$B$4]=OFFSET([$issues.$B$2];[.D46];0;ROWS([$issues.$B$2:$issues.$B$101])-[.D46];1);0);&quot;&quot;)">
            <text:p/>
          </table:table-cell>
          <table:table-cell table:formula="of:=IF([.$D47]&lt;&gt;&quot;&quot;;IF(INDEX([$issues.A$1:$issues.A$1048576];[.$D47])&lt;&gt;&quot;&quot;;INDEX([$issues.A$1:$issues.A$1048576];[.$D47]);&quot;&quot;);&quot;&quot;)">
            <text:p/>
          </table:table-cell>
          <table:table-cell table:formula="of:=IFERROR(IF([.$D47]&lt;&gt;&quot;&quot;;IF(INDEX([$issues.E$1:$issues.E$1048576];[.$D47])&lt;&gt;&quot;&quot;;INDEX([$issues.E$1:$issues.E$1048576];[.$D47]);&quot;&quot;);&quot;&quot;)/28800; &quot;&quot;)">
            <text:p/>
          </table:table-cell>
          <table:table-cell table:formula="of:=IFERROR(IF([.$D47]&lt;&gt;&quot;&quot;;IF(INDEX([$issues.F$1:$issues.F$1048576];[.$D47])&lt;&gt;&quot;&quot;;INDEX([$issues.F$1:$issues.F$1048576];[.$D47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8]=&quot;&quot;;&quot;&quot;;IF([.$G47]=[.$G48];[.$C47];COM.MICROSOFT.WORKDAY.INTL([.$G47];1;&quot;0000111&quot;)))">
            <text:p/>
          </table:table-cell>
          <table:table-cell table:formula="of:=IFERROR([.D47]+MATCH(TRUE();[.$B$4]=OFFSET([$issues.$B$2];[.D47];0;ROWS([$issues.$B$2:$issues.$B$101])-[.D47];1);0);&quot;&quot;)">
            <text:p/>
          </table:table-cell>
          <table:table-cell table:formula="of:=IF([.$D48]&lt;&gt;&quot;&quot;;IF(INDEX([$issues.A$1:$issues.A$1048576];[.$D48])&lt;&gt;&quot;&quot;;INDEX([$issues.A$1:$issues.A$1048576];[.$D48]);&quot;&quot;);&quot;&quot;)">
            <text:p/>
          </table:table-cell>
          <table:table-cell table:formula="of:=IFERROR(IF([.$D48]&lt;&gt;&quot;&quot;;IF(INDEX([$issues.E$1:$issues.E$1048576];[.$D48])&lt;&gt;&quot;&quot;;INDEX([$issues.E$1:$issues.E$1048576];[.$D48]);&quot;&quot;);&quot;&quot;)/28800; &quot;&quot;)">
            <text:p/>
          </table:table-cell>
          <table:table-cell table:formula="of:=IFERROR(IF([.$D48]&lt;&gt;&quot;&quot;;IF(INDEX([$issues.F$1:$issues.F$1048576];[.$D48])&lt;&gt;&quot;&quot;;INDEX([$issues.F$1:$issues.F$1048576];[.$D48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49]=&quot;&quot;;&quot;&quot;;IF([.$G48]=[.$G49];[.$C48];COM.MICROSOFT.WORKDAY.INTL([.$G48];1;&quot;0000111&quot;)))">
            <text:p/>
          </table:table-cell>
          <table:table-cell table:formula="of:=IFERROR([.D48]+MATCH(TRUE();[.$B$4]=OFFSET([$issues.$B$2];[.D48];0;ROWS([$issues.$B$2:$issues.$B$101])-[.D48];1);0);&quot;&quot;)">
            <text:p/>
          </table:table-cell>
          <table:table-cell table:formula="of:=IF([.$D49]&lt;&gt;&quot;&quot;;IF(INDEX([$issues.A$1:$issues.A$1048576];[.$D49])&lt;&gt;&quot;&quot;;INDEX([$issues.A$1:$issues.A$1048576];[.$D49]);&quot;&quot;);&quot;&quot;)">
            <text:p/>
          </table:table-cell>
          <table:table-cell table:formula="of:=IFERROR(IF([.$D49]&lt;&gt;&quot;&quot;;IF(INDEX([$issues.E$1:$issues.E$1048576];[.$D49])&lt;&gt;&quot;&quot;;INDEX([$issues.E$1:$issues.E$1048576];[.$D49]);&quot;&quot;);&quot;&quot;)/28800; &quot;&quot;)">
            <text:p/>
          </table:table-cell>
          <table:table-cell table:formula="of:=IFERROR(IF([.$D49]&lt;&gt;&quot;&quot;;IF(INDEX([$issues.F$1:$issues.F$1048576];[.$D49])&lt;&gt;&quot;&quot;;INDEX([$issues.F$1:$issues.F$1048576];[.$D49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0]=&quot;&quot;;&quot;&quot;;IF([.$G49]=[.$G50];[.$C49];COM.MICROSOFT.WORKDAY.INTL([.$G49];1;&quot;0000111&quot;)))">
            <text:p/>
          </table:table-cell>
          <table:table-cell table:formula="of:=IFERROR([.D49]+MATCH(TRUE();[.$B$4]=OFFSET([$issues.$B$2];[.D49];0;ROWS([$issues.$B$2:$issues.$B$101])-[.D49];1);0);&quot;&quot;)">
            <text:p/>
          </table:table-cell>
          <table:table-cell table:formula="of:=IF([.$D50]&lt;&gt;&quot;&quot;;IF(INDEX([$issues.A$1:$issues.A$1048576];[.$D50])&lt;&gt;&quot;&quot;;INDEX([$issues.A$1:$issues.A$1048576];[.$D50]);&quot;&quot;);&quot;&quot;)">
            <text:p/>
          </table:table-cell>
          <table:table-cell table:formula="of:=IFERROR(IF([.$D50]&lt;&gt;&quot;&quot;;IF(INDEX([$issues.E$1:$issues.E$1048576];[.$D50])&lt;&gt;&quot;&quot;;INDEX([$issues.E$1:$issues.E$1048576];[.$D50]);&quot;&quot;);&quot;&quot;)/28800; &quot;&quot;)">
            <text:p/>
          </table:table-cell>
          <table:table-cell table:formula="of:=IFERROR(IF([.$D50]&lt;&gt;&quot;&quot;;IF(INDEX([$issues.F$1:$issues.F$1048576];[.$D50])&lt;&gt;&quot;&quot;;INDEX([$issues.F$1:$issues.F$1048576];[.$D50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1]=&quot;&quot;;&quot;&quot;;IF([.$G50]=[.$G51];[.$C50];COM.MICROSOFT.WORKDAY.INTL([.$G50];1;&quot;0000111&quot;)))">
            <text:p/>
          </table:table-cell>
          <table:table-cell table:formula="of:=IFERROR([.D50]+MATCH(TRUE();[.$B$4]=OFFSET([$issues.$B$2];[.D50];0;ROWS([$issues.$B$2:$issues.$B$101])-[.D50];1);0);&quot;&quot;)">
            <text:p/>
          </table:table-cell>
          <table:table-cell table:formula="of:=IF([.$D51]&lt;&gt;&quot;&quot;;IF(INDEX([$issues.A$1:$issues.A$1048576];[.$D51])&lt;&gt;&quot;&quot;;INDEX([$issues.A$1:$issues.A$1048576];[.$D51]);&quot;&quot;);&quot;&quot;)">
            <text:p/>
          </table:table-cell>
          <table:table-cell table:formula="of:=IFERROR(IF([.$D51]&lt;&gt;&quot;&quot;;IF(INDEX([$issues.E$1:$issues.E$1048576];[.$D51])&lt;&gt;&quot;&quot;;INDEX([$issues.E$1:$issues.E$1048576];[.$D51]);&quot;&quot;);&quot;&quot;)/28800; &quot;&quot;)">
            <text:p/>
          </table:table-cell>
          <table:table-cell table:formula="of:=IFERROR(IF([.$D51]&lt;&gt;&quot;&quot;;IF(INDEX([$issues.F$1:$issues.F$1048576];[.$D51])&lt;&gt;&quot;&quot;;INDEX([$issues.F$1:$issues.F$1048576];[.$D51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2]=&quot;&quot;;&quot;&quot;;IF([.$G51]=[.$G52];[.$C51];COM.MICROSOFT.WORKDAY.INTL([.$G51];1;&quot;0000111&quot;)))">
            <text:p/>
          </table:table-cell>
          <table:table-cell table:formula="of:=IFERROR([.D51]+MATCH(TRUE();[.$B$4]=OFFSET([$issues.$B$2];[.D51];0;ROWS([$issues.$B$2:$issues.$B$101])-[.D51];1);0);&quot;&quot;)">
            <text:p/>
          </table:table-cell>
          <table:table-cell table:formula="of:=IF([.$D52]&lt;&gt;&quot;&quot;;IF(INDEX([$issues.A$1:$issues.A$1048576];[.$D52])&lt;&gt;&quot;&quot;;INDEX([$issues.A$1:$issues.A$1048576];[.$D52]);&quot;&quot;);&quot;&quot;)">
            <text:p/>
          </table:table-cell>
          <table:table-cell table:formula="of:=IFERROR(IF([.$D52]&lt;&gt;&quot;&quot;;IF(INDEX([$issues.E$1:$issues.E$1048576];[.$D52])&lt;&gt;&quot;&quot;;INDEX([$issues.E$1:$issues.E$1048576];[.$D52]);&quot;&quot;);&quot;&quot;)/28800; &quot;&quot;)">
            <text:p/>
          </table:table-cell>
          <table:table-cell table:formula="of:=IFERROR(IF([.$D52]&lt;&gt;&quot;&quot;;IF(INDEX([$issues.F$1:$issues.F$1048576];[.$D52])&lt;&gt;&quot;&quot;;INDEX([$issues.F$1:$issues.F$1048576];[.$D52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3]=&quot;&quot;;&quot;&quot;;IF([.$G52]=[.$G53];[.$C52];COM.MICROSOFT.WORKDAY.INTL([.$G52];1;&quot;0000111&quot;)))">
            <text:p/>
          </table:table-cell>
          <table:table-cell table:formula="of:=IFERROR([.D52]+MATCH(TRUE();[.$B$4]=OFFSET([$issues.$B$2];[.D52];0;ROWS([$issues.$B$2:$issues.$B$101])-[.D52];1);0);&quot;&quot;)">
            <text:p/>
          </table:table-cell>
          <table:table-cell table:formula="of:=IF([.$D53]&lt;&gt;&quot;&quot;;IF(INDEX([$issues.A$1:$issues.A$1048576];[.$D53])&lt;&gt;&quot;&quot;;INDEX([$issues.A$1:$issues.A$1048576];[.$D53]);&quot;&quot;);&quot;&quot;)">
            <text:p/>
          </table:table-cell>
          <table:table-cell table:formula="of:=IFERROR(IF([.$D53]&lt;&gt;&quot;&quot;;IF(INDEX([$issues.E$1:$issues.E$1048576];[.$D53])&lt;&gt;&quot;&quot;;INDEX([$issues.E$1:$issues.E$1048576];[.$D53]);&quot;&quot;);&quot;&quot;)/28800; &quot;&quot;)">
            <text:p/>
          </table:table-cell>
          <table:table-cell table:formula="of:=IFERROR(IF([.$D53]&lt;&gt;&quot;&quot;;IF(INDEX([$issues.F$1:$issues.F$1048576];[.$D53])&lt;&gt;&quot;&quot;;INDEX([$issues.F$1:$issues.F$1048576];[.$D53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4]=&quot;&quot;;&quot;&quot;;IF([.$G53]=[.$G54];[.$C53];COM.MICROSOFT.WORKDAY.INTL([.$G53];1;&quot;0000111&quot;)))">
            <text:p/>
          </table:table-cell>
          <table:table-cell table:formula="of:=IFERROR([.D53]+MATCH(TRUE();[.$B$4]=OFFSET([$issues.$B$2];[.D53];0;ROWS([$issues.$B$2:$issues.$B$101])-[.D53];1);0);&quot;&quot;)">
            <text:p/>
          </table:table-cell>
          <table:table-cell table:formula="of:=IF([.$D54]&lt;&gt;&quot;&quot;;IF(INDEX([$issues.A$1:$issues.A$1048576];[.$D54])&lt;&gt;&quot;&quot;;INDEX([$issues.A$1:$issues.A$1048576];[.$D54]);&quot;&quot;);&quot;&quot;)">
            <text:p/>
          </table:table-cell>
          <table:table-cell table:formula="of:=IFERROR(IF([.$D54]&lt;&gt;&quot;&quot;;IF(INDEX([$issues.E$1:$issues.E$1048576];[.$D54])&lt;&gt;&quot;&quot;;INDEX([$issues.E$1:$issues.E$1048576];[.$D54]);&quot;&quot;);&quot;&quot;)/28800; &quot;&quot;)">
            <text:p/>
          </table:table-cell>
          <table:table-cell table:formula="of:=IFERROR(IF([.$D54]&lt;&gt;&quot;&quot;;IF(INDEX([$issues.F$1:$issues.F$1048576];[.$D54])&lt;&gt;&quot;&quot;;INDEX([$issues.F$1:$issues.F$1048576];[.$D54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5]=&quot;&quot;;&quot;&quot;;IF([.$G54]=[.$G55];[.$C54];COM.MICROSOFT.WORKDAY.INTL([.$G54];1;&quot;0000111&quot;)))">
            <text:p/>
          </table:table-cell>
          <table:table-cell table:formula="of:=IFERROR([.D54]+MATCH(TRUE();[.$B$4]=OFFSET([$issues.$B$2];[.D54];0;ROWS([$issues.$B$2:$issues.$B$101])-[.D54];1);0);&quot;&quot;)">
            <text:p/>
          </table:table-cell>
          <table:table-cell table:formula="of:=IF([.$D55]&lt;&gt;&quot;&quot;;IF(INDEX([$issues.A$1:$issues.A$1048576];[.$D55])&lt;&gt;&quot;&quot;;INDEX([$issues.A$1:$issues.A$1048576];[.$D55]);&quot;&quot;);&quot;&quot;)">
            <text:p/>
          </table:table-cell>
          <table:table-cell table:formula="of:=IFERROR(IF([.$D55]&lt;&gt;&quot;&quot;;IF(INDEX([$issues.E$1:$issues.E$1048576];[.$D55])&lt;&gt;&quot;&quot;;INDEX([$issues.E$1:$issues.E$1048576];[.$D55]);&quot;&quot;);&quot;&quot;)/28800; &quot;&quot;)">
            <text:p/>
          </table:table-cell>
          <table:table-cell table:formula="of:=IFERROR(IF([.$D55]&lt;&gt;&quot;&quot;;IF(INDEX([$issues.F$1:$issues.F$1048576];[.$D55])&lt;&gt;&quot;&quot;;INDEX([$issues.F$1:$issues.F$1048576];[.$D5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6]=&quot;&quot;;&quot;&quot;;IF([.$G55]=[.$G56];[.$C55];COM.MICROSOFT.WORKDAY.INTL([.$G55];1;&quot;0000111&quot;)))">
            <text:p/>
          </table:table-cell>
          <table:table-cell table:formula="of:=IFERROR([.D55]+MATCH(TRUE();[.$B$4]=OFFSET([$issues.$B$2];[.D55];0;ROWS([$issues.$B$2:$issues.$B$101])-[.D55];1);0);&quot;&quot;)">
            <text:p/>
          </table:table-cell>
          <table:table-cell table:formula="of:=IF([.$D56]&lt;&gt;&quot;&quot;;IF(INDEX([$issues.A$1:$issues.A$1048576];[.$D56])&lt;&gt;&quot;&quot;;INDEX([$issues.A$1:$issues.A$1048576];[.$D56]);&quot;&quot;);&quot;&quot;)">
            <text:p/>
          </table:table-cell>
          <table:table-cell table:formula="of:=IFERROR(IF([.$D56]&lt;&gt;&quot;&quot;;IF(INDEX([$issues.E$1:$issues.E$1048576];[.$D56])&lt;&gt;&quot;&quot;;INDEX([$issues.E$1:$issues.E$1048576];[.$D56]);&quot;&quot;);&quot;&quot;)/28800; &quot;&quot;)">
            <text:p/>
          </table:table-cell>
          <table:table-cell table:formula="of:=IFERROR(IF([.$D56]&lt;&gt;&quot;&quot;;IF(INDEX([$issues.F$1:$issues.F$1048576];[.$D56])&lt;&gt;&quot;&quot;;INDEX([$issues.F$1:$issues.F$1048576];[.$D56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7]=&quot;&quot;;&quot;&quot;;IF([.$G56]=[.$G57];[.$C56];COM.MICROSOFT.WORKDAY.INTL([.$G56];1;&quot;0000111&quot;)))">
            <text:p/>
          </table:table-cell>
          <table:table-cell table:formula="of:=IFERROR([.D56]+MATCH(TRUE();[.$B$4]=OFFSET([$issues.$B$2];[.D56];0;ROWS([$issues.$B$2:$issues.$B$101])-[.D56];1);0);&quot;&quot;)">
            <text:p/>
          </table:table-cell>
          <table:table-cell table:formula="of:=IF([.$D57]&lt;&gt;&quot;&quot;;IF(INDEX([$issues.A$1:$issues.A$1048576];[.$D57])&lt;&gt;&quot;&quot;;INDEX([$issues.A$1:$issues.A$1048576];[.$D57]);&quot;&quot;);&quot;&quot;)">
            <text:p/>
          </table:table-cell>
          <table:table-cell table:formula="of:=IFERROR(IF([.$D57]&lt;&gt;&quot;&quot;;IF(INDEX([$issues.E$1:$issues.E$1048576];[.$D57])&lt;&gt;&quot;&quot;;INDEX([$issues.E$1:$issues.E$1048576];[.$D57]);&quot;&quot;);&quot;&quot;)/28800; &quot;&quot;)">
            <text:p/>
          </table:table-cell>
          <table:table-cell table:formula="of:=IFERROR(IF([.$D57]&lt;&gt;&quot;&quot;;IF(INDEX([$issues.F$1:$issues.F$1048576];[.$D57])&lt;&gt;&quot;&quot;;INDEX([$issues.F$1:$issues.F$1048576];[.$D57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8]=&quot;&quot;;&quot;&quot;;IF([.$G57]=[.$G58];[.$C57];COM.MICROSOFT.WORKDAY.INTL([.$G57];1;&quot;0000111&quot;)))">
            <text:p/>
          </table:table-cell>
          <table:table-cell table:formula="of:=IFERROR([.D57]+MATCH(TRUE();[.$B$4]=OFFSET([$issues.$B$2];[.D57];0;ROWS([$issues.$B$2:$issues.$B$101])-[.D57];1);0);&quot;&quot;)">
            <text:p/>
          </table:table-cell>
          <table:table-cell table:formula="of:=IF([.$D58]&lt;&gt;&quot;&quot;;IF(INDEX([$issues.A$1:$issues.A$1048576];[.$D58])&lt;&gt;&quot;&quot;;INDEX([$issues.A$1:$issues.A$1048576];[.$D58]);&quot;&quot;);&quot;&quot;)">
            <text:p/>
          </table:table-cell>
          <table:table-cell table:formula="of:=IFERROR(IF([.$D58]&lt;&gt;&quot;&quot;;IF(INDEX([$issues.E$1:$issues.E$1048576];[.$D58])&lt;&gt;&quot;&quot;;INDEX([$issues.E$1:$issues.E$1048576];[.$D58]);&quot;&quot;);&quot;&quot;)/28800; &quot;&quot;)">
            <text:p/>
          </table:table-cell>
          <table:table-cell table:formula="of:=IFERROR(IF([.$D58]&lt;&gt;&quot;&quot;;IF(INDEX([$issues.F$1:$issues.F$1048576];[.$D58])&lt;&gt;&quot;&quot;;INDEX([$issues.F$1:$issues.F$1048576];[.$D58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59]=&quot;&quot;;&quot;&quot;;IF([.$G58]=[.$G59];[.$C58];COM.MICROSOFT.WORKDAY.INTL([.$G58];1;&quot;0000111&quot;)))">
            <text:p/>
          </table:table-cell>
          <table:table-cell table:formula="of:=IFERROR([.D58]+MATCH(TRUE();[.$B$4]=OFFSET([$issues.$B$2];[.D58];0;ROWS([$issues.$B$2:$issues.$B$101])-[.D58];1);0);&quot;&quot;)">
            <text:p/>
          </table:table-cell>
          <table:table-cell table:formula="of:=IF([.$D59]&lt;&gt;&quot;&quot;;IF(INDEX([$issues.A$1:$issues.A$1048576];[.$D59])&lt;&gt;&quot;&quot;;INDEX([$issues.A$1:$issues.A$1048576];[.$D59]);&quot;&quot;);&quot;&quot;)">
            <text:p/>
          </table:table-cell>
          <table:table-cell table:formula="of:=IFERROR(IF([.$D59]&lt;&gt;&quot;&quot;;IF(INDEX([$issues.E$1:$issues.E$1048576];[.$D59])&lt;&gt;&quot;&quot;;INDEX([$issues.E$1:$issues.E$1048576];[.$D59]);&quot;&quot;);&quot;&quot;)/28800; &quot;&quot;)">
            <text:p/>
          </table:table-cell>
          <table:table-cell table:formula="of:=IFERROR(IF([.$D59]&lt;&gt;&quot;&quot;;IF(INDEX([$issues.F$1:$issues.F$1048576];[.$D59])&lt;&gt;&quot;&quot;;INDEX([$issues.F$1:$issues.F$1048576];[.$D59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0]=&quot;&quot;;&quot;&quot;;IF([.$G59]=[.$G60];[.$C59];COM.MICROSOFT.WORKDAY.INTL([.$G59];1;&quot;0000111&quot;)))">
            <text:p/>
          </table:table-cell>
          <table:table-cell table:formula="of:=IFERROR([.D59]+MATCH(TRUE();[.$B$4]=OFFSET([$issues.$B$2];[.D59];0;ROWS([$issues.$B$2:$issues.$B$101])-[.D59];1);0);&quot;&quot;)">
            <text:p/>
          </table:table-cell>
          <table:table-cell table:formula="of:=IF([.$D60]&lt;&gt;&quot;&quot;;IF(INDEX([$issues.A$1:$issues.A$1048576];[.$D60])&lt;&gt;&quot;&quot;;INDEX([$issues.A$1:$issues.A$1048576];[.$D60]);&quot;&quot;);&quot;&quot;)">
            <text:p/>
          </table:table-cell>
          <table:table-cell table:formula="of:=IFERROR(IF([.$D60]&lt;&gt;&quot;&quot;;IF(INDEX([$issues.E$1:$issues.E$1048576];[.$D60])&lt;&gt;&quot;&quot;;INDEX([$issues.E$1:$issues.E$1048576];[.$D60]);&quot;&quot;);&quot;&quot;)/28800; &quot;&quot;)">
            <text:p/>
          </table:table-cell>
          <table:table-cell table:formula="of:=IFERROR(IF([.$D60]&lt;&gt;&quot;&quot;;IF(INDEX([$issues.F$1:$issues.F$1048576];[.$D60])&lt;&gt;&quot;&quot;;INDEX([$issues.F$1:$issues.F$1048576];[.$D60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1]=&quot;&quot;;&quot;&quot;;IF([.$G60]=[.$G61];[.$C60];COM.MICROSOFT.WORKDAY.INTL([.$G60];1;&quot;0000111&quot;)))">
            <text:p/>
          </table:table-cell>
          <table:table-cell table:formula="of:=IFERROR([.D60]+MATCH(TRUE();[.$B$4]=OFFSET([$issues.$B$2];[.D60];0;ROWS([$issues.$B$2:$issues.$B$101])-[.D60];1);0);&quot;&quot;)">
            <text:p/>
          </table:table-cell>
          <table:table-cell table:formula="of:=IF([.$D61]&lt;&gt;&quot;&quot;;IF(INDEX([$issues.A$1:$issues.A$1048576];[.$D61])&lt;&gt;&quot;&quot;;INDEX([$issues.A$1:$issues.A$1048576];[.$D61]);&quot;&quot;);&quot;&quot;)">
            <text:p/>
          </table:table-cell>
          <table:table-cell table:formula="of:=IFERROR(IF([.$D61]&lt;&gt;&quot;&quot;;IF(INDEX([$issues.E$1:$issues.E$1048576];[.$D61])&lt;&gt;&quot;&quot;;INDEX([$issues.E$1:$issues.E$1048576];[.$D61]);&quot;&quot;);&quot;&quot;)/28800; &quot;&quot;)">
            <text:p/>
          </table:table-cell>
          <table:table-cell table:formula="of:=IFERROR(IF([.$D61]&lt;&gt;&quot;&quot;;IF(INDEX([$issues.F$1:$issues.F$1048576];[.$D61])&lt;&gt;&quot;&quot;;INDEX([$issues.F$1:$issues.F$1048576];[.$D61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2]=&quot;&quot;;&quot;&quot;;IF([.$G61]=[.$G62];[.$C61];COM.MICROSOFT.WORKDAY.INTL([.$G61];1;&quot;0000111&quot;)))">
            <text:p/>
          </table:table-cell>
          <table:table-cell table:formula="of:=IFERROR([.D61]+MATCH(TRUE();[.$B$4]=OFFSET([$issues.$B$2];[.D61];0;ROWS([$issues.$B$2:$issues.$B$101])-[.D61];1);0);&quot;&quot;)">
            <text:p/>
          </table:table-cell>
          <table:table-cell table:formula="of:=IF([.$D62]&lt;&gt;&quot;&quot;;IF(INDEX([$issues.A$1:$issues.A$1048576];[.$D62])&lt;&gt;&quot;&quot;;INDEX([$issues.A$1:$issues.A$1048576];[.$D62]);&quot;&quot;);&quot;&quot;)">
            <text:p/>
          </table:table-cell>
          <table:table-cell table:formula="of:=IFERROR(IF([.$D62]&lt;&gt;&quot;&quot;;IF(INDEX([$issues.E$1:$issues.E$1048576];[.$D62])&lt;&gt;&quot;&quot;;INDEX([$issues.E$1:$issues.E$1048576];[.$D62]);&quot;&quot;);&quot;&quot;)/28800; &quot;&quot;)">
            <text:p/>
          </table:table-cell>
          <table:table-cell table:formula="of:=IFERROR(IF([.$D62]&lt;&gt;&quot;&quot;;IF(INDEX([$issues.F$1:$issues.F$1048576];[.$D62])&lt;&gt;&quot;&quot;;INDEX([$issues.F$1:$issues.F$1048576];[.$D62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3]=&quot;&quot;;&quot;&quot;;IF([.$G62]=[.$G63];[.$C62];COM.MICROSOFT.WORKDAY.INTL([.$G62];1;&quot;0000111&quot;)))">
            <text:p/>
          </table:table-cell>
          <table:table-cell table:formula="of:=IFERROR([.D62]+MATCH(TRUE();[.$B$4]=OFFSET([$issues.$B$2];[.D62];0;ROWS([$issues.$B$2:$issues.$B$101])-[.D62];1);0);&quot;&quot;)">
            <text:p/>
          </table:table-cell>
          <table:table-cell table:formula="of:=IF([.$D63]&lt;&gt;&quot;&quot;;IF(INDEX([$issues.A$1:$issues.A$1048576];[.$D63])&lt;&gt;&quot;&quot;;INDEX([$issues.A$1:$issues.A$1048576];[.$D63]);&quot;&quot;);&quot;&quot;)">
            <text:p/>
          </table:table-cell>
          <table:table-cell table:formula="of:=IFERROR(IF([.$D63]&lt;&gt;&quot;&quot;;IF(INDEX([$issues.E$1:$issues.E$1048576];[.$D63])&lt;&gt;&quot;&quot;;INDEX([$issues.E$1:$issues.E$1048576];[.$D63]);&quot;&quot;);&quot;&quot;)/28800; &quot;&quot;)">
            <text:p/>
          </table:table-cell>
          <table:table-cell table:formula="of:=IFERROR(IF([.$D63]&lt;&gt;&quot;&quot;;IF(INDEX([$issues.F$1:$issues.F$1048576];[.$D63])&lt;&gt;&quot;&quot;;INDEX([$issues.F$1:$issues.F$1048576];[.$D63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4]=&quot;&quot;;&quot;&quot;;IF([.$G63]=[.$G64];[.$C63];COM.MICROSOFT.WORKDAY.INTL([.$G63];1;&quot;0000111&quot;)))">
            <text:p/>
          </table:table-cell>
          <table:table-cell table:formula="of:=IFERROR([.D63]+MATCH(TRUE();[.$B$4]=OFFSET([$issues.$B$2];[.D63];0;ROWS([$issues.$B$2:$issues.$B$101])-[.D63];1);0);&quot;&quot;)">
            <text:p/>
          </table:table-cell>
          <table:table-cell table:formula="of:=IF([.$D64]&lt;&gt;&quot;&quot;;IF(INDEX([$issues.A$1:$issues.A$1048576];[.$D64])&lt;&gt;&quot;&quot;;INDEX([$issues.A$1:$issues.A$1048576];[.$D64]);&quot;&quot;);&quot;&quot;)">
            <text:p/>
          </table:table-cell>
          <table:table-cell table:formula="of:=IFERROR(IF([.$D64]&lt;&gt;&quot;&quot;;IF(INDEX([$issues.E$1:$issues.E$1048576];[.$D64])&lt;&gt;&quot;&quot;;INDEX([$issues.E$1:$issues.E$1048576];[.$D64]);&quot;&quot;);&quot;&quot;)/28800; &quot;&quot;)">
            <text:p/>
          </table:table-cell>
          <table:table-cell table:formula="of:=IFERROR(IF([.$D64]&lt;&gt;&quot;&quot;;IF(INDEX([$issues.F$1:$issues.F$1048576];[.$D64])&lt;&gt;&quot;&quot;;INDEX([$issues.F$1:$issues.F$1048576];[.$D64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5]=&quot;&quot;;&quot;&quot;;IF([.$G64]=[.$G65];[.$C64];COM.MICROSOFT.WORKDAY.INTL([.$G64];1;&quot;0000111&quot;)))">
            <text:p/>
          </table:table-cell>
          <table:table-cell table:formula="of:=IFERROR([.D64]+MATCH(TRUE();[.$B$4]=OFFSET([$issues.$B$2];[.D64];0;ROWS([$issues.$B$2:$issues.$B$101])-[.D64];1);0);&quot;&quot;)">
            <text:p/>
          </table:table-cell>
          <table:table-cell table:formula="of:=IF([.$D65]&lt;&gt;&quot;&quot;;IF(INDEX([$issues.A$1:$issues.A$1048576];[.$D65])&lt;&gt;&quot;&quot;;INDEX([$issues.A$1:$issues.A$1048576];[.$D65]);&quot;&quot;);&quot;&quot;)">
            <text:p/>
          </table:table-cell>
          <table:table-cell table:formula="of:=IFERROR(IF([.$D65]&lt;&gt;&quot;&quot;;IF(INDEX([$issues.E$1:$issues.E$1048576];[.$D65])&lt;&gt;&quot;&quot;;INDEX([$issues.E$1:$issues.E$1048576];[.$D65]);&quot;&quot;);&quot;&quot;)/28800; &quot;&quot;)">
            <text:p/>
          </table:table-cell>
          <table:table-cell table:formula="of:=IFERROR(IF([.$D65]&lt;&gt;&quot;&quot;;IF(INDEX([$issues.F$1:$issues.F$1048576];[.$D65])&lt;&gt;&quot;&quot;;INDEX([$issues.F$1:$issues.F$1048576];[.$D6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6]=&quot;&quot;;&quot;&quot;;IF([.$G65]=[.$G66];[.$C65];COM.MICROSOFT.WORKDAY.INTL([.$G65];1;&quot;0000111&quot;)))">
            <text:p/>
          </table:table-cell>
          <table:table-cell table:formula="of:=IFERROR([.D65]+MATCH(TRUE();[.$B$4]=OFFSET([$issues.$B$2];[.D65];0;ROWS([$issues.$B$2:$issues.$B$101])-[.D65];1);0);&quot;&quot;)">
            <text:p/>
          </table:table-cell>
          <table:table-cell table:formula="of:=IF([.$D66]&lt;&gt;&quot;&quot;;IF(INDEX([$issues.A$1:$issues.A$1048576];[.$D66])&lt;&gt;&quot;&quot;;INDEX([$issues.A$1:$issues.A$1048576];[.$D66]);&quot;&quot;);&quot;&quot;)">
            <text:p/>
          </table:table-cell>
          <table:table-cell table:formula="of:=IFERROR(IF([.$D66]&lt;&gt;&quot;&quot;;IF(INDEX([$issues.E$1:$issues.E$1048576];[.$D66])&lt;&gt;&quot;&quot;;INDEX([$issues.E$1:$issues.E$1048576];[.$D66]);&quot;&quot;);&quot;&quot;)/28800; &quot;&quot;)">
            <text:p/>
          </table:table-cell>
          <table:table-cell table:formula="of:=IFERROR(IF([.$D66]&lt;&gt;&quot;&quot;;IF(INDEX([$issues.F$1:$issues.F$1048576];[.$D66])&lt;&gt;&quot;&quot;;INDEX([$issues.F$1:$issues.F$1048576];[.$D66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7]=&quot;&quot;;&quot;&quot;;IF([.$G66]=[.$G67];[.$C66];COM.MICROSOFT.WORKDAY.INTL([.$G66];1;&quot;0000111&quot;)))">
            <text:p/>
          </table:table-cell>
          <table:table-cell table:formula="of:=IFERROR([.D66]+MATCH(TRUE();[.$B$4]=OFFSET([$issues.$B$2];[.D66];0;ROWS([$issues.$B$2:$issues.$B$101])-[.D66];1);0);&quot;&quot;)">
            <text:p/>
          </table:table-cell>
          <table:table-cell table:formula="of:=IF([.$D67]&lt;&gt;&quot;&quot;;IF(INDEX([$issues.A$1:$issues.A$1048576];[.$D67])&lt;&gt;&quot;&quot;;INDEX([$issues.A$1:$issues.A$1048576];[.$D67]);&quot;&quot;);&quot;&quot;)">
            <text:p/>
          </table:table-cell>
          <table:table-cell table:formula="of:=IFERROR(IF([.$D67]&lt;&gt;&quot;&quot;;IF(INDEX([$issues.E$1:$issues.E$1048576];[.$D67])&lt;&gt;&quot;&quot;;INDEX([$issues.E$1:$issues.E$1048576];[.$D67]);&quot;&quot;);&quot;&quot;)/28800; &quot;&quot;)">
            <text:p/>
          </table:table-cell>
          <table:table-cell table:formula="of:=IFERROR(IF([.$D67]&lt;&gt;&quot;&quot;;IF(INDEX([$issues.F$1:$issues.F$1048576];[.$D67])&lt;&gt;&quot;&quot;;INDEX([$issues.F$1:$issues.F$1048576];[.$D67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8]=&quot;&quot;;&quot;&quot;;IF([.$G67]=[.$G68];[.$C67];COM.MICROSOFT.WORKDAY.INTL([.$G67];1;&quot;0000111&quot;)))">
            <text:p/>
          </table:table-cell>
          <table:table-cell table:formula="of:=IFERROR([.D67]+MATCH(TRUE();[.$B$4]=OFFSET([$issues.$B$2];[.D67];0;ROWS([$issues.$B$2:$issues.$B$101])-[.D67];1);0);&quot;&quot;)">
            <text:p/>
          </table:table-cell>
          <table:table-cell table:formula="of:=IF([.$D68]&lt;&gt;&quot;&quot;;IF(INDEX([$issues.A$1:$issues.A$1048576];[.$D68])&lt;&gt;&quot;&quot;;INDEX([$issues.A$1:$issues.A$1048576];[.$D68]);&quot;&quot;);&quot;&quot;)">
            <text:p/>
          </table:table-cell>
          <table:table-cell table:formula="of:=IFERROR(IF([.$D68]&lt;&gt;&quot;&quot;;IF(INDEX([$issues.E$1:$issues.E$1048576];[.$D68])&lt;&gt;&quot;&quot;;INDEX([$issues.E$1:$issues.E$1048576];[.$D68]);&quot;&quot;);&quot;&quot;)/28800; &quot;&quot;)">
            <text:p/>
          </table:table-cell>
          <table:table-cell table:formula="of:=IFERROR(IF([.$D68]&lt;&gt;&quot;&quot;;IF(INDEX([$issues.F$1:$issues.F$1048576];[.$D68])&lt;&gt;&quot;&quot;;INDEX([$issues.F$1:$issues.F$1048576];[.$D68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69]=&quot;&quot;;&quot;&quot;;IF([.$G68]=[.$G69];[.$C68];COM.MICROSOFT.WORKDAY.INTL([.$G68];1;&quot;0000111&quot;)))">
            <text:p/>
          </table:table-cell>
          <table:table-cell table:formula="of:=IFERROR([.D68]+MATCH(TRUE();[.$B$4]=OFFSET([$issues.$B$2];[.D68];0;ROWS([$issues.$B$2:$issues.$B$101])-[.D68];1);0);&quot;&quot;)">
            <text:p/>
          </table:table-cell>
          <table:table-cell table:formula="of:=IF([.$D69]&lt;&gt;&quot;&quot;;IF(INDEX([$issues.A$1:$issues.A$1048576];[.$D69])&lt;&gt;&quot;&quot;;INDEX([$issues.A$1:$issues.A$1048576];[.$D69]);&quot;&quot;);&quot;&quot;)">
            <text:p/>
          </table:table-cell>
          <table:table-cell table:formula="of:=IFERROR(IF([.$D69]&lt;&gt;&quot;&quot;;IF(INDEX([$issues.E$1:$issues.E$1048576];[.$D69])&lt;&gt;&quot;&quot;;INDEX([$issues.E$1:$issues.E$1048576];[.$D69]);&quot;&quot;);&quot;&quot;)/28800; &quot;&quot;)">
            <text:p/>
          </table:table-cell>
          <table:table-cell table:formula="of:=IFERROR(IF([.$D69]&lt;&gt;&quot;&quot;;IF(INDEX([$issues.F$1:$issues.F$1048576];[.$D69])&lt;&gt;&quot;&quot;;INDEX([$issues.F$1:$issues.F$1048576];[.$D69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70]=&quot;&quot;;&quot;&quot;;IF([.$G69]=[.$G70];[.$C69];COM.MICROSOFT.WORKDAY.INTL([.$G69];1;&quot;0000111&quot;)))">
            <text:p/>
          </table:table-cell>
          <table:table-cell table:formula="of:=IFERROR([.D69]+MATCH(TRUE();[.$B$4]=OFFSET([$issues.$B$2];[.D69];0;ROWS([$issues.$B$2:$issues.$B$101])-[.D69];1);0);&quot;&quot;)">
            <text:p/>
          </table:table-cell>
          <table:table-cell table:formula="of:=IF([.$D70]&lt;&gt;&quot;&quot;;IF(INDEX([$issues.A$1:$issues.A$1048576];[.$D70])&lt;&gt;&quot;&quot;;INDEX([$issues.A$1:$issues.A$1048576];[.$D70]);&quot;&quot;);&quot;&quot;)">
            <text:p/>
          </table:table-cell>
          <table:table-cell table:formula="of:=IFERROR(IF([.$D70]&lt;&gt;&quot;&quot;;IF(INDEX([$issues.E$1:$issues.E$1048576];[.$D70])&lt;&gt;&quot;&quot;;INDEX([$issues.E$1:$issues.E$1048576];[.$D70]);&quot;&quot;);&quot;&quot;)/28800; &quot;&quot;)">
            <text:p/>
          </table:table-cell>
          <table:table-cell table:formula="of:=IFERROR(IF([.$D70]&lt;&gt;&quot;&quot;;IF(INDEX([$issues.F$1:$issues.F$1048576];[.$D70])&lt;&gt;&quot;&quot;;INDEX([$issues.F$1:$issues.F$1048576];[.$D70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71]=&quot;&quot;;&quot;&quot;;IF([.$G70]=[.$G71];[.$C70];COM.MICROSOFT.WORKDAY.INTL([.$G70];1;&quot;0000111&quot;)))">
            <text:p/>
          </table:table-cell>
          <table:table-cell table:formula="of:=IFERROR([.D70]+MATCH(TRUE();[.$B$4]=OFFSET([$issues.$B$2];[.D70];0;ROWS([$issues.$B$2:$issues.$B$101])-[.D70];1);0);&quot;&quot;)">
            <text:p/>
          </table:table-cell>
          <table:table-cell table:formula="of:=IF([.$D71]&lt;&gt;&quot;&quot;;IF(INDEX([$issues.A$1:$issues.A$1048576];[.$D71])&lt;&gt;&quot;&quot;;INDEX([$issues.A$1:$issues.A$1048576];[.$D71]);&quot;&quot;);&quot;&quot;)">
            <text:p/>
          </table:table-cell>
          <table:table-cell table:formula="of:=IFERROR(IF([.$D71]&lt;&gt;&quot;&quot;;IF(INDEX([$issues.E$1:$issues.E$1048576];[.$D71])&lt;&gt;&quot;&quot;;INDEX([$issues.E$1:$issues.E$1048576];[.$D71]);&quot;&quot;);&quot;&quot;)/28800; &quot;&quot;)">
            <text:p/>
          </table:table-cell>
          <table:table-cell table:formula="of:=IFERROR(IF([.$D71]&lt;&gt;&quot;&quot;;IF(INDEX([$issues.F$1:$issues.F$1048576];[.$D71])&lt;&gt;&quot;&quot;;INDEX([$issues.F$1:$issues.F$1048576];[.$D71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72]=&quot;&quot;;&quot;&quot;;IF([.$G71]=[.$G72];[.$C71];COM.MICROSOFT.WORKDAY.INTL([.$G71];1;&quot;0000111&quot;)))">
            <text:p/>
          </table:table-cell>
          <table:table-cell table:formula="of:=IFERROR([.D71]+MATCH(TRUE();[.$B$4]=OFFSET([$issues.$B$2];[.D71];0;ROWS([$issues.$B$2:$issues.$B$101])-[.D71];1);0);&quot;&quot;)">
            <text:p/>
          </table:table-cell>
          <table:table-cell table:formula="of:=IF([.$D72]&lt;&gt;&quot;&quot;;IF(INDEX([$issues.A$1:$issues.A$1048576];[.$D72])&lt;&gt;&quot;&quot;;INDEX([$issues.A$1:$issues.A$1048576];[.$D72]);&quot;&quot;);&quot;&quot;)">
            <text:p/>
          </table:table-cell>
          <table:table-cell table:formula="of:=IFERROR(IF([.$D72]&lt;&gt;&quot;&quot;;IF(INDEX([$issues.E$1:$issues.E$1048576];[.$D72])&lt;&gt;&quot;&quot;;INDEX([$issues.E$1:$issues.E$1048576];[.$D72]);&quot;&quot;);&quot;&quot;)/28800; &quot;&quot;)">
            <text:p/>
          </table:table-cell>
          <table:table-cell table:formula="of:=IFERROR(IF([.$D72]&lt;&gt;&quot;&quot;;IF(INDEX([$issues.F$1:$issues.F$1048576];[.$D72])&lt;&gt;&quot;&quot;;INDEX([$issues.F$1:$issues.F$1048576];[.$D72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73]=&quot;&quot;;&quot;&quot;;IF([.$G72]=[.$G73];[.$C72];COM.MICROSOFT.WORKDAY.INTL([.$G72];1;&quot;0000111&quot;)))">
            <text:p/>
          </table:table-cell>
          <table:table-cell table:formula="of:=IFERROR([.D72]+MATCH(TRUE();[.$B$4]=OFFSET([$issues.$B$2];[.D72];0;ROWS([$issues.$B$2:$issues.$B$101])-[.D72];1);0);&quot;&quot;)">
            <text:p/>
          </table:table-cell>
          <table:table-cell table:formula="of:=IF([.$D73]&lt;&gt;&quot;&quot;;IF(INDEX([$issues.A$1:$issues.A$1048576];[.$D73])&lt;&gt;&quot;&quot;;INDEX([$issues.A$1:$issues.A$1048576];[.$D73]);&quot;&quot;);&quot;&quot;)">
            <text:p/>
          </table:table-cell>
          <table:table-cell table:formula="of:=IFERROR(IF([.$D73]&lt;&gt;&quot;&quot;;IF(INDEX([$issues.E$1:$issues.E$1048576];[.$D73])&lt;&gt;&quot;&quot;;INDEX([$issues.E$1:$issues.E$1048576];[.$D73]);&quot;&quot;);&quot;&quot;)/28800; &quot;&quot;)">
            <text:p/>
          </table:table-cell>
          <table:table-cell table:formula="of:=IFERROR(IF([.$D73]&lt;&gt;&quot;&quot;;IF(INDEX([$issues.F$1:$issues.F$1048576];[.$D73])&lt;&gt;&quot;&quot;;INDEX([$issues.F$1:$issues.F$1048576];[.$D73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74]=&quot;&quot;;&quot;&quot;;IF([.$G73]=[.$G74];[.$C73];COM.MICROSOFT.WORKDAY.INTL([.$G73];1;&quot;0000111&quot;)))">
            <text:p/>
          </table:table-cell>
          <table:table-cell table:formula="of:=IFERROR([.D73]+MATCH(TRUE();[.$B$4]=OFFSET([$issues.$B$2];[.D73];0;ROWS([$issues.$B$2:$issues.$B$101])-[.D73];1);0);&quot;&quot;)">
            <text:p/>
          </table:table-cell>
          <table:table-cell table:formula="of:=IF([.$D74]&lt;&gt;&quot;&quot;;IF(INDEX([$issues.A$1:$issues.A$1048576];[.$D74])&lt;&gt;&quot;&quot;;INDEX([$issues.A$1:$issues.A$1048576];[.$D74]);&quot;&quot;);&quot;&quot;)">
            <text:p/>
          </table:table-cell>
          <table:table-cell table:formula="of:=IFERROR(IF([.$D74]&lt;&gt;&quot;&quot;;IF(INDEX([$issues.E$1:$issues.E$1048576];[.$D74])&lt;&gt;&quot;&quot;;INDEX([$issues.E$1:$issues.E$1048576];[.$D74]);&quot;&quot;);&quot;&quot;)/28800; &quot;&quot;)">
            <text:p/>
          </table:table-cell>
          <table:table-cell table:formula="of:=IFERROR(IF([.$D74]&lt;&gt;&quot;&quot;;IF(INDEX([$issues.F$1:$issues.F$1048576];[.$D74])&lt;&gt;&quot;&quot;;INDEX([$issues.F$1:$issues.F$1048576];[.$D74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2"/>
          <table:table-cell table:style-name="ce3" table:formula="of:=IF([.$G75]=&quot;&quot;;&quot;&quot;;IF([.$G74]=[.$G75];[.$C74];COM.MICROSOFT.WORKDAY.INTL([.$G74];1;&quot;0000111&quot;)))">
            <text:p/>
          </table:table-cell>
          <table:table-cell table:formula="of:=IFERROR([.D74]+MATCH(TRUE();[.$B$4]=OFFSET([$issues.$B$2];[.D74];0;ROWS([$issues.$B$2:$issues.$B$101])-[.D74];1);0);&quot;&quot;)">
            <text:p/>
          </table:table-cell>
          <table:table-cell table:formula="of:=IF([.$D75]&lt;&gt;&quot;&quot;;IF(INDEX([$issues.A$1:$issues.A$1048576];[.$D75])&lt;&gt;&quot;&quot;;INDEX([$issues.A$1:$issues.A$1048576];[.$D75]);&quot;&quot;);&quot;&quot;)">
            <text:p/>
          </table:table-cell>
          <table:table-cell table:formula="of:=IFERROR(IF([.$D75]&lt;&gt;&quot;&quot;;IF(INDEX([$issues.E$1:$issues.E$1048576];[.$D75])&lt;&gt;&quot;&quot;;INDEX([$issues.E$1:$issues.E$1048576];[.$D75]);&quot;&quot;);&quot;&quot;)/28800; &quot;&quot;)">
            <text:p/>
          </table:table-cell>
          <table:table-cell table:formula="of:=IFERROR(IF([.$D75]&lt;&gt;&quot;&quot;;IF(INDEX([$issues.F$1:$issues.F$1048576];[.$D75])&lt;&gt;&quot;&quot;;INDEX([$issues.F$1:$issues.F$1048576];[.$D75]);&quot;&quot;);&quot;&quot;); &quot;&quot;)">
            <text:p/>
          </table:table-cell>
          <table:table-cell table:style-name="ce25" table:number-columns-repeated="181"/>
        </table:table-row>
        <table:table-row table:style-name="ro1">
          <table:table-cell table:number-columns-repeated="3"/>
          <table:table-cell table:formula="of:=IFERROR([.D75]+MATCH(TRUE();[.$B$4]=OFFSET([$issues.$B$2];[.D75];0;ROWS([$issues.$B$2:$issues.$B$101])-[.D75];1);0);&quot;&quot;)">
            <text:p/>
          </table:table-cell>
          <table:table-cell table:formula="of:=IF([.$D76]&lt;&gt;&quot;&quot;;IF(INDEX([$issues.A$1:$issues.A$1048576];[.$D76])&lt;&gt;&quot;&quot;;INDEX([$issues.A$1:$issues.A$1048576];[.$D76]);&quot;&quot;);&quot;&quot;)">
            <text:p/>
          </table:table-cell>
          <table:table-cell table:formula="of:=IFERROR(IF([.$D76]&lt;&gt;&quot;&quot;;IF(INDEX([$issues.E$1:$issues.E$1048576];[.$D76])&lt;&gt;&quot;&quot;;INDEX([$issues.E$1:$issues.E$1048576];[.$D76]);&quot;&quot;);&quot;&quot;)/28800; &quot;&quot;)">
            <text:p/>
          </table:table-cell>
          <table:table-cell table:formula="of:=IFERROR(IF([.$D76]&lt;&gt;&quot;&quot;;IF(INDEX([$issues.F$1:$issues.F$1048576];[.$D76])&lt;&gt;&quot;&quot;;INDEX([$issues.F$1:$issues.F$1048576];[.$D76]);&quot;&quot;);&quot;&quot;); &quot;&quot;)">
            <text:p/>
          </table:table-cell>
          <table:table-cell table:number-columns-repeated="181"/>
        </table:table-row>
        <table:table-row table:style-name="ro1">
          <table:table-cell table:number-columns-repeated="3"/>
          <table:table-cell table:formula="of:=IFERROR([.D76]+MATCH(TRUE();[.$B$4]=OFFSET([$issues.$B$2];[.D76];0;ROWS([$issues.$B$2:$issues.$B$101])-[.D76];1);0);&quot;&quot;)">
            <text:p/>
          </table:table-cell>
          <table:table-cell table:formula="of:=IF([.$D77]&lt;&gt;&quot;&quot;;IF(INDEX([$issues.A$1:$issues.A$1048576];[.$D77])&lt;&gt;&quot;&quot;;INDEX([$issues.A$1:$issues.A$1048576];[.$D77]);&quot;&quot;);&quot;&quot;)">
            <text:p/>
          </table:table-cell>
          <table:table-cell table:formula="of:=IFERROR(IF([.$D77]&lt;&gt;&quot;&quot;;IF(INDEX([$issues.E$1:$issues.E$1048576];[.$D77])&lt;&gt;&quot;&quot;;INDEX([$issues.E$1:$issues.E$1048576];[.$D77]);&quot;&quot;);&quot;&quot;)/28800; &quot;&quot;)">
            <text:p/>
          </table:table-cell>
          <table:table-cell table:formula="of:=IFERROR(IF([.$D77]&lt;&gt;&quot;&quot;;IF(INDEX([$issues.F$1:$issues.F$1048576];[.$D77])&lt;&gt;&quot;&quot;;INDEX([$issues.F$1:$issues.F$1048576];[.$D77]);&quot;&quot;);&quot;&quot;); &quot;&quot;)">
            <text:p/>
          </table:table-cell>
          <table:table-cell table:number-columns-repeated="181"/>
        </table:table-row>
        <table:table-row table:style-name="ro1" table:number-rows-repeated="1048498">
          <table:table-cell table:number-columns-repeated="188"/>
        </table:table-row>
        <table:table-row table:style-name="ro1">
          <table:table-cell table:number-columns-repeated="188"/>
        </table:table-row>
        <calcext:conditional-formats>
          <calcext:conditional-format calcext:target-range-address="Gantt.H4:Gantt.GF75">
            <calcext:condition calcext:apply-style-name="Bad" calcext:value="formula-is([.K$10]=TODAY())" calcext:base-cell-address="Gantt.H4"/>
            <calcext:condition calcext:apply-style-name="Good" calcext:value="formula-is(AND([.$G4]&lt;&gt;&quot;&quot;;COM.MICROSOFT.WORKDAY.INTL([.H$3]-1;1;&quot;0000111&quot;)&gt;[.H$3]))" calcext:base-cell-address="Gantt.H4"/>
            <calcext:condition calcext:apply-style-name="BankHolidays" calcext:value="formula-is(AND([.$G4]&lt;&gt;&quot;&quot;;COM.MICROSOFT.WORKDAY.INTL([.H$3]-1;1;&quot;0000000&quot;;[$Helpers.$D$2:$Helpers.$D$75])&gt;[.H$3]))" calcext:base-cell-address="Gantt.H4"/>
            <calcext:condition calcext:apply-style-name="Leave" calcext:value="formula-is(AND([.$G4]&lt;&gt;&quot;&quot;;COM.MICROSOFT.WORKDAY.INTL([.H$3]-1;1;&quot;0000000&quot;;[$Helpers.$F$2:$Helpers.$F$75])&gt;[.H$3]))" calcext:base-cell-address="Gantt.H4"/>
            <calcext:condition calcext:apply-style-name="Task" calcext:value="formula-is(AND([.$F4]&gt;0;[.H$3]&gt;=[.$C4];[.H$3]&lt;=[.$G4]))" calcext:base-cell-address="Gantt.H4"/>
          </calcext:conditional-format>
        </calcext:conditional-formats>
      </table:table>
      <table:named-expressions/>
      <table:database-ranges>
        <table:database-range table:name="Milestones" table:target-range-address="issues.B2:issues.B38" table:on-update-keep-styles="true" table:on-update-keep-size="false" table:contains-header="false" table:orientation="column"/>
        <table:database-range table:name="__Anonymous_Sheet_DB__2" table:target-range-address="Gantt.G4:Gantt.G7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Roboto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2" loext:min-decimal-places="2" number:min-integer-digits="1" number:grouping="true"/>
      <number:text> €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28P0"/>
    </number:currency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percentage-style style:name="N141">
      <number:number number:decimal-places="1" loext:min-decimal-places="1" number:min-integer-digits="1"/>
      <number:text>%</number:text>
    </number:percentage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€</number:text>
    </number:number-style>
    <number:number-style style:name="N14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6P2" style:volatile="true">
      <loext:fill-character> </loext:fill-character>
      <number:text>-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</number:date-style>
    <number:date-style style:name="N166">
      <number:month number:textual="true"/>
      <number:text>-</number:text>
      <number:year/>
    </number:date-style>
    <number:number-style style:name="N17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day number:style="long"/>
      <number:text> - </number:text>
      <number:month number:textual="true"/>
      <number:text> - </number:text>
      <number:year/>
    </number:date-style>
    <number:date-style style:name="N185P0" style:volatile="true">
      <number:month/>
      <number:text>-</number:text>
      <number:day/>
      <number:text>-</number:text>
      <number:year/>
    </number:date-style>
    <number:text-style style:name="N185">
      <number:text-content/>
      <style:map style:condition="value()&lt;=1.79769313486232E+308" style:apply-style-name="N185P0"/>
    </number:text-style>
    <number:number-style style:name="N186">
      <number:number number:decimal-places="0" loext:min-decimal-places="0" number:min-integer-digits="2"/>
    </number:number-style>
    <number:date-style style:name="N187">
      <number:day number:style="long"/>
      <number:text>-</number:text>
      <number:month number:textual="true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oday" style:family="table-cell" style:parent-style-name="Default">
      <style:table-cell-properties fo:background-color="#ffe0e0"/>
    </style:style>
    <style:style style:name="Weekend" style:family="table-cell" style:parent-style-name="Default">
      <style:table-cell-properties fo:border-bottom="0.06pt solid #bfbfbf" fo:background-color="#efefef" fo:border-left="none" fo:border-right="none" fo:border-top="0.06pt solid #bfbfbf"/>
    </style:style>
    <style:style style:name="Holiday" style:family="table-cell" style:parent-style-name="Default">
      <style:table-cell-properties fo:background-color="#f4f5f9"/>
    </style:style>
    <style:style style:name="Task" style:family="table-cell" style:parent-style-name="Default">
      <style:table-cell-properties fo:background-color="#1b75bc"/>
    </style:style>
    <style:style style:name="Untitled1" style:family="table-cell" style:parent-style-name="Default">
      <style:table-cell-properties fo:background-color="#0093d9"/>
    </style:style>
    <style:style style:name="Untitled2" style:family="table-cell" style:parent-style-name="Default">
      <style:table-cell-properties fo:background-color="#ffe994"/>
    </style:style>
    <style:style style:name="Leave" style:family="table-cell" style:parent-style-name="Default">
      <style:table-cell-properties fo:background-color="#ffffa6"/>
    </style:style>
    <style:style style:name="BankHolidays" style:family="table-cell" style:parent-style-name="Default">
      <style:table-cell-properties fo:background-color="#ffe99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10:06:51.361075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11:32:24.429322143</dc:date>
    <meta:editing-duration>PT3H52M19S</meta:editing-duration>
    <meta:editing-cycles>13</meta:editing-cycles>
    <meta:generator>LibreOffice/6.1.2.1$Linux_X86_64 LibreOffice_project/10$Build-1</meta:generator>
    <meta:document-statistic meta:table-count="3" meta:cell-count="1119" meta:object-count="0"/>
  </office:meta>
</office:document-meta>
</file>